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933in" svg:height="7.4984in" svg:x="17.9409in" svg:y="5.3232in">
            <draw:object draw:notify-on-update-of-ranges="Sheet1.B2:Sheet1.B32 Sheet1.B70:Sheet1.B100 Sheet1.D2:Sheet1.D32 Sheet1.D70:Sheet1.D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2488in" svg:y="5.4882in">
            <draw:object draw:notify-on-update-of-ranges="Sheet1.B70:Sheet1.B100 Sheet1.E2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1.4583in" svg:y="9.3283in">
            <draw:object draw:notify-on-update-of-ranges="Sheet1.B70:Sheet1.B100 Sheet1.E70:Sheet1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1.328in" svg:y="14.1602in">
            <draw:object draw:notify-on-update-of-ranges="Sheet1.B70:Sheet1.B100 Sheet1.K70:Sheet1.K100 Sheet1.E70:Sheet1.E100 Sheet1.E70:Sheet1.E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18.5362in" svg:y="14.0969in">
            <draw:object draw:notify-on-update-of-ranges="Sheet1.L2:Sheet1.L19 Sheet1.V2:Sheet1.V19 Sheet1.P2:Sheet1.P19 Sheet1.P2:Sheet1.P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4in" svg:height="3.5449in" svg:x="25.6476in" svg:y="5.9504in">
            <draw:object draw:notify-on-update-of-ranges="Sheet1.AC17:Sheet1.AC29 Sheet1.AC2:Sheet1.AC114 Sheet1.AE2:Sheet1.AE14 Sheet1.AE17:Sheet1.AE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5256in" svg:height="4.5909in" svg:x="25.572in" svg:y="9.9138in">
            <draw:object draw:notify-on-update-of-ranges="Sheet1.B70:Sheet1.B100 Sheet1.B2:Sheet1.B32 Sheet1.D70:Sheet1.D100 Sheet1.AM39:Sheet1.AM6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53in" svg:x="40.5098in" svg:y="6.7563in">
            <draw:object draw:notify-on-update-of-ranges="Sheet1.L2:Sheet1.L19 Sheet1.BF6:Sheet1.BF23 Sheet1.BE6:Sheet1.BE23 Sheet1.BE6:Sheet1.BE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32"/>
          <table:table-cell office:value-type="string" calcext:value-type="string">
            <text:p>results with correction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37437816413472" calcext:value-type="float">
            <text:p>2.37437816413472</text:p>
          </table:table-cell>
          <table:table-cell office:value-type="float" office:value="0.00289657320238692" calcext:value-type="float">
            <text:p>0.00289657320238692</text:p>
          </table:table-cell>
          <table:table-cell office:value-type="float" office:value="2.368133277" calcext:value-type="float">
            <text:p>2.368133277</text:p>
          </table:table-cell>
          <table:table-cell office:value-type="float" office:value="2.372947007" calcext:value-type="float">
            <text:p>2.372947007</text:p>
          </table:table-cell>
          <table:table-cell office:value-type="float" office:value="2.373815068" calcext:value-type="float">
            <text:p>2.373815068</text:p>
          </table:table-cell>
          <table:table-cell office:value-type="float" office:value="2.374652251" calcext:value-type="float">
            <text:p>2.374652251</text:p>
          </table:table-cell>
          <table:table-cell office:value-type="float" office:value="2.380761453" calcext:value-type="float">
            <text:p>2.380761453</text:p>
          </table:table-cell>
          <table:table-cell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4.10821008389041" calcext:value-type="float">
            <text:p>4.10821008389041</text:p>
          </table:table-cell>
          <table:table-cell office:value-type="float" office:value="0.00278015778057226" calcext:value-type="float">
            <text:p>0.00278015778057226</text:p>
          </table:table-cell>
          <table:table-cell office:value-type="float" office:value="4.099313651" calcext:value-type="float">
            <text:p>4.099313651</text:p>
          </table:table-cell>
          <table:table-cell office:value-type="float" office:value="4.106517486" calcext:value-type="float">
            <text:p>4.106517486</text:p>
          </table:table-cell>
          <table:table-cell office:value-type="float" office:value="4.108409633" calcext:value-type="float">
            <text:p>4.108409633</text:p>
          </table:table-cell>
          <table:table-cell office:value-type="float" office:value="4.1101350025" calcext:value-type="float">
            <text:p>4.1101350025</text:p>
          </table:table-cell>
          <table:table-cell office:value-type="float" office:value="4.114019887" calcext:value-type="float">
            <text:p>4.114019887</text:p>
          </table:table-cell>
          <table:table-cell office:value-type="float" office:value="310.821008389041" calcext:value-type="float">
            <text:p>310.82100838904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.37437816413472" calcext:value-type="float">
            <text:p>2.37437816413472</text:p>
          </table:table-cell>
          <table:table-cell office:value-type="float" office:value="0.00289657320238692" calcext:value-type="float">
            <text:p>0.00289657320238692</text:p>
          </table:table-cell>
          <table:table-cell office:value-type="float" office:value="2.368133277" calcext:value-type="float">
            <text:p>2.368133277</text:p>
          </table:table-cell>
          <table:table-cell office:value-type="float" office:value="2.372947007" calcext:value-type="float">
            <text:p>2.372947007</text:p>
          </table:table-cell>
          <table:table-cell office:value-type="float" office:value="2.373815068" calcext:value-type="float">
            <text:p>2.373815068</text:p>
          </table:table-cell>
          <table:table-cell office:value-type="float" office:value="2.374652251" calcext:value-type="float">
            <text:p>2.374652251</text:p>
          </table:table-cell>
          <table:table-cell office:value-type="float" office:value="2.380761453" calcext:value-type="float">
            <text:p>2.380761453</text:p>
          </table:table-cell>
          <table:table-cell office:value-type="string" calcext:value-type="string">
            <text:p>inf</text:p>
          </table:table-cell>
          <table:table-cell/>
          <table:table-cell table:formula="of:=[.AE2]-[.$AM$34]*[.AE17]" office:value-type="float" office:value="0.0638748508449321" calcext:value-type="float">
            <text:p>0.0638748508449321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rueRelErr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.74503108641624" calcext:value-type="float">
            <text:p>2.74503108641624</text:p>
          </table:table-cell>
          <table:table-cell office:value-type="float" office:value="0.00221480407181144" calcext:value-type="float">
            <text:p>0.00221480407181144</text:p>
          </table:table-cell>
          <table:table-cell office:value-type="float" office:value="2.73971341" calcext:value-type="float">
            <text:p>2.73971341</text:p>
          </table:table-cell>
          <table:table-cell office:value-type="float" office:value="2.743212816" calcext:value-type="float">
            <text:p>2.743212816</text:p>
          </table:table-cell>
          <table:table-cell office:value-type="float" office:value="2.745049022" calcext:value-type="float">
            <text:p>2.745049022</text:p>
          </table:table-cell>
          <table:table-cell office:value-type="float" office:value="2.746921633" calcext:value-type="float">
            <text:p>2.746921633</text:p>
          </table:table-cell>
          <table:table-cell office:value-type="float" office:value="2.749576208" calcext:value-type="float">
            <text:p>2.749576208</text:p>
          </table:table-cell>
          <table:table-cell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.0586524026347" calcext:value-type="float">
            <text:p>2.0586524026347</text:p>
          </table:table-cell>
          <table:table-cell office:value-type="float" office:value="0.00111588877964339" calcext:value-type="float">
            <text:p>0.00111588877964339</text:p>
          </table:table-cell>
          <table:table-cell office:value-type="float" office:value="2.055211419" calcext:value-type="float">
            <text:p>2.055211419</text:p>
          </table:table-cell>
          <table:table-cell office:value-type="float" office:value="2.058003337" calcext:value-type="float">
            <text:p>2.058003337</text:p>
          </table:table-cell>
          <table:table-cell office:value-type="float" office:value="2.058725676" calcext:value-type="float">
            <text:p>2.058725676</text:p>
          </table:table-cell>
          <table:table-cell office:value-type="float" office:value="2.0593324895" calcext:value-type="float">
            <text:p>2.0593324895</text:p>
          </table:table-cell>
          <table:table-cell office:value-type="float" office:value="2.062062769" calcext:value-type="float">
            <text:p>2.062062769</text:p>
          </table:table-cell>
          <table:table-cell office:value-type="float" office:value="305.86524026347" calcext:value-type="float">
            <text:p>305.8652402634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.74503108641624" calcext:value-type="float">
            <text:p>2.74503108641624</text:p>
          </table:table-cell>
          <table:table-cell office:value-type="float" office:value="0.00221480407181144" calcext:value-type="float">
            <text:p>0.00221480407181144</text:p>
          </table:table-cell>
          <table:table-cell office:value-type="float" office:value="2.73971341" calcext:value-type="float">
            <text:p>2.73971341</text:p>
          </table:table-cell>
          <table:table-cell office:value-type="float" office:value="2.743212816" calcext:value-type="float">
            <text:p>2.743212816</text:p>
          </table:table-cell>
          <table:table-cell office:value-type="float" office:value="2.745049022" calcext:value-type="float">
            <text:p>2.745049022</text:p>
          </table:table-cell>
          <table:table-cell office:value-type="float" office:value="2.746921633" calcext:value-type="float">
            <text:p>2.746921633</text:p>
          </table:table-cell>
          <table:table-cell office:value-type="float" office:value="2.749576208" calcext:value-type="float">
            <text:p>2.749576208</text:p>
          </table:table-cell>
          <table:table-cell office:value-type="string" calcext:value-type="string">
            <text:p>inf</text:p>
          </table:table-cell>
          <table:table-cell/>
          <table:table-cell table:formula="of:=[.AE3]-[.$AM$34]*[.AE18]" office:value-type="float" office:value="0.0606930503825476" calcext:value-type="float">
            <text:p>0.060693050382547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AM39]" office:value-type="float" office:value="0.0638748508449321" calcext:value-type="float">
            <text:p>0.0638748508449321</text:p>
          </table:table-cell>
          <table:table-cell office:value-type="float" office:value="0.00289657320238692" calcext:value-type="float">
            <text:p>0.00289657320238692</text:p>
          </table:table-cell>
          <table:table-cell table:formula="of:=([.AT3]-[.AV3])/[.AT3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.14780653814516" calcext:value-type="float">
            <text:p>3.14780653814516</text:p>
          </table:table-cell>
          <table:table-cell office:value-type="float" office:value="0.000860865469212018" calcext:value-type="float">
            <text:p>0.000860865469212018</text:p>
          </table:table-cell>
          <table:table-cell office:value-type="float" office:value="3.145657788" calcext:value-type="float">
            <text:p>3.145657788</text:p>
          </table:table-cell>
          <table:table-cell office:value-type="float" office:value="3.147166983" calcext:value-type="float">
            <text:p>3.147166983</text:p>
          </table:table-cell>
          <table:table-cell office:value-type="float" office:value="3.1477904025" calcext:value-type="float">
            <text:p>3.1477904025</text:p>
          </table:table-cell>
          <table:table-cell office:value-type="float" office:value="3.14840578975" calcext:value-type="float">
            <text:p>3.14840578975</text:p>
          </table:table-cell>
          <table:table-cell office:value-type="float" office:value="3.150399379" calcext:value-type="float">
            <text:p>3.150399379</text:p>
          </table:table-cell>
          <table:table-cell office:value-type="string" calcext:value-type="string">
            <text:p>in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4.90152977132536" calcext:value-type="float">
            <text:p>4.90152977132536</text:p>
          </table:table-cell>
          <table:table-cell office:value-type="float" office:value="0.00246675421452232" calcext:value-type="float">
            <text:p>0.00246675421452232</text:p>
          </table:table-cell>
          <table:table-cell office:value-type="float" office:value="4.895492644" calcext:value-type="float">
            <text:p>4.895492644</text:p>
          </table:table-cell>
          <table:table-cell office:value-type="float" office:value="4.899993327" calcext:value-type="float">
            <text:p>4.899993327</text:p>
          </table:table-cell>
          <table:table-cell office:value-type="float" office:value="4.901341053" calcext:value-type="float">
            <text:p>4.901341053</text:p>
          </table:table-cell>
          <table:table-cell office:value-type="float" office:value="4.902893804" calcext:value-type="float">
            <text:p>4.902893804</text:p>
          </table:table-cell>
          <table:table-cell office:value-type="float" office:value="4.919497875" calcext:value-type="float">
            <text:p>4.919497875</text:p>
          </table:table-cell>
          <table:table-cell office:value-type="float" office:value="390.152977132536" calcext:value-type="float">
            <text:p>390.15297713253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.14780653814516" calcext:value-type="float">
            <text:p>3.14780653814516</text:p>
          </table:table-cell>
          <table:table-cell office:value-type="float" office:value="0.000860865469212018" calcext:value-type="float">
            <text:p>0.000860865469212018</text:p>
          </table:table-cell>
          <table:table-cell office:value-type="float" office:value="3.145657788" calcext:value-type="float">
            <text:p>3.145657788</text:p>
          </table:table-cell>
          <table:table-cell office:value-type="float" office:value="3.147166983" calcext:value-type="float">
            <text:p>3.147166983</text:p>
          </table:table-cell>
          <table:table-cell office:value-type="float" office:value="3.1477904025" calcext:value-type="float">
            <text:p>3.1477904025</text:p>
          </table:table-cell>
          <table:table-cell office:value-type="float" office:value="3.14840578975" calcext:value-type="float">
            <text:p>3.14840578975</text:p>
          </table:table-cell>
          <table:table-cell office:value-type="float" office:value="3.150399379" calcext:value-type="float">
            <text:p>3.150399379</text:p>
          </table:table-cell>
          <table:table-cell office:value-type="string" calcext:value-type="string">
            <text:p>inf</text:p>
          </table:table-cell>
          <table:table-cell/>
          <table:table-cell table:formula="of:=[.AE4]-[.$AM$34]*[.AE19]" office:value-type="float" office:value="0.0686693254142265" calcext:value-type="float">
            <text:p>0.068669325414226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formula="of:=[.AM40]" office:value-type="float" office:value="0.0606930503825476" calcext:value-type="float">
            <text:p>0.0606930503825476</text:p>
          </table:table-cell>
          <table:table-cell office:value-type="float" office:value="0.00221480407181144" calcext:value-type="float">
            <text:p>0.00221480407181144</text:p>
          </table:table-cell>
          <table:table-cell table:formula="of:=([.AT4]-[.AV4])/[.AT4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4.10821008389041" calcext:value-type="float">
            <text:p>4.10821008389041</text:p>
          </table:table-cell>
          <table:table-cell office:value-type="float" office:value="0.00278015778057226" calcext:value-type="float">
            <text:p>0.00278015778057226</text:p>
          </table:table-cell>
          <table:table-cell office:value-type="float" office:value="4.099313651" calcext:value-type="float">
            <text:p>4.099313651</text:p>
          </table:table-cell>
          <table:table-cell office:value-type="float" office:value="4.106517486" calcext:value-type="float">
            <text:p>4.106517486</text:p>
          </table:table-cell>
          <table:table-cell office:value-type="float" office:value="4.108409633" calcext:value-type="float">
            <text:p>4.108409633</text:p>
          </table:table-cell>
          <table:table-cell office:value-type="float" office:value="4.1101350025" calcext:value-type="float">
            <text:p>4.1101350025</text:p>
          </table:table-cell>
          <table:table-cell office:value-type="float" office:value="4.114019887" calcext:value-type="float">
            <text:p>4.114019887</text:p>
          </table:table-cell>
          <table:table-cell office:value-type="float" office:value="310.821008389041" calcext:value-type="float">
            <text:p>310.82100838904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2.84732905676804" calcext:value-type="float">
            <text:p>2.84732905676804</text:p>
          </table:table-cell>
          <table:table-cell office:value-type="float" office:value="0.00253390037334588" calcext:value-type="float">
            <text:p>0.00253390037334588</text:p>
          </table:table-cell>
          <table:table-cell office:value-type="float" office:value="2.839542077" calcext:value-type="float">
            <text:p>2.839542077</text:p>
          </table:table-cell>
          <table:table-cell office:value-type="float" office:value="2.846571995" calcext:value-type="float">
            <text:p>2.846571995</text:p>
          </table:table-cell>
          <table:table-cell office:value-type="float" office:value="2.848032511" calcext:value-type="float">
            <text:p>2.848032511</text:p>
          </table:table-cell>
          <table:table-cell office:value-type="float" office:value="2.8490795105" calcext:value-type="float">
            <text:p>2.8490795105</text:p>
          </table:table-cell>
          <table:table-cell office:value-type="float" office:value="2.851823013" calcext:value-type="float">
            <text:p>2.851823013</text:p>
          </table:table-cell>
          <table:table-cell office:value-type="float" office:value="384.732905676804" calcext:value-type="float">
            <text:p>384.732905676804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.53665639468718" calcext:value-type="float">
            <text:p>3.53665639468718</text:p>
          </table:table-cell>
          <table:table-cell office:value-type="float" office:value="0.000990173689940152" calcext:value-type="float">
            <text:p>0.000990173689940152</text:p>
          </table:table-cell>
          <table:table-cell office:value-type="float" office:value="3.534273688" calcext:value-type="float">
            <text:p>3.534273688</text:p>
          </table:table-cell>
          <table:table-cell office:value-type="float" office:value="3.535920976" calcext:value-type="float">
            <text:p>3.535920976</text:p>
          </table:table-cell>
          <table:table-cell office:value-type="float" office:value="3.536578299" calcext:value-type="float">
            <text:p>3.536578299</text:p>
          </table:table-cell>
          <table:table-cell office:value-type="float" office:value="3.537411923" calcext:value-type="float">
            <text:p>3.537411923</text:p>
          </table:table-cell>
          <table:table-cell office:value-type="float" office:value="3.538940305" calcext:value-type="float">
            <text:p>3.538940305</text:p>
          </table:table-cell>
          <table:table-cell office:value-type="string" calcext:value-type="string">
            <text:p>inf</text:p>
          </table:table-cell>
          <table:table-cell/>
          <table:table-cell table:formula="of:=[.AE5]-[.$AM$34]*[.AE20]" office:value-type="float" office:value="0.0648495432863161" calcext:value-type="float">
            <text:p>0.064849543286316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[.AM41]" office:value-type="float" office:value="0.0686693254142265" calcext:value-type="float">
            <text:p>0.0686693254142265</text:p>
          </table:table-cell>
          <table:table-cell office:value-type="float" office:value="0.000860865469212018" calcext:value-type="float">
            <text:p>0.000860865469212018</text:p>
          </table:table-cell>
          <table:table-cell table:formula="of:=([.AT5]-[.AV5])/[.AT5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.0586524026347" calcext:value-type="float">
            <text:p>2.0586524026347</text:p>
          </table:table-cell>
          <table:table-cell office:value-type="float" office:value="0.00111588877964339" calcext:value-type="float">
            <text:p>0.00111588877964339</text:p>
          </table:table-cell>
          <table:table-cell office:value-type="float" office:value="2.055211419" calcext:value-type="float">
            <text:p>2.055211419</text:p>
          </table:table-cell>
          <table:table-cell office:value-type="float" office:value="2.058003337" calcext:value-type="float">
            <text:p>2.058003337</text:p>
          </table:table-cell>
          <table:table-cell office:value-type="float" office:value="2.058725676" calcext:value-type="float">
            <text:p>2.058725676</text:p>
          </table:table-cell>
          <table:table-cell office:value-type="float" office:value="2.0593324895" calcext:value-type="float">
            <text:p>2.0593324895</text:p>
          </table:table-cell>
          <table:table-cell office:value-type="float" office:value="2.062062769" calcext:value-type="float">
            <text:p>2.062062769</text:p>
          </table:table-cell>
          <table:table-cell office:value-type="float" office:value="305.86524026347" calcext:value-type="float">
            <text:p>305.8652402634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68314454087619" calcext:value-type="float">
            <text:p>5.68314454087619</text:p>
          </table:table-cell>
          <table:table-cell office:value-type="float" office:value="0.00592424573532163" calcext:value-type="float">
            <text:p>0.00592424573532163</text:p>
          </table:table-cell>
          <table:table-cell office:value-type="float" office:value="5.67059387" calcext:value-type="float">
            <text:p>5.67059387</text:p>
          </table:table-cell>
          <table:table-cell office:value-type="float" office:value="5.6787777935" calcext:value-type="float">
            <text:p>5.6787777935</text:p>
          </table:table-cell>
          <table:table-cell office:value-type="float" office:value="5.682730703" calcext:value-type="float">
            <text:p>5.682730703</text:p>
          </table:table-cell>
          <table:table-cell office:value-type="float" office:value="5.6869153405" calcext:value-type="float">
            <text:p>5.6869153405</text:p>
          </table:table-cell>
          <table:table-cell office:value-type="float" office:value="5.699301076" calcext:value-type="float">
            <text:p>5.699301076</text:p>
          </table:table-cell>
          <table:table-cell office:value-type="float" office:value="468.314454087619" calcext:value-type="float">
            <text:p>468.31445408761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.90753661875862" calcext:value-type="float">
            <text:p>3.90753661875862</text:p>
          </table:table-cell>
          <table:table-cell office:value-type="float" office:value="0.00228881803902971" calcext:value-type="float">
            <text:p>0.00228881803902971</text:p>
          </table:table-cell>
          <table:table-cell office:value-type="float" office:value="3.901440179" calcext:value-type="float">
            <text:p>3.901440179</text:p>
          </table:table-cell>
          <table:table-cell office:value-type="float" office:value="3.906231828" calcext:value-type="float">
            <text:p>3.906231828</text:p>
          </table:table-cell>
          <table:table-cell office:value-type="float" office:value="3.907634171" calcext:value-type="float">
            <text:p>3.907634171</text:p>
          </table:table-cell>
          <table:table-cell office:value-type="float" office:value="3.9090685425" calcext:value-type="float">
            <text:p>3.9090685425</text:p>
          </table:table-cell>
          <table:table-cell office:value-type="float" office:value="3.913397032" calcext:value-type="float">
            <text:p>3.913397032</text:p>
          </table:table-cell>
          <table:table-cell office:value-type="string" calcext:value-type="string">
            <text:p>inf</text:p>
          </table:table-cell>
          <table:table-cell/>
          <table:table-cell table:formula="of:=[.AE6]-[.$AM$34]*[.AE21]" office:value-type="float" office:value="0.0676470283453408" calcext:value-type="float">
            <text:p>0.067647028345340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formula="of:=[.AM42]" office:value-type="float" office:value="1.09688500434075" calcext:value-type="float">
            <text:p>1.09688500434075</text:p>
          </table:table-cell>
          <table:table-cell office:value-type="float" office:value="0.00278015778057226" calcext:value-type="float">
            <text:p>0.00278015778057226</text:p>
          </table:table-cell>
          <table:table-cell table:formula="of:=ABS(([.AT6]-[.AV6])/[.AT6])" office:value-type="float" office:value="0.0968850043407539" calcext:value-type="float">
            <text:p>0.09688500434075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formula="of:=[.AV6]" office:value-type="float" office:value="1.09688500434075" calcext:value-type="float">
            <text:p>1.09688500434075</text:p>
          </table:table-cell>
          <table:table-cell office:value-type="float" office:value="0.00278015778057226" calcext:value-type="float">
            <text:p>0.00278015778057226</text:p>
          </table:table-cell>
          <table:table-cell table:formula="of:=ABS(([.BB6]-[.BD6])/[.BB6])" office:value-type="float" office:value="0.0968850043407539" calcext:value-type="float">
            <text:p>0.0968850043407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.53665639468718" calcext:value-type="float">
            <text:p>3.53665639468718</text:p>
          </table:table-cell>
          <table:table-cell office:value-type="float" office:value="0.000990173689940152" calcext:value-type="float">
            <text:p>0.000990173689940152</text:p>
          </table:table-cell>
          <table:table-cell office:value-type="float" office:value="3.534273688" calcext:value-type="float">
            <text:p>3.534273688</text:p>
          </table:table-cell>
          <table:table-cell office:value-type="float" office:value="3.535920976" calcext:value-type="float">
            <text:p>3.535920976</text:p>
          </table:table-cell>
          <table:table-cell office:value-type="float" office:value="3.536578299" calcext:value-type="float">
            <text:p>3.536578299</text:p>
          </table:table-cell>
          <table:table-cell office:value-type="float" office:value="3.537411923" calcext:value-type="float">
            <text:p>3.537411923</text:p>
          </table:table-cell>
          <table:table-cell office:value-type="float" office:value="3.538940305" calcext:value-type="float">
            <text:p>3.538940305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3.63078802694258" calcext:value-type="float">
            <text:p>3.63078802694258</text:p>
          </table:table-cell>
          <table:table-cell office:value-type="float" office:value="0.00827705844767293" calcext:value-type="float">
            <text:p>0.00827705844767293</text:p>
          </table:table-cell>
          <table:table-cell office:value-type="float" office:value="3.607571209" calcext:value-type="float">
            <text:p>3.607571209</text:p>
          </table:table-cell>
          <table:table-cell office:value-type="float" office:value="3.626448091" calcext:value-type="float">
            <text:p>3.626448091</text:p>
          </table:table-cell>
          <table:table-cell office:value-type="float" office:value="3.631022949" calcext:value-type="float">
            <text:p>3.631022949</text:p>
          </table:table-cell>
          <table:table-cell office:value-type="float" office:value="3.636933345" calcext:value-type="float">
            <text:p>3.636933345</text:p>
          </table:table-cell>
          <table:table-cell office:value-type="float" office:value="3.647514145" calcext:value-type="float">
            <text:p>3.647514145</text:p>
          </table:table-cell>
          <table:table-cell office:value-type="float" office:value="463.078802694258" calcext:value-type="float">
            <text:p>463.0788026942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.31872632965351" calcext:value-type="float">
            <text:p>4.31872632965351</text:p>
          </table:table-cell>
          <table:table-cell office:value-type="float" office:value="0.0050071802381906" calcext:value-type="float">
            <text:p>0.0050071802381906</text:p>
          </table:table-cell>
          <table:table-cell office:value-type="float" office:value="4.304653494" calcext:value-type="float">
            <text:p>4.304653494</text:p>
          </table:table-cell>
          <table:table-cell office:value-type="float" office:value="4.31534074" calcext:value-type="float">
            <text:p>4.31534074</text:p>
          </table:table-cell>
          <table:table-cell office:value-type="float" office:value="4.318438383" calcext:value-type="float">
            <text:p>4.318438383</text:p>
          </table:table-cell>
          <table:table-cell office:value-type="float" office:value="4.3219249465" calcext:value-type="float">
            <text:p>4.3219249465</text:p>
          </table:table-cell>
          <table:table-cell office:value-type="float" office:value="4.334713714" calcext:value-type="float">
            <text:p>4.334713714</text:p>
          </table:table-cell>
          <table:table-cell office:value-type="string" calcext:value-type="string">
            <text:p>inf</text:p>
          </table:table-cell>
          <table:table-cell/>
          <table:table-cell table:formula="of:=[.AE7]-[.$AM$34]*[.AE22]" office:value-type="float" office:value="0.0684895680473305" calcext:value-type="float">
            <text:p>0.068489568047330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formula="of:=[.AM43]" office:value-type="float" office:value="-1.00233173512804" calcext:value-type="float">
            <text:p>-1.00233173512804</text:p>
          </table:table-cell>
          <table:table-cell office:value-type="float" office:value="0.00111588877964339" calcext:value-type="float">
            <text:p>0.00111588877964339</text:p>
          </table:table-cell>
          <table:table-cell table:formula="of:=ABS(([.AT7]-[.AV7])/[.AT7])" office:value-type="float" office:value="0.00233173512804274" calcext:value-type="float">
            <text:p>0.002331735128042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formula="of:=[.AV7]" office:value-type="float" office:value="-1.00233173512804" calcext:value-type="float">
            <text:p>-1.00233173512804</text:p>
          </table:table-cell>
          <table:table-cell office:value-type="float" office:value="0.00111588877964339" calcext:value-type="float">
            <text:p>0.00111588877964339</text:p>
          </table:table-cell>
          <table:table-cell table:formula="of:=ABS(([.BB7]-[.BD7])/[.BB7])" office:value-type="float" office:value="0.00233173512804274" calcext:value-type="float">
            <text:p>0.00233173512804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.90753661875862" calcext:value-type="float">
            <text:p>3.90753661875862</text:p>
          </table:table-cell>
          <table:table-cell office:value-type="float" office:value="0.00228881803902971" calcext:value-type="float">
            <text:p>0.00228881803902971</text:p>
          </table:table-cell>
          <table:table-cell office:value-type="float" office:value="3.901440179" calcext:value-type="float">
            <text:p>3.901440179</text:p>
          </table:table-cell>
          <table:table-cell office:value-type="float" office:value="3.906231828" calcext:value-type="float">
            <text:p>3.906231828</text:p>
          </table:table-cell>
          <table:table-cell office:value-type="float" office:value="3.907634171" calcext:value-type="float">
            <text:p>3.907634171</text:p>
          </table:table-cell>
          <table:table-cell office:value-type="float" office:value="3.9090685425" calcext:value-type="float">
            <text:p>3.9090685425</text:p>
          </table:table-cell>
          <table:table-cell office:value-type="float" office:value="3.913397032" calcext:value-type="float">
            <text:p>3.913397032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6.49676045725389" calcext:value-type="float">
            <text:p>6.49676045725389</text:p>
          </table:table-cell>
          <table:table-cell office:value-type="float" office:value="0.00500146270874814" calcext:value-type="float">
            <text:p>0.00500146270874814</text:p>
          </table:table-cell>
          <table:table-cell office:value-type="float" office:value="6.481698798" calcext:value-type="float">
            <text:p>6.481698798</text:p>
          </table:table-cell>
          <table:table-cell office:value-type="float" office:value="6.493691436" calcext:value-type="float">
            <text:p>6.493691436</text:p>
          </table:table-cell>
          <table:table-cell office:value-type="float" office:value="6.496794711" calcext:value-type="float">
            <text:p>6.496794711</text:p>
          </table:table-cell>
          <table:table-cell office:value-type="float" office:value="6.499505552" calcext:value-type="float">
            <text:p>6.499505552</text:p>
          </table:table-cell>
          <table:table-cell office:value-type="float" office:value="6.510998112" calcext:value-type="float">
            <text:p>6.510998112</text:p>
          </table:table-cell>
          <table:table-cell office:value-type="float" office:value="549.676045725389" calcext:value-type="float">
            <text:p>549.676045725389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.69797407086869" calcext:value-type="float">
            <text:p>4.69797407086869</text:p>
          </table:table-cell>
          <table:table-cell office:value-type="float" office:value="0.00887350142745786" calcext:value-type="float">
            <text:p>0.00887350142745786</text:p>
          </table:table-cell>
          <table:table-cell office:value-type="float" office:value="4.682734375" calcext:value-type="float">
            <text:p>4.682734375</text:p>
          </table:table-cell>
          <table:table-cell office:value-type="float" office:value="4.690569964" calcext:value-type="float">
            <text:p>4.690569964</text:p>
          </table:table-cell>
          <table:table-cell office:value-type="float" office:value="4.695081708" calcext:value-type="float">
            <text:p>4.695081708</text:p>
          </table:table-cell>
          <table:table-cell office:value-type="float" office:value="4.70729585025" calcext:value-type="float">
            <text:p>4.70729585025</text:p>
          </table:table-cell>
          <table:table-cell office:value-type="float" office:value="4.71478204" calcext:value-type="float">
            <text:p>4.71478204</text:p>
          </table:table-cell>
          <table:table-cell office:value-type="string" calcext:value-type="string">
            <text:p>inf</text:p>
          </table:table-cell>
          <table:table-cell/>
          <table:table-cell table:formula="of:=[.AE8]-[.$AM$34]*[.AE23]" office:value-type="float" office:value="0.0644746042071978" calcext:value-type="float">
            <text:p>0.064474604207197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AM44]" office:value-type="float" office:value="0.0648495432863161" calcext:value-type="float">
            <text:p>0.0648495432863161</text:p>
          </table:table-cell>
          <table:table-cell office:value-type="float" office:value="0.000990173689940152" calcext:value-type="float">
            <text:p>0.000990173689940152</text:p>
          </table:table-cell>
          <table:table-cell table:formula="of:=ABS(([.AT8]-[.AV8])/[.AT8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AV10]" office:value-type="float" office:value="1.10166029349447" calcext:value-type="float">
            <text:p>1.10166029349447</text:p>
          </table:table-cell>
          <table:table-cell office:value-type="float" office:value="0.00246675421452232" calcext:value-type="float">
            <text:p>0.00246675421452232</text:p>
          </table:table-cell>
          <table:table-cell table:formula="of:=ABS(([.BB8]-[.BD8])/[.BB8])" office:value-type="float" office:value="0.101660293494472" calcext:value-type="float">
            <text:p>0.101660293494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4.90152977132536" calcext:value-type="float">
            <text:p>4.90152977132536</text:p>
          </table:table-cell>
          <table:table-cell office:value-type="float" office:value="0.00246675421452232" calcext:value-type="float">
            <text:p>0.00246675421452232</text:p>
          </table:table-cell>
          <table:table-cell office:value-type="float" office:value="4.895492644" calcext:value-type="float">
            <text:p>4.895492644</text:p>
          </table:table-cell>
          <table:table-cell office:value-type="float" office:value="4.899993327" calcext:value-type="float">
            <text:p>4.899993327</text:p>
          </table:table-cell>
          <table:table-cell office:value-type="float" office:value="4.901341053" calcext:value-type="float">
            <text:p>4.901341053</text:p>
          </table:table-cell>
          <table:table-cell office:value-type="float" office:value="4.902893804" calcext:value-type="float">
            <text:p>4.902893804</text:p>
          </table:table-cell>
          <table:table-cell office:value-type="float" office:value="4.919497875" calcext:value-type="float">
            <text:p>4.919497875</text:p>
          </table:table-cell>
          <table:table-cell office:value-type="float" office:value="390.152977132536" calcext:value-type="float">
            <text:p>390.1529771325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7.45067820075362" calcext:value-type="float">
            <text:p>7.45067820075362</text:p>
          </table:table-cell>
          <table:table-cell office:value-type="float" office:value="0.00749958724005271" calcext:value-type="float">
            <text:p>0.00749958724005271</text:p>
          </table:table-cell>
          <table:table-cell office:value-type="float" office:value="7.409890811" calcext:value-type="float">
            <text:p>7.409890811</text:p>
          </table:table-cell>
          <table:table-cell office:value-type="float" office:value="7.448046111" calcext:value-type="float">
            <text:p>7.448046111</text:p>
          </table:table-cell>
          <table:table-cell office:value-type="float" office:value="7.4515061" calcext:value-type="float">
            <text:p>7.4515061</text:p>
          </table:table-cell>
          <table:table-cell office:value-type="float" office:value="7.4550740605" calcext:value-type="float">
            <text:p>7.4550740605</text:p>
          </table:table-cell>
          <table:table-cell office:value-type="float" office:value="7.468012376" calcext:value-type="float">
            <text:p>7.468012376</text:p>
          </table:table-cell>
          <table:table-cell office:value-type="float" office:value="272.533910037681" calcext:value-type="float">
            <text:p>272.53391003768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.07424653278155" calcext:value-type="float">
            <text:p>5.07424653278155</text:p>
          </table:table-cell>
          <table:table-cell office:value-type="float" office:value="0.00360655340045906" calcext:value-type="float">
            <text:p>0.00360655340045906</text:p>
          </table:table-cell>
          <table:table-cell office:value-type="float" office:value="5.066307291" calcext:value-type="float">
            <text:p>5.066307291</text:p>
          </table:table-cell>
          <table:table-cell office:value-type="float" office:value="5.07159382025" calcext:value-type="float">
            <text:p>5.07159382025</text:p>
          </table:table-cell>
          <table:table-cell office:value-type="float" office:value="5.073956652" calcext:value-type="float">
            <text:p>5.073956652</text:p>
          </table:table-cell>
          <table:table-cell office:value-type="float" office:value="5.0763741" calcext:value-type="float">
            <text:p>5.0763741</text:p>
          </table:table-cell>
          <table:table-cell office:value-type="float" office:value="5.084318619" calcext:value-type="float">
            <text:p>5.084318619</text:p>
          </table:table-cell>
          <table:table-cell office:value-type="string" calcext:value-type="string">
            <text:p>inf</text:p>
          </table:table-cell>
          <table:table-cell/>
          <table:table-cell table:formula="of:=[.AE9]-[.$AM$34]*[.AE24]" office:value-type="float" office:value="0.0647235751702198" calcext:value-type="float">
            <text:p>0.064723575170219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formula="of:=[.AM45]" office:value-type="float" office:value="0.0676470283453408" calcext:value-type="float">
            <text:p>0.0676470283453408</text:p>
          </table:table-cell>
          <table:table-cell office:value-type="float" office:value="0.00228881803902971" calcext:value-type="float">
            <text:p>0.00228881803902971</text:p>
          </table:table-cell>
          <table:table-cell table:formula="of:=ABS(([.AT9]-[.AV9])/[.AT9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table:formula="of:=[.AV11]" office:value-type="float" office:value="-0.9987656750999" calcext:value-type="float">
            <text:p>-0.9987656750999</text:p>
          </table:table-cell>
          <table:table-cell office:value-type="float" office:value="0.00253390037334588" calcext:value-type="float">
            <text:p>0.00253390037334588</text:p>
          </table:table-cell>
          <table:table-cell table:formula="of:=ABS(([.BB9]-[.BD9])/[.BB9])" office:value-type="float" office:value="0.00123432490009989" calcext:value-type="float">
            <text:p>0.00123432490009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2.84732905676804" calcext:value-type="float">
            <text:p>2.84732905676804</text:p>
          </table:table-cell>
          <table:table-cell office:value-type="float" office:value="0.00253390037334588" calcext:value-type="float">
            <text:p>0.00253390037334588</text:p>
          </table:table-cell>
          <table:table-cell office:value-type="float" office:value="2.839542077" calcext:value-type="float">
            <text:p>2.839542077</text:p>
          </table:table-cell>
          <table:table-cell office:value-type="float" office:value="2.846571995" calcext:value-type="float">
            <text:p>2.846571995</text:p>
          </table:table-cell>
          <table:table-cell office:value-type="float" office:value="2.848032511" calcext:value-type="float">
            <text:p>2.848032511</text:p>
          </table:table-cell>
          <table:table-cell office:value-type="float" office:value="2.8490795105" calcext:value-type="float">
            <text:p>2.8490795105</text:p>
          </table:table-cell>
          <table:table-cell office:value-type="float" office:value="2.851823013" calcext:value-type="float">
            <text:p>2.851823013</text:p>
          </table:table-cell>
          <table:table-cell office:value-type="float" office:value="384.732905676804" calcext:value-type="float">
            <text:p>384.73290567680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4.39867021553933" calcext:value-type="float">
            <text:p>4.39867021553933</text:p>
          </table:table-cell>
          <table:table-cell office:value-type="float" office:value="0.00519039392958342" calcext:value-type="float">
            <text:p>0.00519039392958342</text:p>
          </table:table-cell>
          <table:table-cell office:value-type="float" office:value="4.388857933" calcext:value-type="float">
            <text:p>4.388857933</text:p>
          </table:table-cell>
          <table:table-cell office:value-type="float" office:value="4.39503532775" calcext:value-type="float">
            <text:p>4.39503532775</text:p>
          </table:table-cell>
          <table:table-cell office:value-type="float" office:value="4.39765961" calcext:value-type="float">
            <text:p>4.39765961</text:p>
          </table:table-cell>
          <table:table-cell office:value-type="float" office:value="4.400913328" calcext:value-type="float">
            <text:p>4.400913328</text:p>
          </table:table-cell>
          <table:table-cell office:value-type="float" office:value="4.413826952" calcext:value-type="float">
            <text:p>4.413826952</text:p>
          </table:table-cell>
          <table:table-cell office:value-type="float" office:value="539.867021553933" calcext:value-type="float">
            <text:p>539.86702155393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.43696203658706" calcext:value-type="float">
            <text:p>5.43696203658706</text:p>
          </table:table-cell>
          <table:table-cell office:value-type="float" office:value="0.00635932537582801" calcext:value-type="float">
            <text:p>0.00635932537582801</text:p>
          </table:table-cell>
          <table:table-cell office:value-type="float" office:value="5.428085732" calcext:value-type="float">
            <text:p>5.428085732</text:p>
          </table:table-cell>
          <table:table-cell office:value-type="float" office:value="5.432876307" calcext:value-type="float">
            <text:p>5.432876307</text:p>
          </table:table-cell>
          <table:table-cell office:value-type="float" office:value="5.435033596" calcext:value-type="float">
            <text:p>5.435033596</text:p>
          </table:table-cell>
          <table:table-cell office:value-type="float" office:value="5.437796884" calcext:value-type="float">
            <text:p>5.437796884</text:p>
          </table:table-cell>
          <table:table-cell office:value-type="float" office:value="5.453689219" calcext:value-type="float">
            <text:p>5.453689219</text:p>
          </table:table-cell>
          <table:table-cell office:value-type="string" calcext:value-type="string">
            <text:p>inf</text:p>
          </table:table-cell>
          <table:table-cell/>
          <table:table-cell table:formula="of:=[.AE10]-[.$AM$34]*[.AE25]" office:value-type="float" office:value="0.0641786516789535" calcext:value-type="float">
            <text:p>0.064178651678953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AM46]" office:value-type="float" office:value="1.10166029349447" calcext:value-type="float">
            <text:p>1.10166029349447</text:p>
          </table:table-cell>
          <table:table-cell office:value-type="float" office:value="0.00246675421452232" calcext:value-type="float">
            <text:p>0.00246675421452232</text:p>
          </table:table-cell>
          <table:table-cell table:formula="of:=ABS(([.AT10]-[.AV10])/[.AT10])" office:value-type="float" office:value="0.101660293494472" calcext:value-type="float">
            <text:p>0.1016602934944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formula="of:=[.AV14]" office:value-type="float" office:value="1.10233447529744" calcext:value-type="float">
            <text:p>1.10233447529744</text:p>
          </table:table-cell>
          <table:table-cell office:value-type="float" office:value="0.00592424573532163" calcext:value-type="float">
            <text:p>0.00592424573532163</text:p>
          </table:table-cell>
          <table:table-cell table:formula="of:=ABS(([.BB10]-[.BD10])/[.BB10])" office:value-type="float" office:value="0.102334475297445" calcext:value-type="float">
            <text:p>0.102334475297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.31872632965351" calcext:value-type="float">
            <text:p>4.31872632965351</text:p>
          </table:table-cell>
          <table:table-cell office:value-type="float" office:value="0.0050071802381906" calcext:value-type="float">
            <text:p>0.0050071802381906</text:p>
          </table:table-cell>
          <table:table-cell office:value-type="float" office:value="4.304653494" calcext:value-type="float">
            <text:p>4.304653494</text:p>
          </table:table-cell>
          <table:table-cell office:value-type="float" office:value="4.31534074" calcext:value-type="float">
            <text:p>4.31534074</text:p>
          </table:table-cell>
          <table:table-cell office:value-type="float" office:value="4.318438383" calcext:value-type="float">
            <text:p>4.318438383</text:p>
          </table:table-cell>
          <table:table-cell office:value-type="float" office:value="4.3219249465" calcext:value-type="float">
            <text:p>4.3219249465</text:p>
          </table:table-cell>
          <table:table-cell office:value-type="float" office:value="4.334713714" calcext:value-type="float">
            <text:p>4.334713714</text:p>
          </table:table-cell>
          <table:table-cell office:value-type="string" calcext:value-type="string">
            <text:p>inf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41" calcext:value-type="float">
            <text:p>241</text:p>
          </table:table-cell>
          <table:table-cell office:value-type="float" office:value="3.33273875441494" calcext:value-type="float">
            <text:p>3.33273875441494</text:p>
          </table:table-cell>
          <table:table-cell office:value-type="float" office:value="0.00425757367828799" calcext:value-type="float">
            <text:p>0.00425757367828799</text:p>
          </table:table-cell>
          <table:table-cell office:value-type="float" office:value="3.319059128" calcext:value-type="float">
            <text:p>3.319059128</text:p>
          </table:table-cell>
          <table:table-cell office:value-type="float" office:value="3.330774833" calcext:value-type="float">
            <text:p>3.330774833</text:p>
          </table:table-cell>
          <table:table-cell office:value-type="float" office:value="3.333607148" calcext:value-type="float">
            <text:p>3.333607148</text:p>
          </table:table-cell>
          <table:table-cell office:value-type="float" office:value="3.335433308" calcext:value-type="float">
            <text:p>3.335433308</text:p>
          </table:table-cell>
          <table:table-cell office:value-type="float" office:value="3.341762656" calcext:value-type="float">
            <text:p>3.341762656</text:p>
          </table:table-cell>
          <table:table-cell office:value-type="float" office:value="266.636937720747" calcext:value-type="float">
            <text:p>266.63693772074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.86178383596651" calcext:value-type="float">
            <text:p>5.86178383596651</text:p>
          </table:table-cell>
          <table:table-cell office:value-type="float" office:value="0.0156186792875134" calcext:value-type="float">
            <text:p>0.0156186792875134</text:p>
          </table:table-cell>
          <table:table-cell office:value-type="float" office:value="5.832439461" calcext:value-type="float">
            <text:p>5.832439461</text:p>
          </table:table-cell>
          <table:table-cell office:value-type="float" office:value="5.848373904" calcext:value-type="float">
            <text:p>5.848373904</text:p>
          </table:table-cell>
          <table:table-cell office:value-type="float" office:value="5.861926555" calcext:value-type="float">
            <text:p>5.861926555</text:p>
          </table:table-cell>
          <table:table-cell office:value-type="float" office:value="5.874306495" calcext:value-type="float">
            <text:p>5.874306495</text:p>
          </table:table-cell>
          <table:table-cell office:value-type="float" office:value="5.905131135" calcext:value-type="float">
            <text:p>5.905131135</text:p>
          </table:table-cell>
          <table:table-cell office:value-type="string" calcext:value-type="string">
            <text:p>inf</text:p>
          </table:table-cell>
          <table:table-cell/>
          <table:table-cell table:formula="of:=[.AE11]-[.$AM$34]*[.AE26]" office:value-type="float" office:value="0.0605724484856474" calcext:value-type="float">
            <text:p>0.060572448485647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table:formula="of:=[.AM47]" office:value-type="float" office:value="-0.9987656750999" calcext:value-type="float">
            <text:p>-0.9987656750999</text:p>
          </table:table-cell>
          <table:table-cell office:value-type="float" office:value="0.00253390037334588" calcext:value-type="float">
            <text:p>0.00253390037334588</text:p>
          </table:table-cell>
          <table:table-cell table:formula="of:=ABS(([.AT11]-[.AV11])/[.AT11])" office:value-type="float" office:value="0.00123432490009989" calcext:value-type="float">
            <text:p>0.0012343249000998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table:formula="of:=[.AV15]" office:value-type="float" office:value="-1.01028399859979" calcext:value-type="float">
            <text:p>-1.01028399859979</text:p>
          </table:table-cell>
          <table:table-cell office:value-type="float" office:value="0.00827705844767293" calcext:value-type="float">
            <text:p>0.00827705844767293</text:p>
          </table:table-cell>
          <table:table-cell table:formula="of:=ABS(([.BB11]-[.BD11])/[.BB11])" office:value-type="float" office:value="0.0102839985997925" calcext:value-type="float">
            <text:p>0.0102839985997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4.69797407086869" calcext:value-type="float">
            <text:p>4.69797407086869</text:p>
          </table:table-cell>
          <table:table-cell office:value-type="float" office:value="0.00887350142745786" calcext:value-type="float">
            <text:p>0.00887350142745786</text:p>
          </table:table-cell>
          <table:table-cell office:value-type="float" office:value="4.682734375" calcext:value-type="float">
            <text:p>4.682734375</text:p>
          </table:table-cell>
          <table:table-cell office:value-type="float" office:value="4.690569964" calcext:value-type="float">
            <text:p>4.690569964</text:p>
          </table:table-cell>
          <table:table-cell office:value-type="float" office:value="4.695081708" calcext:value-type="float">
            <text:p>4.695081708</text:p>
          </table:table-cell>
          <table:table-cell office:value-type="float" office:value="4.70729585025" calcext:value-type="float">
            <text:p>4.70729585025</text:p>
          </table:table-cell>
          <table:table-cell office:value-type="float" office:value="4.71478204" calcext:value-type="float">
            <text:p>4.71478204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.26963415096907" calcext:value-type="float">
            <text:p>7.26963415096907</text:p>
          </table:table-cell>
          <table:table-cell office:value-type="float" office:value="0.00867009019379132" calcext:value-type="float">
            <text:p>0.00867009019379132</text:p>
          </table:table-cell>
          <table:table-cell office:value-type="float" office:value="7.232106615" calcext:value-type="float">
            <text:p>7.232106615</text:p>
          </table:table-cell>
          <table:table-cell office:value-type="float" office:value="7.26637043975" calcext:value-type="float">
            <text:p>7.26637043975</text:p>
          </table:table-cell>
          <table:table-cell office:value-type="float" office:value="7.269977258" calcext:value-type="float">
            <text:p>7.269977258</text:p>
          </table:table-cell>
          <table:table-cell office:value-type="float" office:value="7.27521253075" calcext:value-type="float">
            <text:p>7.27521253075</text:p>
          </table:table-cell>
          <table:table-cell office:value-type="float" office:value="7.298786226" calcext:value-type="float">
            <text:p>7.298786226</text:p>
          </table:table-cell>
          <table:table-cell office:value-type="float" office:value="626.963415096907" calcext:value-type="float">
            <text:p>626.96341509690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6.26189574968722" calcext:value-type="float">
            <text:p>6.26189574968722</text:p>
          </table:table-cell>
          <table:table-cell office:value-type="float" office:value="0.0149266991019835" calcext:value-type="float">
            <text:p>0.0149266991019835</text:p>
          </table:table-cell>
          <table:table-cell office:value-type="float" office:value="6.218253778" calcext:value-type="float">
            <text:p>6.218253778</text:p>
          </table:table-cell>
          <table:table-cell office:value-type="float" office:value="6.2513093845" calcext:value-type="float">
            <text:p>6.2513093845</text:p>
          </table:table-cell>
          <table:table-cell office:value-type="float" office:value="6.262151597" calcext:value-type="float">
            <text:p>6.262151597</text:p>
          </table:table-cell>
          <table:table-cell office:value-type="float" office:value="6.272716541" calcext:value-type="float">
            <text:p>6.272716541</text:p>
          </table:table-cell>
          <table:table-cell office:value-type="float" office:value="6.295003741" calcext:value-type="float">
            <text:p>6.295003741</text:p>
          </table:table-cell>
          <table:table-cell office:value-type="string" calcext:value-type="string">
            <text:p>inf</text:p>
          </table:table-cell>
          <table:table-cell/>
          <table:table-cell table:formula="of:=[.AE12]-[.$AM$34]*[.AE27]" office:value-type="float" office:value="0.0547671150050961" calcext:value-type="float">
            <text:p>0.054767115005096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formula="of:=[.AM48]" office:value-type="float" office:value="0.0684895680473305" calcext:value-type="float">
            <text:p>0.0684895680473305</text:p>
          </table:table-cell>
          <table:table-cell office:value-type="float" office:value="0.0050071802381906" calcext:value-type="float">
            <text:p>0.0050071802381906</text:p>
          </table:table-cell>
          <table:table-cell table:formula="of:=ABS(([.AT12]-[.AV12])/[.AT12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formula="of:=[.AV18]" office:value-type="float" office:value="1.10807357869281" calcext:value-type="float">
            <text:p>1.10807357869281</text:p>
          </table:table-cell>
          <table:table-cell office:value-type="float" office:value="0.00500146270874814" calcext:value-type="float">
            <text:p>0.00500146270874814</text:p>
          </table:table-cell>
          <table:table-cell table:formula="of:=ABS(([.BB12]-[.BD12])/[.BB12])" office:value-type="float" office:value="0.108073578692815" calcext:value-type="float">
            <text:p>0.108073578692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5.68314454087619" calcext:value-type="float">
            <text:p>5.68314454087619</text:p>
          </table:table-cell>
          <table:table-cell office:value-type="float" office:value="0.00592424573532163" calcext:value-type="float">
            <text:p>0.00592424573532163</text:p>
          </table:table-cell>
          <table:table-cell office:value-type="float" office:value="5.67059387" calcext:value-type="float">
            <text:p>5.67059387</text:p>
          </table:table-cell>
          <table:table-cell office:value-type="float" office:value="5.6787777935" calcext:value-type="float">
            <text:p>5.6787777935</text:p>
          </table:table-cell>
          <table:table-cell office:value-type="float" office:value="5.682730703" calcext:value-type="float">
            <text:p>5.682730703</text:p>
          </table:table-cell>
          <table:table-cell office:value-type="float" office:value="5.6869153405" calcext:value-type="float">
            <text:p>5.6869153405</text:p>
          </table:table-cell>
          <table:table-cell office:value-type="float" office:value="5.699301076" calcext:value-type="float">
            <text:p>5.699301076</text:p>
          </table:table-cell>
          <table:table-cell office:value-type="float" office:value="468.314454087619" calcext:value-type="float">
            <text:p>468.3144540876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8.17379699992823" calcext:value-type="float">
            <text:p>8.17379699992823</text:p>
          </table:table-cell>
          <table:table-cell office:value-type="float" office:value="0.0210470107534691" calcext:value-type="float">
            <text:p>0.0210470107534691</text:p>
          </table:table-cell>
          <table:table-cell office:value-type="float" office:value="8.133055826" calcext:value-type="float">
            <text:p>8.133055826</text:p>
          </table:table-cell>
          <table:table-cell office:value-type="float" office:value="8.157297517" calcext:value-type="float">
            <text:p>8.157297517</text:p>
          </table:table-cell>
          <table:table-cell office:value-type="float" office:value="8.167061975" calcext:value-type="float">
            <text:p>8.167061975</text:p>
          </table:table-cell>
          <table:table-cell office:value-type="float" office:value="8.195843372" calcext:value-type="float">
            <text:p>8.195843372</text:p>
          </table:table-cell>
          <table:table-cell office:value-type="float" office:value="8.214407362" calcext:value-type="float">
            <text:p>8.214407362</text:p>
          </table:table-cell>
          <table:table-cell office:value-type="float" office:value="308.689849996412" calcext:value-type="float">
            <text:p>308.68984999641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.70889205229524" calcext:value-type="float">
            <text:p>6.70889205229524</text:p>
          </table:table-cell>
          <table:table-cell office:value-type="float" office:value="0.00439537722409685" calcext:value-type="float">
            <text:p>0.00439537722409685</text:p>
          </table:table-cell>
          <table:table-cell office:value-type="float" office:value="6.695705378" calcext:value-type="float">
            <text:p>6.695705378</text:p>
          </table:table-cell>
          <table:table-cell office:value-type="float" office:value="6.70591165175" calcext:value-type="float">
            <text:p>6.70591165175</text:p>
          </table:table-cell>
          <table:table-cell office:value-type="float" office:value="6.7090537975" calcext:value-type="float">
            <text:p>6.7090537975</text:p>
          </table:table-cell>
          <table:table-cell office:value-type="float" office:value="6.712131728" calcext:value-type="float">
            <text:p>6.712131728</text:p>
          </table:table-cell>
          <table:table-cell office:value-type="float" office:value="6.720715025" calcext:value-type="float">
            <text:p>6.720715025</text:p>
          </table:table-cell>
          <table:table-cell office:value-type="string" calcext:value-type="string">
            <text:p>inf</text:p>
          </table:table-cell>
          <table:table-cell/>
          <table:table-cell table:formula="of:=[.AE13]-[.$AM$34]*[.AE28]" office:value-type="float" office:value="0.0650263621353577" calcext:value-type="float">
            <text:p>0.06502636213535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[.AM49]" office:value-type="float" office:value="0.0644746042071978" calcext:value-type="float">
            <text:p>0.0644746042071978</text:p>
          </table:table-cell>
          <table:table-cell office:value-type="float" office:value="0.00887350142745786" calcext:value-type="float">
            <text:p>0.00887350142745786</text:p>
          </table:table-cell>
          <table:table-cell table:formula="of:=ABS(([.AT13]-[.AV13])/[.AT13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formula="of:=[.AV19]" office:value-type="float" office:value="2.13184930003901" calcext:value-type="float">
            <text:p>2.13184930003901</text:p>
          </table:table-cell>
          <table:table-cell office:value-type="float" office:value="0.00749958724005271" calcext:value-type="float">
            <text:p>0.00749958724005271</text:p>
          </table:table-cell>
          <table:table-cell table:formula="of:=ABS(([.BB13]-[.BD13])/[.BB13])" office:value-type="float" office:value="0.0659246500195065" calcext:value-type="float">
            <text:p>0.06592465001950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office:value-type="float" office:value="3.63078802694258" calcext:value-type="float">
            <text:p>3.63078802694258</text:p>
          </table:table-cell>
          <table:table-cell office:value-type="float" office:value="0.00827705844767293" calcext:value-type="float">
            <text:p>0.00827705844767293</text:p>
          </table:table-cell>
          <table:table-cell office:value-type="float" office:value="3.607571209" calcext:value-type="float">
            <text:p>3.607571209</text:p>
          </table:table-cell>
          <table:table-cell office:value-type="float" office:value="3.626448091" calcext:value-type="float">
            <text:p>3.626448091</text:p>
          </table:table-cell>
          <table:table-cell office:value-type="float" office:value="3.631022949" calcext:value-type="float">
            <text:p>3.631022949</text:p>
          </table:table-cell>
          <table:table-cell office:value-type="float" office:value="3.636933345" calcext:value-type="float">
            <text:p>3.636933345</text:p>
          </table:table-cell>
          <table:table-cell office:value-type="float" office:value="3.647514145" calcext:value-type="float">
            <text:p>3.647514145</text:p>
          </table:table-cell>
          <table:table-cell office:value-type="float" office:value="463.078802694258" calcext:value-type="float">
            <text:p>463.078802694258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office:value-type="float" office:value="4.89725345997727" calcext:value-type="float">
            <text:p>4.89725345997727</text:p>
          </table:table-cell>
          <table:table-cell office:value-type="float" office:value="0.0590027968296431" calcext:value-type="float">
            <text:p>0.0590027968296431</text:p>
          </table:table-cell>
          <table:table-cell office:value-type="float" office:value="4.872053064" calcext:value-type="float">
            <text:p>4.872053064</text:p>
          </table:table-cell>
          <table:table-cell office:value-type="float" office:value="4.88597097725" calcext:value-type="float">
            <text:p>4.88597097725</text:p>
          </table:table-cell>
          <table:table-cell office:value-type="float" office:value="4.890539878" calcext:value-type="float">
            <text:p>4.890539878</text:p>
          </table:table-cell>
          <table:table-cell office:value-type="float" office:value="4.89419539125" calcext:value-type="float">
            <text:p>4.89419539125</text:p>
          </table:table-cell>
          <table:table-cell office:value-type="float" office:value="5.431709617" calcext:value-type="float">
            <text:p>5.431709617</text:p>
          </table:table-cell>
          <table:table-cell office:value-type="float" office:value="589.725345997727" calcext:value-type="float">
            <text:p>589.725345997727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.08569192173563" calcext:value-type="float">
            <text:p>7.08569192173563</text:p>
          </table:table-cell>
          <table:table-cell office:value-type="float" office:value="0.0172577371047992" calcext:value-type="float">
            <text:p>0.0172577371047992</text:p>
          </table:table-cell>
          <table:table-cell office:value-type="float" office:value="7.057209631" calcext:value-type="float">
            <text:p>7.057209631</text:p>
          </table:table-cell>
          <table:table-cell office:value-type="float" office:value="7.07241222675" calcext:value-type="float">
            <text:p>7.07241222675</text:p>
          </table:table-cell>
          <table:table-cell office:value-type="float" office:value="7.080432868" calcext:value-type="float">
            <text:p>7.080432868</text:p>
          </table:table-cell>
          <table:table-cell office:value-type="float" office:value="7.1010621875" calcext:value-type="float">
            <text:p>7.1010621875</text:p>
          </table:table-cell>
          <table:table-cell office:value-type="float" office:value="7.130573817" calcext:value-type="float">
            <text:p>7.130573817</text:p>
          </table:table-cell>
          <table:table-cell office:value-type="string" calcext:value-type="string">
            <text:p>inf</text:p>
          </table:table-cell>
          <table:table-cell/>
          <table:table-cell table:formula="of:=[.AE14]-[.$AM$34]*[.AE29]" office:value-type="float" office:value="0.0732402525104838" calcext:value-type="float">
            <text:p>0.073240252510483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formula="of:=[.AM50]" office:value-type="float" office:value="1.10233447529744" calcext:value-type="float">
            <text:p>1.10233447529744</text:p>
          </table:table-cell>
          <table:table-cell office:value-type="float" office:value="0.00592424573532163" calcext:value-type="float">
            <text:p>0.00592424573532163</text:p>
          </table:table-cell>
          <table:table-cell table:formula="of:=ABS(([.AT14]-[.AV14])/[.AT14])" office:value-type="float" office:value="0.102334475297445" calcext:value-type="float">
            <text:p>0.10233447529744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table:formula="of:=[.AV20]" office:value-type="float" office:value="-0.991632852255044" calcext:value-type="float">
            <text:p>-0.991632852255044</text:p>
          </table:table-cell>
          <table:table-cell office:value-type="float" office:value="0.00519039392958342" calcext:value-type="float">
            <text:p>0.00519039392958342</text:p>
          </table:table-cell>
          <table:table-cell table:formula="of:=ABS(([.BB14]-[.BD14])/[.BB14])" office:value-type="float" office:value="0.0083671477449565" calcext:value-type="float">
            <text:p>0.00836714774495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.07424653278155" calcext:value-type="float">
            <text:p>5.07424653278155</text:p>
          </table:table-cell>
          <table:table-cell office:value-type="float" office:value="0.00360655340045906" calcext:value-type="float">
            <text:p>0.00360655340045906</text:p>
          </table:table-cell>
          <table:table-cell office:value-type="float" office:value="5.066307291" calcext:value-type="float">
            <text:p>5.066307291</text:p>
          </table:table-cell>
          <table:table-cell office:value-type="float" office:value="5.07159382025" calcext:value-type="float">
            <text:p>5.07159382025</text:p>
          </table:table-cell>
          <table:table-cell office:value-type="float" office:value="5.073956652" calcext:value-type="float">
            <text:p>5.073956652</text:p>
          </table:table-cell>
          <table:table-cell office:value-type="float" office:value="5.0763741" calcext:value-type="float">
            <text:p>5.0763741</text:p>
          </table:table-cell>
          <table:table-cell office:value-type="float" office:value="5.084318619" calcext:value-type="float">
            <text:p>5.084318619</text:p>
          </table:table-cell>
          <table:table-cell office:value-type="string" calcext:value-type="string">
            <text:p>inf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23" calcext:value-type="float">
            <text:p>223</text:p>
          </table:table-cell>
          <table:table-cell office:value-type="float" office:value="4.03037276267265" calcext:value-type="float">
            <text:p>4.03037276267265</text:p>
          </table:table-cell>
          <table:table-cell office:value-type="float" office:value="0.00484777114621642" calcext:value-type="float">
            <text:p>0.00484777114621642</text:p>
          </table:table-cell>
          <table:table-cell office:value-type="float" office:value="4.016205425" calcext:value-type="float">
            <text:p>4.016205425</text:p>
          </table:table-cell>
          <table:table-cell office:value-type="float" office:value="4.027191428" calcext:value-type="float">
            <text:p>4.027191428</text:p>
          </table:table-cell>
          <table:table-cell office:value-type="float" office:value="4.030386184" calcext:value-type="float">
            <text:p>4.030386184</text:p>
          </table:table-cell>
          <table:table-cell office:value-type="float" office:value="4.034022239" calcext:value-type="float">
            <text:p>4.034022239</text:p>
          </table:table-cell>
          <table:table-cell office:value-type="float" office:value="4.043097727" calcext:value-type="float">
            <text:p>4.043097727</text:p>
          </table:table-cell>
          <table:table-cell office:value-type="float" office:value="301.518638133632" calcext:value-type="float">
            <text:p>301.518638133632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9" calcext:value-type="float">
            <text:p>209</text:p>
          </table:table-cell>
          <table:table-cell table:formula="of:=[.AM51]" office:value-type="float" office:value="-1.01028399859979" calcext:value-type="float">
            <text:p>-1.01028399859979</text:p>
          </table:table-cell>
          <table:table-cell office:value-type="float" office:value="0.00827705844767293" calcext:value-type="float">
            <text:p>0.00827705844767293</text:p>
          </table:table-cell>
          <table:table-cell table:formula="of:=ABS(([.AT15]-[.AV15])/[.AT15])" office:value-type="float" office:value="0.0102839985997925" calcext:value-type="float">
            <text:p>0.01028399859979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41" calcext:value-type="float">
            <text:p>241</text:p>
          </table:table-cell>
          <table:table-cell table:formula="of:=[.AV21]" office:value-type="float" office:value="-1.98698256396513" calcext:value-type="float">
            <text:p>-1.98698256396513</text:p>
          </table:table-cell>
          <table:table-cell office:value-type="float" office:value="0.00425757367828799" calcext:value-type="float">
            <text:p>0.00425757367828799</text:p>
          </table:table-cell>
          <table:table-cell table:formula="of:=ABS(([.BB15]-[.BD15])/[.BB15])" office:value-type="float" office:value="0.00650871801743258" calcext:value-type="float">
            <text:p>0.00650871801743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5.43696203658706" calcext:value-type="float">
            <text:p>5.43696203658706</text:p>
          </table:table-cell>
          <table:table-cell office:value-type="float" office:value="0.00635932537582801" calcext:value-type="float">
            <text:p>0.00635932537582801</text:p>
          </table:table-cell>
          <table:table-cell office:value-type="float" office:value="5.428085732" calcext:value-type="float">
            <text:p>5.428085732</text:p>
          </table:table-cell>
          <table:table-cell office:value-type="float" office:value="5.432876307" calcext:value-type="float">
            <text:p>5.432876307</text:p>
          </table:table-cell>
          <table:table-cell office:value-type="float" office:value="5.435033596" calcext:value-type="float">
            <text:p>5.435033596</text:p>
          </table:table-cell>
          <table:table-cell office:value-type="float" office:value="5.437796884" calcext:value-type="float">
            <text:p>5.437796884</text:p>
          </table:table-cell>
          <table:table-cell office:value-type="float" office:value="5.453689219" calcext:value-type="float">
            <text:p>5.453689219</text:p>
          </table:table-cell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.11439061068075" calcext:value-type="float">
            <text:p>8.11439061068075</text:p>
          </table:table-cell>
          <table:table-cell office:value-type="float" office:value="0.00803363346961478" calcext:value-type="float">
            <text:p>0.00803363346961478</text:p>
          </table:table-cell>
          <table:table-cell office:value-type="float" office:value="8.092518104" calcext:value-type="float">
            <text:p>8.092518104</text:p>
          </table:table-cell>
          <table:table-cell office:value-type="float" office:value="8.10893356" calcext:value-type="float">
            <text:p>8.10893356</text:p>
          </table:table-cell>
          <table:table-cell office:value-type="float" office:value="8.114599893" calcext:value-type="float">
            <text:p>8.114599893</text:p>
          </table:table-cell>
          <table:table-cell office:value-type="float" office:value="8.119863406" calcext:value-type="float">
            <text:p>8.119863406</text:p>
          </table:table-cell>
          <table:table-cell office:value-type="float" office:value="8.135717646" calcext:value-type="float">
            <text:p>8.135717646</text:p>
          </table:table-cell>
          <table:table-cell office:value-type="float" office:value="711.439061068075" calcext:value-type="float">
            <text:p>711.439061068075</text:p>
          </table:table-cell>
          <table:table-cell table:number-columns-repeated="2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AM52]" office:value-type="float" office:value="0.0647235751702198" calcext:value-type="float">
            <text:p>0.0647235751702198</text:p>
          </table:table-cell>
          <table:table-cell office:value-type="float" office:value="0.00360655340045906" calcext:value-type="float">
            <text:p>0.00360655340045906</text:p>
          </table:table-cell>
          <table:table-cell table:formula="of:=ABS(([.AT16]-[.AV16])/[.AT16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formula="of:=[.AV24]" office:value-type="float" office:value="1.1078623003928" calcext:value-type="float">
            <text:p>1.1078623003928</text:p>
          </table:table-cell>
          <table:table-cell office:value-type="float" office:value="0.00867009019379132" calcext:value-type="float">
            <text:p>0.00867009019379132</text:p>
          </table:table-cell>
          <table:table-cell table:formula="of:=ABS(([.BB16]-[.BD16])/[.BB16])" office:value-type="float" office:value="0.107862300392798" calcext:value-type="float">
            <text:p>0.1078623003927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6.49676045725389" calcext:value-type="float">
            <text:p>6.49676045725389</text:p>
          </table:table-cell>
          <table:table-cell office:value-type="float" office:value="0.00500146270874814" calcext:value-type="float">
            <text:p>0.00500146270874814</text:p>
          </table:table-cell>
          <table:table-cell office:value-type="float" office:value="6.481698798" calcext:value-type="float">
            <text:p>6.481698798</text:p>
          </table:table-cell>
          <table:table-cell office:value-type="float" office:value="6.493691436" calcext:value-type="float">
            <text:p>6.493691436</text:p>
          </table:table-cell>
          <table:table-cell office:value-type="float" office:value="6.496794711" calcext:value-type="float">
            <text:p>6.496794711</text:p>
          </table:table-cell>
          <table:table-cell office:value-type="float" office:value="6.499505552" calcext:value-type="float">
            <text:p>6.499505552</text:p>
          </table:table-cell>
          <table:table-cell office:value-type="float" office:value="6.510998112" calcext:value-type="float">
            <text:p>6.510998112</text:p>
          </table:table-cell>
          <table:table-cell office:value-type="float" office:value="549.676045725389" calcext:value-type="float">
            <text:p>549.676045725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9.08313191443448" calcext:value-type="float">
            <text:p>9.08313191443448</text:p>
          </table:table-cell>
          <table:table-cell office:value-type="float" office:value="0.0142063295578013" calcext:value-type="float">
            <text:p>0.0142063295578013</text:p>
          </table:table-cell>
          <table:table-cell office:value-type="float" office:value="9.007245898" calcext:value-type="float">
            <text:p>9.007245898</text:p>
          </table:table-cell>
          <table:table-cell office:value-type="float" office:value="9.075893367" calcext:value-type="float">
            <text:p>9.075893367</text:p>
          </table:table-cell>
          <table:table-cell office:value-type="float" office:value="9.083741642" calcext:value-type="float">
            <text:p>9.083741642</text:p>
          </table:table-cell>
          <table:table-cell office:value-type="float" office:value="9.092494" calcext:value-type="float">
            <text:p>9.092494</text:p>
          </table:table-cell>
          <table:table-cell office:value-type="float" office:value="9.113569322" calcext:value-type="float">
            <text:p>9.113569322</text:p>
          </table:table-cell>
          <table:table-cell office:value-type="float" office:value="354.156595721724" calcext:value-type="float">
            <text:p>354.15659572172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.13383037445078" calcext:value-type="float">
            <text:p>3.13383037445078</text:p>
          </table:table-cell>
          <table:table-cell office:value-type="float" office:value="0.00383495374268494" calcext:value-type="float">
            <text:p>0.00383495374268494</text:p>
          </table:table-cell>
          <table:table-cell office:value-type="float" office:value="3.125587194" calcext:value-type="float">
            <text:p>3.125587194</text:p>
          </table:table-cell>
          <table:table-cell office:value-type="float" office:value="3.13194801" calcext:value-type="float">
            <text:p>3.13194801</text:p>
          </table:table-cell>
          <table:table-cell office:value-type="float" office:value="3.133081587" calcext:value-type="float">
            <text:p>3.133081587</text:p>
          </table:table-cell>
          <table:table-cell office:value-type="float" office:value="3.134167477" calcext:value-type="float">
            <text:p>3.134167477</text:p>
          </table:table-cell>
          <table:table-cell office:value-type="float" office:value="3.14231618" calcext:value-type="float">
            <text:p>3.14231618</text:p>
          </table:table-cell>
          <table:table-cell office:value-type="float" office:value="4.46101248169259" calcext:value-type="float">
            <text:p>4.4610124816925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formula="of:=[.AM53]" office:value-type="float" office:value="0.0641786516789535" calcext:value-type="float">
            <text:p>0.0641786516789535</text:p>
          </table:table-cell>
          <table:table-cell office:value-type="float" office:value="0.00635932537582801" calcext:value-type="float">
            <text:p>0.00635932537582801</text:p>
          </table:table-cell>
          <table:table-cell table:formula="of:=ABS(([.AT17]-[.AV17])/[.AT17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AV25]" office:value-type="float" office:value="2.13974003502947" calcext:value-type="float">
            <text:p>2.13974003502947</text:p>
          </table:table-cell>
          <table:table-cell office:value-type="float" office:value="0.0210470107534691" calcext:value-type="float">
            <text:p>0.0210470107534691</text:p>
          </table:table-cell>
          <table:table-cell table:formula="of:=ABS(([.BB17]-[.BD17])/[.BB17])" office:value-type="float" office:value="0.069870017514734" calcext:value-type="float">
            <text:p>0.0698700175147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7.45067820075362" calcext:value-type="float">
            <text:p>7.45067820075362</text:p>
          </table:table-cell>
          <table:table-cell office:value-type="float" office:value="0.00749958724005271" calcext:value-type="float">
            <text:p>0.00749958724005271</text:p>
          </table:table-cell>
          <table:table-cell office:value-type="float" office:value="7.409890811" calcext:value-type="float">
            <text:p>7.409890811</text:p>
          </table:table-cell>
          <table:table-cell office:value-type="float" office:value="7.448046111" calcext:value-type="float">
            <text:p>7.448046111</text:p>
          </table:table-cell>
          <table:table-cell office:value-type="float" office:value="7.4515061" calcext:value-type="float">
            <text:p>7.4515061</text:p>
          </table:table-cell>
          <table:table-cell office:value-type="float" office:value="7.4550740605" calcext:value-type="float">
            <text:p>7.4550740605</text:p>
          </table:table-cell>
          <table:table-cell office:value-type="float" office:value="7.468012376" calcext:value-type="float">
            <text:p>7.468012376</text:p>
          </table:table-cell>
          <table:table-cell office:value-type="float" office:value="272.533910037681" calcext:value-type="float">
            <text:p>272.53391003768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office:value-type="float" office:value="5.90349793780986" calcext:value-type="float">
            <text:p>5.90349793780986</text:p>
          </table:table-cell>
          <table:table-cell office:value-type="float" office:value="0.0181420193062007" calcext:value-type="float">
            <text:p>0.0181420193062007</text:p>
          </table:table-cell>
          <table:table-cell office:value-type="float" office:value="5.76875912" calcext:value-type="float">
            <text:p>5.76875912</text:p>
          </table:table-cell>
          <table:table-cell office:value-type="float" office:value="5.901521865" calcext:value-type="float">
            <text:p>5.901521865</text:p>
          </table:table-cell>
          <table:table-cell office:value-type="float" office:value="5.9057905415" calcext:value-type="float">
            <text:p>5.9057905415</text:p>
          </table:table-cell>
          <table:table-cell office:value-type="float" office:value="5.90960301275" calcext:value-type="float">
            <text:p>5.90960301275</text:p>
          </table:table-cell>
          <table:table-cell office:value-type="float" office:value="5.926267808" calcext:value-type="float">
            <text:p>5.926267808</text:p>
          </table:table-cell>
          <table:table-cell office:value-type="float" office:value="690.349793780986" calcext:value-type="float">
            <text:p>690.349793780986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office:value-type="float" office:value="197" calcext:value-type="float">
            <text:p>197</text:p>
          </table:table-cell>
          <table:table-cell office:value-type="float" office:value="3.64087773613198" calcext:value-type="float">
            <text:p>3.64087773613198</text:p>
          </table:table-cell>
          <table:table-cell office:value-type="float" office:value="0.00289547422125189" calcext:value-type="float">
            <text:p>0.00289547422125189</text:p>
          </table:table-cell>
          <table:table-cell office:value-type="float" office:value="3.633793899" calcext:value-type="float">
            <text:p>3.633793899</text:p>
          </table:table-cell>
          <table:table-cell office:value-type="float" office:value="3.638582409" calcext:value-type="float">
            <text:p>3.638582409</text:p>
          </table:table-cell>
          <table:table-cell office:value-type="float" office:value="3.64090794" calcext:value-type="float">
            <text:p>3.64090794</text:p>
          </table:table-cell>
          <table:table-cell office:value-type="float" office:value="3.643313961" calcext:value-type="float">
            <text:p>3.643313961</text:p>
          </table:table-cell>
          <table:table-cell office:value-type="float" office:value="3.646860379" calcext:value-type="float">
            <text:p>3.646860379</text:p>
          </table:table-cell>
          <table:table-cell office:value-type="float" office:value="4.02507817519942" calcext:value-type="float">
            <text:p>4.02507817519942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formula="of:=[.AM54]" office:value-type="float" office:value="1.10807357869281" calcext:value-type="float">
            <text:p>1.10807357869281</text:p>
          </table:table-cell>
          <table:table-cell office:value-type="float" office:value="0.00500146270874814" calcext:value-type="float">
            <text:p>0.00500146270874814</text:p>
          </table:table-cell>
          <table:table-cell table:formula="of:=ABS(([.AT18]-[.AV18])/[.AT18])" office:value-type="float" office:value="0.108073578692815" calcext:value-type="float">
            <text:p>0.1080735786928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table:formula="of:=[.AV26]" office:value-type="float" office:value="-1.28571616513019" calcext:value-type="float">
            <text:p>-1.28571616513019</text:p>
          </table:table-cell>
          <table:table-cell office:value-type="float" office:value="0.0590027968296431" calcext:value-type="float">
            <text:p>0.0590027968296431</text:p>
          </table:table-cell>
          <table:table-cell table:formula="of:=ABS(([.BB18]-[.BD18])/[.BB18])" office:value-type="float" office:value="0.285716165130188" calcext:value-type="float">
            <text:p>0.2857161651301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4.39867021553933" calcext:value-type="float">
            <text:p>4.39867021553933</text:p>
          </table:table-cell>
          <table:table-cell office:value-type="float" office:value="0.00519039392958342" calcext:value-type="float">
            <text:p>0.00519039392958342</text:p>
          </table:table-cell>
          <table:table-cell office:value-type="float" office:value="4.388857933" calcext:value-type="float">
            <text:p>4.388857933</text:p>
          </table:table-cell>
          <table:table-cell office:value-type="float" office:value="4.39503532775" calcext:value-type="float">
            <text:p>4.39503532775</text:p>
          </table:table-cell>
          <table:table-cell office:value-type="float" office:value="4.39765961" calcext:value-type="float">
            <text:p>4.39765961</text:p>
          </table:table-cell>
          <table:table-cell office:value-type="float" office:value="4.400913328" calcext:value-type="float">
            <text:p>4.400913328</text:p>
          </table:table-cell>
          <table:table-cell office:value-type="float" office:value="4.413826952" calcext:value-type="float">
            <text:p>4.413826952</text:p>
          </table:table-cell>
          <table:table-cell office:value-type="float" office:value="539.867021553933" calcext:value-type="float">
            <text:p>539.867021553933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214" calcext:value-type="float">
            <text:p>214</text:p>
          </table:table-cell>
          <table:table-cell office:value-type="float" office:value="4.88693637050467" calcext:value-type="float">
            <text:p>4.88693637050467</text:p>
          </table:table-cell>
          <table:table-cell office:value-type="float" office:value="0.00736142194116406" calcext:value-type="float">
            <text:p>0.00736142194116406</text:p>
          </table:table-cell>
          <table:table-cell office:value-type="float" office:value="4.857410258" calcext:value-type="float">
            <text:p>4.857410258</text:p>
          </table:table-cell>
          <table:table-cell office:value-type="float" office:value="4.88357012325" calcext:value-type="float">
            <text:p>4.88357012325</text:p>
          </table:table-cell>
          <table:table-cell office:value-type="float" office:value="4.8874602935" calcext:value-type="float">
            <text:p>4.8874602935</text:p>
          </table:table-cell>
          <table:table-cell office:value-type="float" office:value="4.891584718" calcext:value-type="float">
            <text:p>4.891584718</text:p>
          </table:table-cell>
          <table:table-cell office:value-type="float" office:value="4.906200031" calcext:value-type="float">
            <text:p>4.906200031</text:p>
          </table:table-cell>
          <table:table-cell office:value-type="float" office:value="344.346818525234" calcext:value-type="float">
            <text:p>344.34681852523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.17636004625269" calcext:value-type="float">
            <text:p>4.17636004625269</text:p>
          </table:table-cell>
          <table:table-cell office:value-type="float" office:value="0.00113531416093347" calcext:value-type="float">
            <text:p>0.00113531416093347</text:p>
          </table:table-cell>
          <table:table-cell office:value-type="float" office:value="4.173550299" calcext:value-type="float">
            <text:p>4.173550299</text:p>
          </table:table-cell>
          <table:table-cell office:value-type="float" office:value="4.175504097" calcext:value-type="float">
            <text:p>4.175504097</text:p>
          </table:table-cell>
          <table:table-cell office:value-type="float" office:value="4.1763333065" calcext:value-type="float">
            <text:p>4.1763333065</text:p>
          </table:table-cell>
          <table:table-cell office:value-type="float" office:value="4.17715151125" calcext:value-type="float">
            <text:p>4.17715151125</text:p>
          </table:table-cell>
          <table:table-cell office:value-type="float" office:value="4.179730375" calcext:value-type="float">
            <text:p>4.179730375</text:p>
          </table:table-cell>
          <table:table-cell office:value-type="float" office:value="4.40900115631719" calcext:value-type="float">
            <text:p>4.4090011563171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formula="of:=[.AM55]" office:value-type="float" office:value="2.13184930003901" calcext:value-type="float">
            <text:p>2.13184930003901</text:p>
          </table:table-cell>
          <table:table-cell office:value-type="float" office:value="0.00749958724005271" calcext:value-type="float">
            <text:p>0.00749958724005271</text:p>
          </table:table-cell>
          <table:table-cell table:formula="of:=ABS(([.AT19]-[.AV19])/[.AT19])" office:value-type="float" office:value="0.0659246500195065" calcext:value-type="float">
            <text:p>0.065924650019506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23" calcext:value-type="float">
            <text:p>223</text:p>
          </table:table-cell>
          <table:table-cell table:formula="of:=[.AV27]" office:value-type="float" office:value="-2.0409678200392" calcext:value-type="float">
            <text:p>-2.0409678200392</text:p>
          </table:table-cell>
          <table:table-cell office:value-type="float" office:value="0.00484777114621642" calcext:value-type="float">
            <text:p>0.00484777114621642</text:p>
          </table:table-cell>
          <table:table-cell table:formula="of:=ABS(([.BB19]-[.BD19])/[.BB19])" office:value-type="float" office:value="0.0204839100195988" calcext:value-type="float">
            <text:p>0.02048391001959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41" calcext:value-type="float">
            <text:p>241</text:p>
          </table:table-cell>
          <table:table-cell office:value-type="float" office:value="3.33273875441494" calcext:value-type="float">
            <text:p>3.33273875441494</text:p>
          </table:table-cell>
          <table:table-cell office:value-type="float" office:value="0.00425757367828799" calcext:value-type="float">
            <text:p>0.00425757367828799</text:p>
          </table:table-cell>
          <table:table-cell office:value-type="float" office:value="3.319059128" calcext:value-type="float">
            <text:p>3.319059128</text:p>
          </table:table-cell>
          <table:table-cell office:value-type="float" office:value="3.330774833" calcext:value-type="float">
            <text:p>3.330774833</text:p>
          </table:table-cell>
          <table:table-cell office:value-type="float" office:value="3.333607148" calcext:value-type="float">
            <text:p>3.333607148</text:p>
          </table:table-cell>
          <table:table-cell office:value-type="float" office:value="3.335433308" calcext:value-type="float">
            <text:p>3.335433308</text:p>
          </table:table-cell>
          <table:table-cell office:value-type="float" office:value="3.341762656" calcext:value-type="float">
            <text:p>3.341762656</text:p>
          </table:table-cell>
          <table:table-cell office:value-type="float" office:value="266.636937720747" calcext:value-type="float">
            <text:p>266.636937720747</text:p>
          </table:table-cell>
          <table:table-cell table:number-columns-repeated="17"/>
          <table:table-cell office:value-type="float" office:value="4.5" calcext:value-type="float">
            <text:p>4.5</text:p>
          </table:table-cell>
          <table:table-cell office:value-type="float" office:value="195" calcext:value-type="float">
            <text:p>195</text:p>
          </table:table-cell>
          <table:table-cell office:value-type="float" office:value="4.7089539766359" calcext:value-type="float">
            <text:p>4.7089539766359</text:p>
          </table:table-cell>
          <table:table-cell office:value-type="float" office:value="0.00132040086474713" calcext:value-type="float">
            <text:p>0.00132040086474713</text:p>
          </table:table-cell>
          <table:table-cell office:value-type="float" office:value="4.705775163" calcext:value-type="float">
            <text:p>4.705775163</text:p>
          </table:table-cell>
          <table:table-cell office:value-type="float" office:value="4.7079877215" calcext:value-type="float">
            <text:p>4.7079877215</text:p>
          </table:table-cell>
          <table:table-cell office:value-type="float" office:value="4.708843818" calcext:value-type="float">
            <text:p>4.708843818</text:p>
          </table:table-cell>
          <table:table-cell office:value-type="float" office:value="4.7099542915" calcext:value-type="float">
            <text:p>4.7099542915</text:p>
          </table:table-cell>
          <table:table-cell office:value-type="float" office:value="4.711978164" calcext:value-type="float">
            <text:p>4.711978164</text:p>
          </table:table-cell>
          <table:table-cell office:value-type="float" office:value="4.64342170301995" calcext:value-type="float">
            <text:p>4.6434217030199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table:formula="of:=[.AM56]" office:value-type="float" office:value="-0.991632852255044" calcext:value-type="float">
            <text:p>-0.991632852255044</text:p>
          </table:table-cell>
          <table:table-cell office:value-type="float" office:value="0.00519039392958342" calcext:value-type="float">
            <text:p>0.00519039392958342</text:p>
          </table:table-cell>
          <table:table-cell table:formula="of:=ABS(([.AT20]-[.AV20])/[.AT20])" office:value-type="float" office:value="0.0083671477449565" calcext:value-type="float">
            <text:p>0.008367147744956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AV30]" office:value-type="float" office:value="1.11956604227629" calcext:value-type="float">
            <text:p>1.11956604227629</text:p>
          </table:table-cell>
          <table:table-cell office:value-type="float" office:value="0.00803363346961478" calcext:value-type="float">
            <text:p>0.00803363346961478</text:p>
          </table:table-cell>
          <table:table-cell table:formula="of:=ABS(([.BB20]-[.BD20])/[.BB20])" office:value-type="float" office:value="0.119566042276293" calcext:value-type="float">
            <text:p>0.1195660422762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.86178383596651" calcext:value-type="float">
            <text:p>5.86178383596651</text:p>
          </table:table-cell>
          <table:table-cell office:value-type="float" office:value="0.0156186792875134" calcext:value-type="float">
            <text:p>0.0156186792875134</text:p>
          </table:table-cell>
          <table:table-cell office:value-type="float" office:value="5.832439461" calcext:value-type="float">
            <text:p>5.832439461</text:p>
          </table:table-cell>
          <table:table-cell office:value-type="float" office:value="5.848373904" calcext:value-type="float">
            <text:p>5.848373904</text:p>
          </table:table-cell>
          <table:table-cell office:value-type="float" office:value="5.861926555" calcext:value-type="float">
            <text:p>5.861926555</text:p>
          </table:table-cell>
          <table:table-cell office:value-type="float" office:value="5.874306495" calcext:value-type="float">
            <text:p>5.874306495</text:p>
          </table:table-cell>
          <table:table-cell office:value-type="float" office:value="5.905131135" calcext:value-type="float">
            <text:p>5.905131135</text:p>
          </table:table-cell>
          <table:table-cell office:value-type="string" calcext:value-type="string">
            <text:p>inf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.20819968695074" calcext:value-type="float">
            <text:p>5.20819968695074</text:p>
          </table:table-cell>
          <table:table-cell office:value-type="float" office:value="0.00303497048063247" calcext:value-type="float">
            <text:p>0.00303497048063247</text:p>
          </table:table-cell>
          <table:table-cell office:value-type="float" office:value="5.200132429" calcext:value-type="float">
            <text:p>5.200132429</text:p>
          </table:table-cell>
          <table:table-cell office:value-type="float" office:value="5.2064419175" calcext:value-type="float">
            <text:p>5.2064419175</text:p>
          </table:table-cell>
          <table:table-cell office:value-type="float" office:value="5.208289419" calcext:value-type="float">
            <text:p>5.208289419</text:p>
          </table:table-cell>
          <table:table-cell office:value-type="float" office:value="5.2102029085" calcext:value-type="float">
            <text:p>5.2102029085</text:p>
          </table:table-cell>
          <table:table-cell office:value-type="float" office:value="5.216027668" calcext:value-type="float">
            <text:p>5.216027668</text:p>
          </table:table-cell>
          <table:table-cell office:value-type="float" office:value="4.16399373901477" calcext:value-type="float">
            <text:p>4.16399373901477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41" calcext:value-type="float">
            <text:p>241</text:p>
          </table:table-cell>
          <table:table-cell table:formula="of:=[.AM57]" office:value-type="float" office:value="-1.98698256396513" calcext:value-type="float">
            <text:p>-1.98698256396513</text:p>
          </table:table-cell>
          <table:table-cell office:value-type="float" office:value="0.00425757367828799" calcext:value-type="float">
            <text:p>0.00425757367828799</text:p>
          </table:table-cell>
          <table:table-cell table:formula="of:=ABS(([.AT21]-[.AV21])/[.AT21])" office:value-type="float" office:value="0.00650871801743258" calcext:value-type="float">
            <text:p>0.0065087180174325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formula="of:=[.AV31]" office:value-type="float" office:value="2.15036042517239" calcext:value-type="float">
            <text:p>2.15036042517239</text:p>
          </table:table-cell>
          <table:table-cell office:value-type="float" office:value="0.0142063295578013" calcext:value-type="float">
            <text:p>0.0142063295578013</text:p>
          </table:table-cell>
          <table:table-cell table:formula="of:=ABS(([.BB21]-[.BD21])/[.BB21])" office:value-type="float" office:value="0.0751802125861927" calcext:value-type="float">
            <text:p>0.07518021258619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6.26189574968722" calcext:value-type="float">
            <text:p>6.26189574968722</text:p>
          </table:table-cell>
          <table:table-cell office:value-type="float" office:value="0.0149266991019835" calcext:value-type="float">
            <text:p>0.0149266991019835</text:p>
          </table:table-cell>
          <table:table-cell office:value-type="float" office:value="6.218253778" calcext:value-type="float">
            <text:p>6.218253778</text:p>
          </table:table-cell>
          <table:table-cell office:value-type="float" office:value="6.2513093845" calcext:value-type="float">
            <text:p>6.2513093845</text:p>
          </table:table-cell>
          <table:table-cell office:value-type="float" office:value="6.262151597" calcext:value-type="float">
            <text:p>6.262151597</text:p>
          </table:table-cell>
          <table:table-cell office:value-type="float" office:value="6.272716541" calcext:value-type="float">
            <text:p>6.272716541</text:p>
          </table:table-cell>
          <table:table-cell office:value-type="float" office:value="6.295003741" calcext:value-type="float">
            <text:p>6.295003741</text:p>
          </table:table-cell>
          <table:table-cell office:value-type="string" calcext:value-type="string">
            <text:p>inf</text:p>
          </table:table-cell>
          <table:table-cell table:number-columns-repeated="17"/>
          <table:table-cell office:value-type="float" office:value="5.5" calcext:value-type="float">
            <text:p>5.5</text:p>
          </table:table-cell>
          <table:table-cell office:value-type="float" office:value="228" calcext:value-type="float">
            <text:p>228</text:p>
          </table:table-cell>
          <table:table-cell office:value-type="float" office:value="5.76477037947369" calcext:value-type="float">
            <text:p>5.76477037947369</text:p>
          </table:table-cell>
          <table:table-cell office:value-type="float" office:value="0.00668220167551167" calcext:value-type="float">
            <text:p>0.00668220167551167</text:p>
          </table:table-cell>
          <table:table-cell office:value-type="float" office:value="5.745931071" calcext:value-type="float">
            <text:p>5.745931071</text:p>
          </table:table-cell>
          <table:table-cell office:value-type="float" office:value="5.7602541025" calcext:value-type="float">
            <text:p>5.7602541025</text:p>
          </table:table-cell>
          <table:table-cell office:value-type="float" office:value="5.764304008" calcext:value-type="float">
            <text:p>5.764304008</text:p>
          </table:table-cell>
          <table:table-cell office:value-type="float" office:value="5.769067472" calcext:value-type="float">
            <text:p>5.769067472</text:p>
          </table:table-cell>
          <table:table-cell office:value-type="float" office:value="5.785940428" calcext:value-type="float">
            <text:p>5.785940428</text:p>
          </table:table-cell>
          <table:table-cell office:value-type="float" office:value="4.81400689952154" calcext:value-type="float">
            <text:p>4.81400689952154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formula="of:=[.AM58]" office:value-type="float" office:value="0.0605724484856474" calcext:value-type="float">
            <text:p>0.0605724484856474</text:p>
          </table:table-cell>
          <table:table-cell office:value-type="float" office:value="0.0156186792875134" calcext:value-type="float">
            <text:p>0.0156186792875134</text:p>
          </table:table-cell>
          <table:table-cell table:formula="of:=ABS(([.AT22]-[.AV22])/[.AT22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table:formula="of:=[.AV32]" office:value-type="float" office:value="-1.04318405075297" calcext:value-type="float">
            <text:p>-1.04318405075297</text:p>
          </table:table-cell>
          <table:table-cell office:value-type="float" office:value="0.0181420193062007" calcext:value-type="float">
            <text:p>0.0181420193062007</text:p>
          </table:table-cell>
          <table:table-cell table:formula="of:=ABS(([.BB22]-[.BD22])/[.BB22])" office:value-type="float" office:value="0.0431840507529699" calcext:value-type="float">
            <text:p>0.04318405075296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.26963415096907" calcext:value-type="float">
            <text:p>7.26963415096907</text:p>
          </table:table-cell>
          <table:table-cell office:value-type="float" office:value="0.00867009019379132" calcext:value-type="float">
            <text:p>0.00867009019379132</text:p>
          </table:table-cell>
          <table:table-cell office:value-type="float" office:value="7.232106615" calcext:value-type="float">
            <text:p>7.232106615</text:p>
          </table:table-cell>
          <table:table-cell office:value-type="float" office:value="7.26637043975" calcext:value-type="float">
            <text:p>7.26637043975</text:p>
          </table:table-cell>
          <table:table-cell office:value-type="float" office:value="7.269977258" calcext:value-type="float">
            <text:p>7.269977258</text:p>
          </table:table-cell>
          <table:table-cell office:value-type="float" office:value="7.27521253075" calcext:value-type="float">
            <text:p>7.27521253075</text:p>
          </table:table-cell>
          <table:table-cell office:value-type="float" office:value="7.298786226" calcext:value-type="float">
            <text:p>7.298786226</text:p>
          </table:table-cell>
          <table:table-cell office:value-type="float" office:value="626.963415096907" calcext:value-type="float">
            <text:p>626.963415096907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6.28460530011111" calcext:value-type="float">
            <text:p>6.28460530011111</text:p>
          </table:table-cell>
          <table:table-cell office:value-type="float" office:value="0.0119021563417794" calcext:value-type="float">
            <text:p>0.0119021563417794</text:p>
          </table:table-cell>
          <table:table-cell office:value-type="float" office:value="6.264217817" calcext:value-type="float">
            <text:p>6.264217817</text:p>
          </table:table-cell>
          <table:table-cell office:value-type="float" office:value="6.27456390725" calcext:value-type="float">
            <text:p>6.27456390725</text:p>
          </table:table-cell>
          <table:table-cell office:value-type="float" office:value="6.2808451495" calcext:value-type="float">
            <text:p>6.2808451495</text:p>
          </table:table-cell>
          <table:table-cell office:value-type="float" office:value="6.29710221275" calcext:value-type="float">
            <text:p>6.29710221275</text:p>
          </table:table-cell>
          <table:table-cell office:value-type="float" office:value="6.307068063" calcext:value-type="float">
            <text:p>6.307068063</text:p>
          </table:table-cell>
          <table:table-cell office:value-type="float" office:value="4.7434216685185" calcext:value-type="float">
            <text:p>4.743421668518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AM59]" office:value-type="float" office:value="0.0547671150050961" calcext:value-type="float">
            <text:p>0.0547671150050961</text:p>
          </table:table-cell>
          <table:table-cell office:value-type="float" office:value="0.0149266991019835" calcext:value-type="float">
            <text:p>0.0149266991019835</text:p>
          </table:table-cell>
          <table:table-cell table:formula="of:=ABS(([.AT23]-[.AV23])/[.AT23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14" calcext:value-type="float">
            <text:p>214</text:p>
          </table:table-cell>
          <table:table-cell table:formula="of:=[.AV33]" office:value-type="float" office:value="-2.07829751573435" calcext:value-type="float">
            <text:p>-2.07829751573435</text:p>
          </table:table-cell>
          <table:table-cell office:value-type="float" office:value="0.00736142194116406" calcext:value-type="float">
            <text:p>0.00736142194116406</text:p>
          </table:table-cell>
          <table:table-cell table:formula="of:=ABS(([.BB23]-[.BD23])/[.BB23])" office:value-type="float" office:value="0.0391487578671774" calcext:value-type="float">
            <text:p>0.03914875786717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8.17379699992823" calcext:value-type="float">
            <text:p>8.17379699992823</text:p>
          </table:table-cell>
          <table:table-cell office:value-type="float" office:value="0.0210470107534691" calcext:value-type="float">
            <text:p>0.0210470107534691</text:p>
          </table:table-cell>
          <table:table-cell office:value-type="float" office:value="8.133055826" calcext:value-type="float">
            <text:p>8.133055826</text:p>
          </table:table-cell>
          <table:table-cell office:value-type="float" office:value="8.157297517" calcext:value-type="float">
            <text:p>8.157297517</text:p>
          </table:table-cell>
          <table:table-cell office:value-type="float" office:value="8.167061975" calcext:value-type="float">
            <text:p>8.167061975</text:p>
          </table:table-cell>
          <table:table-cell office:value-type="float" office:value="8.195843372" calcext:value-type="float">
            <text:p>8.195843372</text:p>
          </table:table-cell>
          <table:table-cell office:value-type="float" office:value="8.214407362" calcext:value-type="float">
            <text:p>8.214407362</text:p>
          </table:table-cell>
          <table:table-cell office:value-type="float" office:value="308.689849996412" calcext:value-type="float">
            <text:p>308.689849996412</text:p>
          </table:table-cell>
          <table:table-cell table:number-columns-repeated="17"/>
          <table:table-cell office:value-type="float" office:value="6.5" calcext:value-type="float">
            <text:p>6.5</text:p>
          </table:table-cell>
          <table:table-cell office:value-type="float" office:value="206" calcext:value-type="float">
            <text:p>206</text:p>
          </table:table-cell>
          <table:table-cell office:value-type="float" office:value="6.79462137784951" calcext:value-type="float">
            <text:p>6.79462137784951</text:p>
          </table:table-cell>
          <table:table-cell office:value-type="float" office:value="0.00482547260073517" calcext:value-type="float">
            <text:p>0.00482547260073517</text:p>
          </table:table-cell>
          <table:table-cell office:value-type="float" office:value="6.784012188" calcext:value-type="float">
            <text:p>6.784012188</text:p>
          </table:table-cell>
          <table:table-cell office:value-type="float" office:value="6.79104835525" calcext:value-type="float">
            <text:p>6.79104835525</text:p>
          </table:table-cell>
          <table:table-cell office:value-type="float" office:value="6.7942316385" calcext:value-type="float">
            <text:p>6.7942316385</text:p>
          </table:table-cell>
          <table:table-cell office:value-type="float" office:value="6.797440323" calcext:value-type="float">
            <text:p>6.797440323</text:p>
          </table:table-cell>
          <table:table-cell office:value-type="float" office:value="6.808127448" calcext:value-type="float">
            <text:p>6.808127448</text:p>
          </table:table-cell>
          <table:table-cell office:value-type="float" office:value="4.53263658230021" calcext:value-type="float">
            <text:p>4.532636582300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table:formula="of:=[.AM60]" office:value-type="float" office:value="1.1078623003928" calcext:value-type="float">
            <text:p>1.1078623003928</text:p>
          </table:table-cell>
          <table:table-cell office:value-type="float" office:value="0.00867009019379132" calcext:value-type="float">
            <text:p>0.00867009019379132</text:p>
          </table:table-cell>
          <table:table-cell table:formula="of:=ABS(([.AT24]-[.AV24])/[.AT24])" office:value-type="float" office:value="0.107862300392798" calcext:value-type="float">
            <text:p>0.10786230039279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office:value-type="float" office:value="4.89725345997727" calcext:value-type="float">
            <text:p>4.89725345997727</text:p>
          </table:table-cell>
          <table:table-cell office:value-type="float" office:value="0.0590027968296431" calcext:value-type="float">
            <text:p>0.0590027968296431</text:p>
          </table:table-cell>
          <table:table-cell office:value-type="float" office:value="4.872053064" calcext:value-type="float">
            <text:p>4.872053064</text:p>
          </table:table-cell>
          <table:table-cell office:value-type="float" office:value="4.88597097725" calcext:value-type="float">
            <text:p>4.88597097725</text:p>
          </table:table-cell>
          <table:table-cell office:value-type="float" office:value="4.890539878" calcext:value-type="float">
            <text:p>4.890539878</text:p>
          </table:table-cell>
          <table:table-cell office:value-type="float" office:value="4.89419539125" calcext:value-type="float">
            <text:p>4.89419539125</text:p>
          </table:table-cell>
          <table:table-cell office:value-type="float" office:value="5.431709617" calcext:value-type="float">
            <text:p>5.431709617</text:p>
          </table:table-cell>
          <table:table-cell office:value-type="float" office:value="589.725345997727" calcext:value-type="float">
            <text:p>589.72534599772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.28732638906965" calcext:value-type="float">
            <text:p>7.28732638906965</text:p>
          </table:table-cell>
          <table:table-cell office:value-type="float" office:value="0.00859327463994312" calcext:value-type="float">
            <text:p>0.00859327463994312</text:p>
          </table:table-cell>
          <table:table-cell office:value-type="float" office:value="7.275412498" calcext:value-type="float">
            <text:p>7.275412498</text:p>
          </table:table-cell>
          <table:table-cell office:value-type="float" office:value="7.281858433" calcext:value-type="float">
            <text:p>7.281858433</text:p>
          </table:table-cell>
          <table:table-cell office:value-type="float" office:value="7.284648266" calcext:value-type="float">
            <text:p>7.284648266</text:p>
          </table:table-cell>
          <table:table-cell office:value-type="float" office:value="7.288397747" calcext:value-type="float">
            <text:p>7.288397747</text:p>
          </table:table-cell>
          <table:table-cell office:value-type="float" office:value="7.309855538" calcext:value-type="float">
            <text:p>7.309855538</text:p>
          </table:table-cell>
          <table:table-cell office:value-type="float" office:value="4.10466270099502" calcext:value-type="float">
            <text:p>4.1046627009950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AM61]" office:value-type="float" office:value="2.13974003502947" calcext:value-type="float">
            <text:p>2.13974003502947</text:p>
          </table:table-cell>
          <table:table-cell office:value-type="float" office:value="0.0210470107534691" calcext:value-type="float">
            <text:p>0.0210470107534691</text:p>
          </table:table-cell>
          <table:table-cell table:formula="of:=ABS(([.AT25]-[.AV25])/[.AT25])" office:value-type="float" office:value="0.069870017514734" calcext:value-type="float">
            <text:p>0.06987001751473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23" calcext:value-type="float">
            <text:p>223</text:p>
          </table:table-cell>
          <table:table-cell office:value-type="float" office:value="4.03037276267265" calcext:value-type="float">
            <text:p>4.03037276267265</text:p>
          </table:table-cell>
          <table:table-cell office:value-type="float" office:value="0.00484777114621642" calcext:value-type="float">
            <text:p>0.00484777114621642</text:p>
          </table:table-cell>
          <table:table-cell office:value-type="float" office:value="4.016205425" calcext:value-type="float">
            <text:p>4.016205425</text:p>
          </table:table-cell>
          <table:table-cell office:value-type="float" office:value="4.027191428" calcext:value-type="float">
            <text:p>4.027191428</text:p>
          </table:table-cell>
          <table:table-cell office:value-type="float" office:value="4.030386184" calcext:value-type="float">
            <text:p>4.030386184</text:p>
          </table:table-cell>
          <table:table-cell office:value-type="float" office:value="4.034022239" calcext:value-type="float">
            <text:p>4.034022239</text:p>
          </table:table-cell>
          <table:table-cell office:value-type="float" office:value="4.043097727" calcext:value-type="float">
            <text:p>4.043097727</text:p>
          </table:table-cell>
          <table:table-cell office:value-type="float" office:value="301.518638133632" calcext:value-type="float">
            <text:p>301.518638133632</text:p>
          </table:table-cell>
          <table:table-cell table:number-columns-repeated="17"/>
          <table:table-cell office:value-type="float" office:value="7.5" calcext:value-type="float">
            <text:p>7.5</text:p>
          </table:table-cell>
          <table:table-cell office:value-type="float" office:value="209" calcext:value-type="float">
            <text:p>209</text:p>
          </table:table-cell>
          <table:table-cell office:value-type="float" office:value="7.86842085450718" calcext:value-type="float">
            <text:p>7.86842085450718</text:p>
          </table:table-cell>
          <table:table-cell office:value-type="float" office:value="0.0208547125070715" calcext:value-type="float">
            <text:p>0.0208547125070715</text:p>
          </table:table-cell>
          <table:table-cell office:value-type="float" office:value="7.829225982" calcext:value-type="float">
            <text:p>7.829225982</text:p>
          </table:table-cell>
          <table:table-cell office:value-type="float" office:value="7.850490251" calcext:value-type="float">
            <text:p>7.850490251</text:p>
          </table:table-cell>
          <table:table-cell office:value-type="float" office:value="7.868595542" calcext:value-type="float">
            <text:p>7.868595542</text:p>
          </table:table-cell>
          <table:table-cell office:value-type="float" office:value="7.885081095" calcext:value-type="float">
            <text:p>7.885081095</text:p>
          </table:table-cell>
          <table:table-cell office:value-type="float" office:value="7.926454449" calcext:value-type="float">
            <text:p>7.926454449</text:p>
          </table:table-cell>
          <table:table-cell office:value-type="float" office:value="4.91227806009569" calcext:value-type="float">
            <text:p>4.91227806009569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table:formula="of:=[.AM62]" office:value-type="float" office:value="-1.28571616513019" calcext:value-type="float">
            <text:p>-1.28571616513019</text:p>
          </table:table-cell>
          <table:table-cell office:value-type="float" office:value="0.0590027968296431" calcext:value-type="float">
            <text:p>0.0590027968296431</text:p>
          </table:table-cell>
          <table:table-cell table:formula="of:=ABS(([.AT26]-[.AV26])/[.AT26])" office:value-type="float" office:value="0.285716165130188" calcext:value-type="float">
            <text:p>0.28571616513018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.70889205229524" calcext:value-type="float">
            <text:p>6.70889205229524</text:p>
          </table:table-cell>
          <table:table-cell office:value-type="float" office:value="0.00439537722409685" calcext:value-type="float">
            <text:p>0.00439537722409685</text:p>
          </table:table-cell>
          <table:table-cell office:value-type="float" office:value="6.695705378" calcext:value-type="float">
            <text:p>6.695705378</text:p>
          </table:table-cell>
          <table:table-cell office:value-type="float" office:value="6.70591165175" calcext:value-type="float">
            <text:p>6.70591165175</text:p>
          </table:table-cell>
          <table:table-cell office:value-type="float" office:value="6.7090537975" calcext:value-type="float">
            <text:p>6.7090537975</text:p>
          </table:table-cell>
          <table:table-cell office:value-type="float" office:value="6.712131728" calcext:value-type="float">
            <text:p>6.712131728</text:p>
          </table:table-cell>
          <table:table-cell office:value-type="float" office:value="6.720715025" calcext:value-type="float">
            <text:p>6.720715025</text:p>
          </table:table-cell>
          <table:table-cell office:value-type="string" calcext:value-type="string">
            <text:p>inf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8.41898305949339" calcext:value-type="float">
            <text:p>8.41898305949339</text:p>
          </table:table-cell>
          <table:table-cell office:value-type="float" office:value="0.0200518991160708" calcext:value-type="float">
            <text:p>0.0200518991160708</text:p>
          </table:table-cell>
          <table:table-cell office:value-type="float" office:value="8.360567621" calcext:value-type="float">
            <text:p>8.360567621</text:p>
          </table:table-cell>
          <table:table-cell office:value-type="float" office:value="8.4050517695" calcext:value-type="float">
            <text:p>8.4050517695</text:p>
          </table:table-cell>
          <table:table-cell office:value-type="float" office:value="8.418998275" calcext:value-type="float">
            <text:p>8.418998275</text:p>
          </table:table-cell>
          <table:table-cell office:value-type="float" office:value="8.433728915" calcext:value-type="float">
            <text:p>8.433728915</text:p>
          </table:table-cell>
          <table:table-cell office:value-type="float" office:value="8.463207639" calcext:value-type="float">
            <text:p>8.463207639</text:p>
          </table:table-cell>
          <table:table-cell office:value-type="float" office:value="5.2372882436674" calcext:value-type="float">
            <text:p>5.2372882436674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23" calcext:value-type="float">
            <text:p>223</text:p>
          </table:table-cell>
          <table:table-cell table:formula="of:=[.AM63]" office:value-type="float" office:value="-2.0409678200392" calcext:value-type="float">
            <text:p>-2.0409678200392</text:p>
          </table:table-cell>
          <table:table-cell office:value-type="float" office:value="0.00484777114621642" calcext:value-type="float">
            <text:p>0.00484777114621642</text:p>
          </table:table-cell>
          <table:table-cell table:formula="of:=ABS(([.AT27]-[.AV27])/[.AT27])" office:value-type="float" office:value="0.0204839100195988" calcext:value-type="float">
            <text:p>0.020483910019598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.08569192173563" calcext:value-type="float">
            <text:p>7.08569192173563</text:p>
          </table:table-cell>
          <table:table-cell office:value-type="float" office:value="0.0172577371047992" calcext:value-type="float">
            <text:p>0.0172577371047992</text:p>
          </table:table-cell>
          <table:table-cell office:value-type="float" office:value="7.057209631" calcext:value-type="float">
            <text:p>7.057209631</text:p>
          </table:table-cell>
          <table:table-cell office:value-type="float" office:value="7.07241222675" calcext:value-type="float">
            <text:p>7.07241222675</text:p>
          </table:table-cell>
          <table:table-cell office:value-type="float" office:value="7.080432868" calcext:value-type="float">
            <text:p>7.080432868</text:p>
          </table:table-cell>
          <table:table-cell office:value-type="float" office:value="7.1010621875" calcext:value-type="float">
            <text:p>7.1010621875</text:p>
          </table:table-cell>
          <table:table-cell office:value-type="float" office:value="7.130573817" calcext:value-type="float">
            <text:p>7.130573817</text:p>
          </table:table-cell>
          <table:table-cell office:value-type="string" calcext:value-type="string">
            <text:p>inf</text:p>
          </table:table-cell>
          <table:table-cell table:number-columns-repeated="17"/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office:value-type="float" office:value="9.01134743405714" calcext:value-type="float">
            <text:p>9.01134743405714</text:p>
          </table:table-cell>
          <table:table-cell office:value-type="float" office:value="0.00589638748620295" calcext:value-type="float">
            <text:p>0.00589638748620295</text:p>
          </table:table-cell>
          <table:table-cell office:value-type="float" office:value="8.993794567" calcext:value-type="float">
            <text:p>8.993794567</text:p>
          </table:table-cell>
          <table:table-cell office:value-type="float" office:value="9.0072925895" calcext:value-type="float">
            <text:p>9.0072925895</text:p>
          </table:table-cell>
          <table:table-cell office:value-type="float" office:value="9.0115493595" calcext:value-type="float">
            <text:p>9.0115493595</text:p>
          </table:table-cell>
          <table:table-cell office:value-type="float" office:value="9.0156881875" calcext:value-type="float">
            <text:p>9.0156881875</text:p>
          </table:table-cell>
          <table:table-cell office:value-type="float" office:value="9.027188244" calcext:value-type="float">
            <text:p>9.027188244</text:p>
          </table:table-cell>
          <table:table-cell office:value-type="float" office:value="6.01585216537815" calcext:value-type="float">
            <text:p>6.0158521653781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formula="of:=[.AM64]" office:value-type="float" office:value="0.0650263621353577" calcext:value-type="float">
            <text:p>0.0650263621353577</text:p>
          </table:table-cell>
          <table:table-cell office:value-type="float" office:value="0.00439537722409685" calcext:value-type="float">
            <text:p>0.00439537722409685</text:p>
          </table:table-cell>
          <table:table-cell table:formula="of:=ABS(([.AT28]-[.AV28])/[.AT2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.11439061068075" calcext:value-type="float">
            <text:p>8.11439061068075</text:p>
          </table:table-cell>
          <table:table-cell office:value-type="float" office:value="0.00803363346961478" calcext:value-type="float">
            <text:p>0.00803363346961478</text:p>
          </table:table-cell>
          <table:table-cell office:value-type="float" office:value="8.092518104" calcext:value-type="float">
            <text:p>8.092518104</text:p>
          </table:table-cell>
          <table:table-cell office:value-type="float" office:value="8.10893356" calcext:value-type="float">
            <text:p>8.10893356</text:p>
          </table:table-cell>
          <table:table-cell office:value-type="float" office:value="8.114599893" calcext:value-type="float">
            <text:p>8.114599893</text:p>
          </table:table-cell>
          <table:table-cell office:value-type="float" office:value="8.119863406" calcext:value-type="float">
            <text:p>8.119863406</text:p>
          </table:table-cell>
          <table:table-cell office:value-type="float" office:value="8.135717646" calcext:value-type="float">
            <text:p>8.135717646</text:p>
          </table:table-cell>
          <table:table-cell office:value-type="float" office:value="711.439061068075" calcext:value-type="float">
            <text:p>711.43906106807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float" office:value="9.51127570948851" calcext:value-type="float">
            <text:p>9.51127570948851</text:p>
          </table:table-cell>
          <table:table-cell office:value-type="float" office:value="0.0235388168096048" calcext:value-type="float">
            <text:p>0.0235388168096048</text:p>
          </table:table-cell>
          <table:table-cell office:value-type="float" office:value="9.472725432" calcext:value-type="float">
            <text:p>9.472725432</text:p>
          </table:table-cell>
          <table:table-cell office:value-type="float" office:value="9.493164788" calcext:value-type="float">
            <text:p>9.493164788</text:p>
          </table:table-cell>
          <table:table-cell office:value-type="float" office:value="9.5037666435" calcext:value-type="float">
            <text:p>9.5037666435</text:p>
          </table:table-cell>
          <table:table-cell office:value-type="float" office:value="9.5323834325" calcext:value-type="float">
            <text:p>9.5323834325</text:p>
          </table:table-cell>
          <table:table-cell office:value-type="float" office:value="9.572233984" calcext:value-type="float">
            <text:p>9.572233984</text:p>
          </table:table-cell>
          <table:table-cell office:value-type="float" office:value="5.68084121653896" calcext:value-type="float">
            <text:p>5.6808412165389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formula="of:=[.AM65]" office:value-type="float" office:value="0.0732402525104838" calcext:value-type="float">
            <text:p>0.0732402525104838</text:p>
          </table:table-cell>
          <table:table-cell office:value-type="float" office:value="0.0172577371047992" calcext:value-type="float">
            <text:p>0.0172577371047992</text:p>
          </table:table-cell>
          <table:table-cell table:formula="of:=ABS(([.AT29]-[.AV29])/[.AT2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9.08313191443448" calcext:value-type="float">
            <text:p>9.08313191443448</text:p>
          </table:table-cell>
          <table:table-cell office:value-type="float" office:value="0.0142063295578013" calcext:value-type="float">
            <text:p>0.0142063295578013</text:p>
          </table:table-cell>
          <table:table-cell office:value-type="float" office:value="9.007245898" calcext:value-type="float">
            <text:p>9.007245898</text:p>
          </table:table-cell>
          <table:table-cell office:value-type="float" office:value="9.075893367" calcext:value-type="float">
            <text:p>9.075893367</text:p>
          </table:table-cell>
          <table:table-cell office:value-type="float" office:value="9.083741642" calcext:value-type="float">
            <text:p>9.083741642</text:p>
          </table:table-cell>
          <table:table-cell office:value-type="float" office:value="9.092494" calcext:value-type="float">
            <text:p>9.092494</text:p>
          </table:table-cell>
          <table:table-cell office:value-type="float" office:value="9.113569322" calcext:value-type="float">
            <text:p>9.113569322</text:p>
          </table:table-cell>
          <table:table-cell office:value-type="float" office:value="354.156595721724" calcext:value-type="float">
            <text:p>354.156595721724</text:p>
          </table:table-cell>
          <table:table-cell table:number-columns-repeated="33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AM66]" office:value-type="float" office:value="1.11956604227629" calcext:value-type="float">
            <text:p>1.11956604227629</text:p>
          </table:table-cell>
          <table:table-cell office:value-type="float" office:value="0.00803363346961478" calcext:value-type="float">
            <text:p>0.00803363346961478</text:p>
          </table:table-cell>
          <table:table-cell table:formula="of:=ABS(([.AT30]-[.AV30])/[.AT30])" office:value-type="float" office:value="0.119566042276293" calcext:value-type="float">
            <text:p>0.11956604227629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office:value-type="float" office:value="5.90349793780986" calcext:value-type="float">
            <text:p>5.90349793780986</text:p>
          </table:table-cell>
          <table:table-cell office:value-type="float" office:value="0.0181420193062007" calcext:value-type="float">
            <text:p>0.0181420193062007</text:p>
          </table:table-cell>
          <table:table-cell office:value-type="float" office:value="5.76875912" calcext:value-type="float">
            <text:p>5.76875912</text:p>
          </table:table-cell>
          <table:table-cell office:value-type="float" office:value="5.901521865" calcext:value-type="float">
            <text:p>5.901521865</text:p>
          </table:table-cell>
          <table:table-cell office:value-type="float" office:value="5.9057905415" calcext:value-type="float">
            <text:p>5.9057905415</text:p>
          </table:table-cell>
          <table:table-cell office:value-type="float" office:value="5.90960301275" calcext:value-type="float">
            <text:p>5.90960301275</text:p>
          </table:table-cell>
          <table:table-cell office:value-type="float" office:value="5.926267808" calcext:value-type="float">
            <text:p>5.926267808</text:p>
          </table:table-cell>
          <table:table-cell office:value-type="float" office:value="690.349793780986" calcext:value-type="float">
            <text:p>690.349793780986</text:p>
          </table:table-cell>
          <table:table-cell table:number-columns-repeated="33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formula="of:=[.AM67]" office:value-type="float" office:value="2.15036042517239" calcext:value-type="float">
            <text:p>2.15036042517239</text:p>
          </table:table-cell>
          <table:table-cell office:value-type="float" office:value="0.0142063295578013" calcext:value-type="float">
            <text:p>0.0142063295578013</text:p>
          </table:table-cell>
          <table:table-cell table:formula="of:=ABS(([.AT31]-[.AV31])/[.AT31])" office:value-type="float" office:value="0.0751802125861927" calcext:value-type="float">
            <text:p>0.075180212586192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14" calcext:value-type="float">
            <text:p>214</text:p>
          </table:table-cell>
          <table:table-cell office:value-type="float" office:value="4.88693637050467" calcext:value-type="float">
            <text:p>4.88693637050467</text:p>
          </table:table-cell>
          <table:table-cell office:value-type="float" office:value="0.00736142194116406" calcext:value-type="float">
            <text:p>0.00736142194116406</text:p>
          </table:table-cell>
          <table:table-cell office:value-type="float" office:value="4.857410258" calcext:value-type="float">
            <text:p>4.857410258</text:p>
          </table:table-cell>
          <table:table-cell office:value-type="float" office:value="4.88357012325" calcext:value-type="float">
            <text:p>4.88357012325</text:p>
          </table:table-cell>
          <table:table-cell office:value-type="float" office:value="4.8874602935" calcext:value-type="float">
            <text:p>4.8874602935</text:p>
          </table:table-cell>
          <table:table-cell office:value-type="float" office:value="4.891584718" calcext:value-type="float">
            <text:p>4.891584718</text:p>
          </table:table-cell>
          <table:table-cell office:value-type="float" office:value="4.906200031" calcext:value-type="float">
            <text:p>4.906200031</text:p>
          </table:table-cell>
          <table:table-cell office:value-type="float" office:value="344.346818525234" calcext:value-type="float">
            <text:p>344.346818525234</text:p>
          </table:table-cell>
          <table:table-cell table:number-columns-repeated="33"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42" calcext:value-type="float">
            <text:p>142</text:p>
          </table:table-cell>
          <table:table-cell table:formula="of:=[.AM68]" office:value-type="float" office:value="-1.04318405075297" calcext:value-type="float">
            <text:p>-1.04318405075297</text:p>
          </table:table-cell>
          <table:table-cell office:value-type="float" office:value="0.0181420193062007" calcext:value-type="float">
            <text:p>0.0181420193062007</text:p>
          </table:table-cell>
          <table:table-cell table:formula="of:=ABS(([.AT32]-[.AV32])/[.AT32])" office:value-type="float" office:value="0.0431840507529699" calcext:value-type="float">
            <text:p>0.0431840507529699</text:p>
          </table:table-cell>
          <table:table-cell table:number-columns-repeated="8"/>
        </table:table-row>
        <table:table-row table:style-name="ro1">
          <table:table-cell table:number-columns-repeated="44"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214" calcext:value-type="float">
            <text:p>214</text:p>
          </table:table-cell>
          <table:table-cell table:formula="of:=[.AM69]" office:value-type="float" office:value="-2.07829751573435" calcext:value-type="float">
            <text:p>-2.07829751573435</text:p>
          </table:table-cell>
          <table:table-cell office:value-type="float" office:value="0.00736142194116406" calcext:value-type="float">
            <text:p>0.00736142194116406</text:p>
          </table:table-cell>
          <table:table-cell table:formula="of:=ABS(([.AT33]-[.AV33])/[.AT33])" office:value-type="float" office:value="0.0391487578671774" calcext:value-type="float">
            <text:p>0.0391487578671774</text:p>
          </table:table-cell>
          <table:table-cell table:number-columns-repeated="8"/>
        </table:table-row>
        <table:table-row table:style-name="ro1">
          <table:table-cell table:number-columns-repeated="38"/>
          <table:table-cell table:formula="of:=1/1.356341" office:value-type="float" office:value="0.737277719983396" calcext:value-type="float">
            <text:p>0.73727771998339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37661331767358" calcext:value-type="float">
            <text:p>1.37661331767358</text:p>
          </table:table-cell>
          <table:table-cell office:value-type="float" office:value="0.00163050028554527" calcext:value-type="float">
            <text:p>0.00163050028554527</text:p>
          </table:table-cell>
          <table:table-cell office:value-type="float" office:value="1.372880131" calcext:value-type="float">
            <text:p>1.372880131</text:p>
          </table:table-cell>
          <table:table-cell office:value-type="float" office:value="1.37584923" calcext:value-type="float">
            <text:p>1.37584923</text:p>
          </table:table-cell>
          <table:table-cell office:value-type="float" office:value="1.376359332" calcext:value-type="float">
            <text:p>1.376359332</text:p>
          </table:table-cell>
          <table:table-cell office:value-type="float" office:value="1.376816564" calcext:value-type="float">
            <text:p>1.376816564</text:p>
          </table:table-cell>
          <table:table-cell office:value-type="float" office:value="1.380173037" calcext:value-type="float">
            <text:p>1.380173037</text:p>
          </table:table-cell>
          <table:table-cell office:value-type="string" calcext:value-type="string">
            <text:p>inf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.60113780732487" calcext:value-type="float">
            <text:p>1.60113780732487</text:p>
          </table:table-cell>
          <table:table-cell office:value-type="float" office:value="0.00125249198863033" calcext:value-type="float">
            <text:p>0.00125249198863033</text:p>
          </table:table-cell>
          <table:table-cell office:value-type="float" office:value="1.597967568" calcext:value-type="float">
            <text:p>1.597967568</text:p>
          </table:table-cell>
          <table:table-cell office:value-type="float" office:value="1.600144654" calcext:value-type="float">
            <text:p>1.600144654</text:p>
          </table:table-cell>
          <table:table-cell office:value-type="float" office:value="1.601204759" calcext:value-type="float">
            <text:p>1.601204759</text:p>
          </table:table-cell>
          <table:table-cell office:value-type="float" office:value="1.60219186" calcext:value-type="float">
            <text:p>1.60219186</text:p>
          </table:table-cell>
          <table:table-cell office:value-type="float" office:value="1.603708528" calcext:value-type="float">
            <text:p>1.603708528</text:p>
          </table:table-cell>
          <table:table-cell office:value-type="string" calcext:value-type="string">
            <text:p>inf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.83783192017742" calcext:value-type="float">
            <text:p>1.83783192017742</text:p>
          </table:table-cell>
          <table:table-cell office:value-type="float" office:value="0.000497738667890483" calcext:value-type="float">
            <text:p>0.000497738667890483</text:p>
          </table:table-cell>
          <table:table-cell office:value-type="float" office:value="1.836600557" calcext:value-type="float">
            <text:p>1.836600557</text:p>
          </table:table-cell>
          <table:table-cell office:value-type="float" office:value="1.83748303775" calcext:value-type="float">
            <text:p>1.83748303775</text:p>
          </table:table-cell>
          <table:table-cell office:value-type="float" office:value="1.8378179095" calcext:value-type="float">
            <text:p>1.8378179095</text:p>
          </table:table-cell>
          <table:table-cell office:value-type="float" office:value="1.83817814525" calcext:value-type="float">
            <text:p>1.83817814525</text:p>
          </table:table-cell>
          <table:table-cell office:value-type="float" office:value="1.839313661" calcext:value-type="float">
            <text:p>1.839313661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office:value-type="string" calcext:value-type="string">
            <text:p>new x vals</text:p>
          </table:table-cell>
          <table:table-cell/>
          <table:table-cell office:value-type="string" calcext:value-type="string">
            <text:p>avg overshoot</text:p>
          </table:table-cell>
          <table:table-cell table:formula="of:=AVERAGE([.AO39:.AO51])" office:value-type="float" office:value="1.04749499599405" calcext:value-type="float">
            <text:p>1.0474949959940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7901472286484" calcext:value-type="float">
            <text:p>1.7901472286484</text:p>
          </table:table-cell>
          <table:table-cell office:value-type="float" office:value="0.00121142948617689" calcext:value-type="float">
            <text:p>0.00121142948617689</text:p>
          </table:table-cell>
          <table:table-cell office:value-type="float" office:value="1.786262016" calcext:value-type="float">
            <text:p>1.786262016</text:p>
          </table:table-cell>
          <table:table-cell office:value-type="float" office:value="1.7894006465" calcext:value-type="float">
            <text:p>1.7894006465</text:p>
          </table:table-cell>
          <table:table-cell office:value-type="float" office:value="1.790230161" calcext:value-type="float">
            <text:p>1.790230161</text:p>
          </table:table-cell>
          <table:table-cell office:value-type="float" office:value="1.7909913935" calcext:value-type="float">
            <text:p>1.7909913935</text:p>
          </table:table-cell>
          <table:table-cell office:value-type="float" office:value="1.792667868" calcext:value-type="float">
            <text:p>1.792667868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]-[.$AM$34]*[.D70]" office:value-type="float" office:value="0.0638748508449321" calcext:value-type="float">
            <text:p>0.0638748508449321</text:p>
          </table:table-cell>
          <table:table-cell/>
          <table:table-cell table:formula="of:=[.AE17]/[.AC17]" office:value-type="float" office:value="1.04461012481693" calcext:value-type="float">
            <text:p>1.0446101248169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.83366269917808" calcext:value-type="float">
            <text:p>1.83366269917808</text:p>
          </table:table-cell>
          <table:table-cell office:value-type="float" office:value="0.00100230950877216" calcext:value-type="float">
            <text:p>0.00100230950877216</text:p>
          </table:table-cell>
          <table:table-cell office:value-type="float" office:value="1.830758557" calcext:value-type="float">
            <text:p>1.830758557</text:p>
          </table:table-cell>
          <table:table-cell office:value-type="float" office:value="1.8330591575" calcext:value-type="float">
            <text:p>1.8330591575</text:p>
          </table:table-cell>
          <table:table-cell office:value-type="float" office:value="1.833688089" calcext:value-type="float">
            <text:p>1.833688089</text:p>
          </table:table-cell>
          <table:table-cell office:value-type="float" office:value="1.8342686895" calcext:value-type="float">
            <text:p>1.8342686895</text:p>
          </table:table-cell>
          <table:table-cell office:value-type="float" office:value="1.836792419" calcext:value-type="float">
            <text:p>1.836792419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3]-[.$AM$34]*[.D71]" office:value-type="float" office:value="0.0606930503825476" calcext:value-type="float">
            <text:p>0.0606930503825476</text:p>
          </table:table-cell>
          <table:table-cell/>
          <table:table-cell table:formula="of:=[.AE18]/[.AC18]" office:value-type="float" office:value="1.04025078175199" calcext:value-type="float">
            <text:p>1.0402507817519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.0728914442718" calcext:value-type="float">
            <text:p>2.0728914442718</text:p>
          </table:table-cell>
          <table:table-cell office:value-type="float" office:value="0.000585242128777648" calcext:value-type="float">
            <text:p>0.000585242128777648</text:p>
          </table:table-cell>
          <table:table-cell office:value-type="float" office:value="2.071443496" calcext:value-type="float">
            <text:p>2.071443496</text:p>
          </table:table-cell>
          <table:table-cell office:value-type="float" office:value="2.072454296" calcext:value-type="float">
            <text:p>2.072454296</text:p>
          </table:table-cell>
          <table:table-cell office:value-type="float" office:value="2.072850835" calcext:value-type="float">
            <text:p>2.072850835</text:p>
          </table:table-cell>
          <table:table-cell office:value-type="float" office:value="2.0733235285" calcext:value-type="float">
            <text:p>2.0733235285</text:p>
          </table:table-cell>
          <table:table-cell office:value-type="float" office:value="2.074240243" calcext:value-type="float">
            <text:p>2.074240243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4]-[.$AM$34]*[.D72]" office:value-type="float" office:value="0.0686693254142265" calcext:value-type="float">
            <text:p>0.0686693254142265</text:p>
          </table:table-cell>
          <table:table-cell/>
          <table:table-cell table:formula="of:=[.AE19]/[.AC19]" office:value-type="float" office:value="1.04409001156317" calcext:value-type="float">
            <text:p>1.0440900115631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.29361517601478" calcext:value-type="float">
            <text:p>2.29361517601478</text:p>
          </table:table-cell>
          <table:table-cell office:value-type="float" office:value="0.00132094675773603" calcext:value-type="float">
            <text:p>0.00132094675773603</text:p>
          </table:table-cell>
          <table:table-cell office:value-type="float" office:value="2.290104514" calcext:value-type="float">
            <text:p>2.290104514</text:p>
          </table:table-cell>
          <table:table-cell office:value-type="float" office:value="2.2928484635" calcext:value-type="float">
            <text:p>2.2928484635</text:p>
          </table:table-cell>
          <table:table-cell office:value-type="float" office:value="2.293658126" calcext:value-type="float">
            <text:p>2.293658126</text:p>
          </table:table-cell>
          <table:table-cell office:value-type="float" office:value="2.2944885105" calcext:value-type="float">
            <text:p>2.2944885105</text:p>
          </table:table-cell>
          <table:table-cell office:value-type="float" office:value="2.297070262" calcext:value-type="float">
            <text:p>2.297070262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5]-[.$AM$34]*[.D73]" office:value-type="float" office:value="1.09688500434075" calcext:value-type="float">
            <text:p>1.09688500434075</text:p>
          </table:table-cell>
          <table:table-cell/>
          <table:table-cell table:formula="of:=[.AE20]/[.AC20]" office:value-type="float" office:value="1.0464342170302" calcext:value-type="float">
            <text:p>1.046434217030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.2620321815933" calcext:value-type="float">
            <text:p>2.2620321815933</text:p>
          </table:table-cell>
          <table:table-cell office:value-type="float" office:value="0.00114301807451423" calcext:value-type="float">
            <text:p>0.00114301807451423</text:p>
          </table:table-cell>
          <table:table-cell office:value-type="float" office:value="2.259206709" calcext:value-type="float">
            <text:p>2.259206709</text:p>
          </table:table-cell>
          <table:table-cell office:value-type="float" office:value="2.261328634" calcext:value-type="float">
            <text:p>2.261328634</text:p>
          </table:table-cell>
          <table:table-cell office:value-type="float" office:value="2.261950232" calcext:value-type="float">
            <text:p>2.261950232</text:p>
          </table:table-cell>
          <table:table-cell office:value-type="float" office:value="2.262652516" calcext:value-type="float">
            <text:p>2.262652516</text:p>
          </table:table-cell>
          <table:table-cell office:value-type="float" office:value="2.270418313" calcext:value-type="float">
            <text:p>2.270418313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6]-[.$AM$34]*[.D74]" office:value-type="float" office:value="-1.00233173512804" calcext:value-type="float">
            <text:p>-1.00233173512804</text:p>
          </table:table-cell>
          <table:table-cell/>
          <table:table-cell table:formula="of:=[.AE21]/[.AC21]" office:value-type="float" office:value="1.04163993739015" calcext:value-type="float">
            <text:p>1.0416399373901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.3009734471701" calcext:value-type="float">
            <text:p>2.3009734471701</text:p>
          </table:table-cell>
          <table:table-cell office:value-type="float" office:value="0.00197110185456868" calcext:value-type="float">
            <text:p>0.00197110185456868</text:p>
          </table:table-cell>
          <table:table-cell office:value-type="float" office:value="2.294351938" calcext:value-type="float">
            <text:p>2.294351938</text:p>
          </table:table-cell>
          <table:table-cell office:value-type="float" office:value="2.30026560975" calcext:value-type="float">
            <text:p>2.30026560975</text:p>
          </table:table-cell>
          <table:table-cell office:value-type="float" office:value="2.301491748" calcext:value-type="float">
            <text:p>2.301491748</text:p>
          </table:table-cell>
          <table:table-cell office:value-type="float" office:value="2.30233744675" calcext:value-type="float">
            <text:p>2.30233744675</text:p>
          </table:table-cell>
          <table:table-cell office:value-type="float" office:value="2.304602801" calcext:value-type="float">
            <text:p>2.304602801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7]-[.$AM$34]*[.D75]" office:value-type="float" office:value="0.0648495432863161" calcext:value-type="float">
            <text:p>0.0648495432863161</text:p>
          </table:table-cell>
          <table:table-cell/>
          <table:table-cell table:formula="of:=[.AE22]/[.AC22]" office:value-type="float" office:value="1.04814006899522" calcext:value-type="float">
            <text:p>1.0481400689952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.53839887195175" calcext:value-type="float">
            <text:p>2.53839887195175</text:p>
          </table:table-cell>
          <table:table-cell office:value-type="float" office:value="0.00294569046299234" calcext:value-type="float">
            <text:p>0.00294569046299234</text:p>
          </table:table-cell>
          <table:table-cell office:value-type="float" office:value="2.530154981" calcext:value-type="float">
            <text:p>2.530154981</text:p>
          </table:table-cell>
          <table:table-cell office:value-type="float" office:value="2.53636845025" calcext:value-type="float">
            <text:p>2.53636845025</text:p>
          </table:table-cell>
          <table:table-cell office:value-type="float" office:value="2.538178584" calcext:value-type="float">
            <text:p>2.538178584</text:p>
          </table:table-cell>
          <table:table-cell office:value-type="float" office:value="2.5402996045" calcext:value-type="float">
            <text:p>2.5402996045</text:p>
          </table:table-cell>
          <table:table-cell office:value-type="float" office:value="2.547773416" calcext:value-type="float">
            <text:p>2.547773416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8]-[.$AM$34]*[.D76]" office:value-type="float" office:value="0.0676470283453408" calcext:value-type="float">
            <text:p>0.0676470283453408</text:p>
          </table:table-cell>
          <table:table-cell/>
          <table:table-cell table:formula="of:=[.AE23]/[.AC23]" office:value-type="float" office:value="1.04743421668519" calcext:value-type="float">
            <text:p>1.0474342166851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.76337572279293" calcext:value-type="float">
            <text:p>2.76337572279293</text:p>
          </table:table-cell>
          <table:table-cell office:value-type="float" office:value="0.00505858992254781" calcext:value-type="float">
            <text:p>0.00505858992254781</text:p>
          </table:table-cell>
          <table:table-cell office:value-type="float" office:value="2.754603391" calcext:value-type="float">
            <text:p>2.754603391</text:p>
          </table:table-cell>
          <table:table-cell office:value-type="float" office:value="2.75910094475" calcext:value-type="float">
            <text:p>2.75910094475</text:p>
          </table:table-cell>
          <table:table-cell office:value-type="float" office:value="2.7617803645" calcext:value-type="float">
            <text:p>2.7617803645</text:p>
          </table:table-cell>
          <table:table-cell office:value-type="float" office:value="2.76862754675" calcext:value-type="float">
            <text:p>2.76862754675</text:p>
          </table:table-cell>
          <table:table-cell office:value-type="float" office:value="2.773028124" calcext:value-type="float">
            <text:p>2.773028124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9]-[.$AM$34]*[.D77]" office:value-type="float" office:value="1.10166029349447" calcext:value-type="float">
            <text:p>1.10166029349447</text:p>
          </table:table-cell>
          <table:table-cell/>
          <table:table-cell table:formula="of:=[.AE24]/[.AC24]" office:value-type="float" office:value="1.045326365823" calcext:value-type="float">
            <text:p>1.045326365823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.72734309032381" calcext:value-type="float">
            <text:p>2.72734309032381</text:p>
          </table:table-cell>
          <table:table-cell office:value-type="float" office:value="0.00285135519564074" calcext:value-type="float">
            <text:p>0.00285135519564074</text:p>
          </table:table-cell>
          <table:table-cell office:value-type="float" office:value="2.721216938" calcext:value-type="float">
            <text:p>2.721216938</text:p>
          </table:table-cell>
          <table:table-cell office:value-type="float" office:value="2.72524690725" calcext:value-type="float">
            <text:p>2.72524690725</text:p>
          </table:table-cell>
          <table:table-cell office:value-type="float" office:value="2.727104576" calcext:value-type="float">
            <text:p>2.727104576</text:p>
          </table:table-cell>
          <table:table-cell office:value-type="float" office:value="2.72907791675" calcext:value-type="float">
            <text:p>2.72907791675</text:p>
          </table:table-cell>
          <table:table-cell office:value-type="float" office:value="2.735225107" calcext:value-type="float">
            <text:p>2.735225107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0]-[.$AM$34]*[.D78]" office:value-type="float" office:value="-0.9987656750999" calcext:value-type="float">
            <text:p>-0.9987656750999</text:p>
          </table:table-cell>
          <table:table-cell/>
          <table:table-cell table:formula="of:=[.AE25]/[.AC25]" office:value-type="float" office:value="1.04104662700995" calcext:value-type="float">
            <text:p>1.0410466270099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.77437505053589" calcext:value-type="float">
            <text:p>2.77437505053589</text:p>
          </table:table-cell>
          <table:table-cell office:value-type="float" office:value="0.00621622479425242" calcext:value-type="float">
            <text:p>0.00621622479425242</text:p>
          </table:table-cell>
          <table:table-cell office:value-type="float" office:value="2.756843582" calcext:value-type="float">
            <text:p>2.756843582</text:p>
          </table:table-cell>
          <table:table-cell office:value-type="float" office:value="2.771001898" calcext:value-type="float">
            <text:p>2.771001898</text:p>
          </table:table-cell>
          <table:table-cell office:value-type="float" office:value="2.774433502" calcext:value-type="float">
            <text:p>2.774433502</text:p>
          </table:table-cell>
          <table:table-cell office:value-type="float" office:value="2.779211076" calcext:value-type="float">
            <text:p>2.779211076</text:p>
          </table:table-cell>
          <table:table-cell office:value-type="float" office:value="2.787167388" calcext:value-type="float">
            <text:p>2.787167388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1]-[.$AM$34]*[.D79]" office:value-type="float" office:value="0.0684895680473305" calcext:value-type="float">
            <text:p>0.0684895680473305</text:p>
          </table:table-cell>
          <table:table-cell/>
          <table:table-cell table:formula="of:=[.AE26]/[.AC26]" office:value-type="float" office:value="1.04912278060096" calcext:value-type="float">
            <text:p>1.0491227806009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.988761722" calcext:value-type="float">
            <text:p>2.988761722</text:p>
          </table:table-cell>
          <table:table-cell office:value-type="float" office:value="0.00211865811631473" calcext:value-type="float">
            <text:p>0.00211865811631473</text:p>
          </table:table-cell>
          <table:table-cell office:value-type="float" office:value="2.984113837" calcext:value-type="float">
            <text:p>2.984113837</text:p>
          </table:table-cell>
          <table:table-cell office:value-type="float" office:value="2.9872049525" calcext:value-type="float">
            <text:p>2.9872049525</text:p>
          </table:table-cell>
          <table:table-cell office:value-type="float" office:value="2.988617491" calcext:value-type="float">
            <text:p>2.988617491</text:p>
          </table:table-cell>
          <table:table-cell office:value-type="float" office:value="2.99004169425" calcext:value-type="float">
            <text:p>2.99004169425</text:p>
          </table:table-cell>
          <table:table-cell office:value-type="float" office:value="2.994697375" calcext:value-type="float">
            <text:p>2.994697375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2]-[.$AM$34]*[.D80]" office:value-type="float" office:value="0.0644746042071978" calcext:value-type="float">
            <text:p>0.0644746042071978</text:p>
          </table:table-cell>
          <table:table-cell/>
          <table:table-cell table:formula="of:=[.AE27]/[.AC27]" office:value-type="float" office:value="1.05237288243667" calcext:value-type="float">
            <text:p>1.0523728824366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.20485162370149" calcext:value-type="float">
            <text:p>3.20485162370149</text:p>
          </table:table-cell>
          <table:table-cell office:value-type="float" office:value="0.00376435629090071" calcext:value-type="float">
            <text:p>0.00376435629090071</text:p>
          </table:table-cell>
          <table:table-cell office:value-type="float" office:value="3.19966763" calcext:value-type="float">
            <text:p>3.19966763</text:p>
          </table:table-cell>
          <table:table-cell office:value-type="float" office:value="3.202466068" calcext:value-type="float">
            <text:p>3.202466068</text:p>
          </table:table-cell>
          <table:table-cell office:value-type="float" office:value="3.203714989" calcext:value-type="float">
            <text:p>3.203714989</text:p>
          </table:table-cell>
          <table:table-cell office:value-type="float" office:value="3.205339022" calcext:value-type="float">
            <text:p>3.205339022</text:p>
          </table:table-cell>
          <table:table-cell office:value-type="float" office:value="3.214654984" calcext:value-type="float">
            <text:p>3.214654984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3]-[.$AM$34]*[.D81]" office:value-type="float" office:value="1.10233447529744" calcext:value-type="float">
            <text:p>1.10233447529744</text:p>
          </table:table-cell>
          <table:table-cell/>
          <table:table-cell table:formula="of:=[.AE28]/[.AC28]" office:value-type="float" office:value="1.06015852165378" calcext:value-type="float">
            <text:p>1.0601585216537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.21016502392746" calcext:value-type="float">
            <text:p>3.21016502392746</text:p>
          </table:table-cell>
          <table:table-cell office:value-type="float" office:value="0.00243598312850927" calcext:value-type="float">
            <text:p>0.00243598312850927</text:p>
          </table:table-cell>
          <table:table-cell office:value-type="float" office:value="3.202852046" calcext:value-type="float">
            <text:p>3.202852046</text:p>
          </table:table-cell>
          <table:table-cell office:value-type="float" office:value="3.208617138" calcext:value-type="float">
            <text:p>3.208617138</text:p>
          </table:table-cell>
          <table:table-cell office:value-type="float" office:value="3.210233192" calcext:value-type="float">
            <text:p>3.210233192</text:p>
          </table:table-cell>
          <table:table-cell office:value-type="float" office:value="3.211490331" calcext:value-type="float">
            <text:p>3.211490331</text:p>
          </table:table-cell>
          <table:table-cell office:value-type="float" office:value="3.216898356" calcext:value-type="float">
            <text:p>3.216898356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4]-[.$AM$34]*[.D82]" office:value-type="float" office:value="-1.01028399859979" calcext:value-type="float">
            <text:p>-1.01028399859979</text:p>
          </table:table-cell>
          <table:table-cell/>
          <table:table-cell table:formula="of:=[.AE29]/[.AC29]" office:value-type="float" office:value="1.05680841216539" calcext:value-type="float">
            <text:p>1.05680841216539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.15949581488406" calcext:value-type="float">
            <text:p>3.15949581488406</text:p>
          </table:table-cell>
          <table:table-cell office:value-type="float" office:value="0.00313520742532359" calcext:value-type="float">
            <text:p>0.00313520742532359</text:p>
          </table:table-cell>
          <table:table-cell office:value-type="float" office:value="3.142492013" calcext:value-type="float">
            <text:p>3.142492013</text:p>
          </table:table-cell>
          <table:table-cell office:value-type="float" office:value="3.1583725685" calcext:value-type="float">
            <text:p>3.1583725685</text:p>
          </table:table-cell>
          <table:table-cell office:value-type="float" office:value="3.159949195" calcext:value-type="float">
            <text:p>3.159949195</text:p>
          </table:table-cell>
          <table:table-cell office:value-type="float" office:value="3.161308593" calcext:value-type="float">
            <text:p>3.161308593</text:p>
          </table:table-cell>
          <table:table-cell office:value-type="float" office:value="3.166755384" calcext:value-type="float">
            <text:p>3.166755384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5]-[.$AM$34]*[.D83]" office:value-type="float" office:value="0.0647235751702198" calcext:value-type="float">
            <text:p>0.0647235751702198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.21849629165169" calcext:value-type="float">
            <text:p>3.21849629165169</text:p>
          </table:table-cell>
          <table:table-cell office:value-type="float" office:value="0.00393183338808516" calcext:value-type="float">
            <text:p>0.00393183338808516</text:p>
          </table:table-cell>
          <table:table-cell office:value-type="float" office:value="3.211228303" calcext:value-type="float">
            <text:p>3.211228303</text:p>
          </table:table-cell>
          <table:table-cell office:value-type="float" office:value="3.21577514425" calcext:value-type="float">
            <text:p>3.21577514425</text:p>
          </table:table-cell>
          <table:table-cell office:value-type="float" office:value="3.21766269" calcext:value-type="float">
            <text:p>3.21766269</text:p>
          </table:table-cell>
          <table:table-cell office:value-type="float" office:value="3.2201072865" calcext:value-type="float">
            <text:p>3.2201072865</text:p>
          </table:table-cell>
          <table:table-cell office:value-type="float" office:value="3.229913258" calcext:value-type="float">
            <text:p>3.229913258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6]-[.$AM$34]*[.D84]" office:value-type="float" office:value="0.0641786516789535" calcext:value-type="float">
            <text:p>0.0641786516789535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.18654837334025" calcext:value-type="float">
            <text:p>3.18654837334025</text:p>
          </table:table-cell>
          <table:table-cell office:value-type="float" office:value="0.00394125680991759" calcext:value-type="float">
            <text:p>0.00394125680991759</text:p>
          </table:table-cell>
          <table:table-cell office:value-type="float" office:value="3.173953188" calcext:value-type="float">
            <text:p>3.173953188</text:p>
          </table:table-cell>
          <table:table-cell office:value-type="float" office:value="3.184573627" calcext:value-type="float">
            <text:p>3.184573627</text:p>
          </table:table-cell>
          <table:table-cell office:value-type="float" office:value="3.18730553" calcext:value-type="float">
            <text:p>3.18730553</text:p>
          </table:table-cell>
          <table:table-cell office:value-type="float" office:value="3.18909824" calcext:value-type="float">
            <text:p>3.18909824</text:p>
          </table:table-cell>
          <table:table-cell office:value-type="float" office:value="3.195075174" calcext:value-type="float">
            <text:p>3.195075174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7]-[.$AM$34]*[.D85]" office:value-type="float" office:value="1.10807357869281" calcext:value-type="float">
            <text:p>1.10807357869281</text:p>
          </table:table-cell>
          <table:table-cell table:number-columns-repeated="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.45891078627273" calcext:value-type="float">
            <text:p>3.45891078627273</text:p>
          </table:table-cell>
          <table:table-cell office:value-type="float" office:value="0.00920074944022704" calcext:value-type="float">
            <text:p>0.00920074944022704</text:p>
          </table:table-cell>
          <table:table-cell office:value-type="float" office:value="3.441766604" calcext:value-type="float">
            <text:p>3.441766604</text:p>
          </table:table-cell>
          <table:table-cell office:value-type="float" office:value="3.451005467" calcext:value-type="float">
            <text:p>3.451005467</text:p>
          </table:table-cell>
          <table:table-cell office:value-type="float" office:value="3.459012663" calcext:value-type="float">
            <text:p>3.459012663</text:p>
          </table:table-cell>
          <table:table-cell office:value-type="float" office:value="3.466138614" calcext:value-type="float">
            <text:p>3.466138614</text:p>
          </table:table-cell>
          <table:table-cell office:value-type="float" office:value="3.484886162" calcext:value-type="float">
            <text:p>3.484886162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8]-[.$AM$34]*[.D86]" office:value-type="float" office:value="2.13184930003901" calcext:value-type="float">
            <text:p>2.13184930003901</text:p>
          </table:table-cell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.69940569715859" calcext:value-type="float">
            <text:p>3.69940569715859</text:p>
          </table:table-cell>
          <table:table-cell office:value-type="float" office:value="0.00882568836681055" calcext:value-type="float">
            <text:p>0.00882568836681055</text:p>
          </table:table-cell>
          <table:table-cell office:value-type="float" office:value="3.674205047" calcext:value-type="float">
            <text:p>3.674205047</text:p>
          </table:table-cell>
          <table:table-cell office:value-type="float" office:value="3.693152438" calcext:value-type="float">
            <text:p>3.693152438</text:p>
          </table:table-cell>
          <table:table-cell office:value-type="float" office:value="3.699727472" calcext:value-type="float">
            <text:p>3.699727472</text:p>
          </table:table-cell>
          <table:table-cell office:value-type="float" office:value="3.70593532" calcext:value-type="float">
            <text:p>3.70593532</text:p>
          </table:table-cell>
          <table:table-cell office:value-type="float" office:value="3.71883465" calcext:value-type="float">
            <text:p>3.71883465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19]-[.$AM$34]*[.D87]" office:value-type="float" office:value="-0.991632852255044" calcext:value-type="float">
            <text:p>-0.991632852255044</text:p>
          </table:table-cell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.6670248074433" calcext:value-type="float">
            <text:p>3.6670248074433</text:p>
          </table:table-cell>
          <table:table-cell office:value-type="float" office:value="0.00432025951317779" calcext:value-type="float">
            <text:p>0.00432025951317779</text:p>
          </table:table-cell>
          <table:table-cell office:value-type="float" office:value="3.648553837" calcext:value-type="float">
            <text:p>3.648553837</text:p>
          </table:table-cell>
          <table:table-cell office:value-type="float" office:value="3.66544776075" calcext:value-type="float">
            <text:p>3.66544776075</text:p>
          </table:table-cell>
          <table:table-cell office:value-type="float" office:value="3.6671947595" calcext:value-type="float">
            <text:p>3.6671947595</text:p>
          </table:table-cell>
          <table:table-cell office:value-type="float" office:value="3.66980548575" calcext:value-type="float">
            <text:p>3.66980548575</text:p>
          </table:table-cell>
          <table:table-cell office:value-type="float" office:value="3.681766132" calcext:value-type="float">
            <text:p>3.681766132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0]-[.$AM$34]*[.D88]" office:value-type="float" office:value="-1.98698256396513" calcext:value-type="float">
            <text:p>-1.98698256396513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.58753247359809" calcext:value-type="float">
            <text:p>3.58753247359809</text:p>
          </table:table-cell>
          <table:table-cell office:value-type="float" office:value="0.00902981850248509" calcext:value-type="float">
            <text:p>0.00902981850248509</text:p>
          </table:table-cell>
          <table:table-cell office:value-type="float" office:value="3.569987006" calcext:value-type="float">
            <text:p>3.569987006</text:p>
          </table:table-cell>
          <table:table-cell office:value-type="float" office:value="3.580441245" calcext:value-type="float">
            <text:p>3.580441245</text:p>
          </table:table-cell>
          <table:table-cell office:value-type="float" office:value="3.584809596" calcext:value-type="float">
            <text:p>3.584809596</text:p>
          </table:table-cell>
          <table:table-cell office:value-type="float" office:value="3.596991665" calcext:value-type="float">
            <text:p>3.596991665</text:p>
          </table:table-cell>
          <table:table-cell office:value-type="float" office:value="3.605323158" calcext:value-type="float">
            <text:p>3.605323158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1]-[.$AM$34]*[.D89]" office:value-type="float" office:value="0.0605724484856474" calcext:value-type="float">
            <text:p>0.0605724484856474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.69017697407576" calcext:value-type="float">
            <text:p>3.69017697407576</text:p>
          </table:table-cell>
          <table:table-cell office:value-type="float" office:value="0.0444488731077034" calcext:value-type="float">
            <text:p>0.0444488731077034</text:p>
          </table:table-cell>
          <table:table-cell office:value-type="float" office:value="3.671480933" calcext:value-type="float">
            <text:p>3.671480933</text:p>
          </table:table-cell>
          <table:table-cell office:value-type="float" office:value="3.681690235" calcext:value-type="float">
            <text:p>3.681690235</text:p>
          </table:table-cell>
          <table:table-cell office:value-type="float" office:value="3.685165277" calcext:value-type="float">
            <text:p>3.685165277</text:p>
          </table:table-cell>
          <table:table-cell office:value-type="float" office:value="3.687882462" calcext:value-type="float">
            <text:p>3.687882462</text:p>
          </table:table-cell>
          <table:table-cell office:value-type="float" office:value="4.092777468" calcext:value-type="float">
            <text:p>4.092777468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2]-[.$AM$34]*[.D90]" office:value-type="float" office:value="0.0547671150050961" calcext:value-type="float">
            <text:p>0.0547671150050961</text:p>
          </table:table-cell>
          <table:table-cell table:number-columns-repeated="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.62857169242601" calcext:value-type="float">
            <text:p>3.62857169242601</text:p>
          </table:table-cell>
          <table:table-cell office:value-type="float" office:value="0.00437480794179636" calcext:value-type="float">
            <text:p>0.00437480794179636</text:p>
          </table:table-cell>
          <table:table-cell office:value-type="float" office:value="3.615897999" calcext:value-type="float">
            <text:p>3.615897999</text:p>
          </table:table-cell>
          <table:table-cell office:value-type="float" office:value="3.6257125725" calcext:value-type="float">
            <text:p>3.6257125725</text:p>
          </table:table-cell>
          <table:table-cell office:value-type="float" office:value="3.628598583" calcext:value-type="float">
            <text:p>3.628598583</text:p>
          </table:table-cell>
          <table:table-cell office:value-type="float" office:value="3.6318404005" calcext:value-type="float">
            <text:p>3.6318404005</text:p>
          </table:table-cell>
          <table:table-cell office:value-type="float" office:value="3.639956941" calcext:value-type="float">
            <text:p>3.639956941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3]-[.$AM$34]*[.D91]" office:value-type="float" office:value="1.1078623003928" calcext:value-type="float">
            <text:p>1.1078623003928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.95810525082381" calcext:value-type="float">
            <text:p>3.95810525082381</text:p>
          </table:table-cell>
          <table:table-cell office:value-type="float" office:value="0.00258968580228066" calcext:value-type="float">
            <text:p>0.00258968580228066</text:p>
          </table:table-cell>
          <table:table-cell office:value-type="float" office:value="3.95040185" calcext:value-type="float">
            <text:p>3.95040185</text:p>
          </table:table-cell>
          <table:table-cell office:value-type="float" office:value="3.95634566525" calcext:value-type="float">
            <text:p>3.95634566525</text:p>
          </table:table-cell>
          <table:table-cell office:value-type="float" office:value="3.9581817185" calcext:value-type="float">
            <text:p>3.9581817185</text:p>
          </table:table-cell>
          <table:table-cell office:value-type="float" office:value="3.96006050375" calcext:value-type="float">
            <text:p>3.96006050375</text:p>
          </table:table-cell>
          <table:table-cell office:value-type="float" office:value="3.965018519" calcext:value-type="float">
            <text:p>3.965018519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4]-[.$AM$34]*[.D92]" office:value-type="float" office:value="2.13974003502947" calcext:value-type="float">
            <text:p>2.13974003502947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.17511974589081" calcext:value-type="float">
            <text:p>4.17511974589081</text:p>
          </table:table-cell>
          <table:table-cell office:value-type="float" office:value="0.0102067843514309" calcext:value-type="float">
            <text:p>0.0102067843514309</text:p>
          </table:table-cell>
          <table:table-cell office:value-type="float" office:value="4.158368706" calcext:value-type="float">
            <text:p>4.158368706</text:p>
          </table:table-cell>
          <table:table-cell office:value-type="float" office:value="4.1672859415" calcext:value-type="float">
            <text:p>4.1672859415</text:p>
          </table:table-cell>
          <table:table-cell office:value-type="float" office:value="4.171946042" calcext:value-type="float">
            <text:p>4.171946042</text:p>
          </table:table-cell>
          <table:table-cell office:value-type="float" office:value="4.1842147535" calcext:value-type="float">
            <text:p>4.1842147535</text:p>
          </table:table-cell>
          <table:table-cell office:value-type="float" office:value="4.201553689" calcext:value-type="float">
            <text:p>4.201553689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5]-[.$AM$34]*[.D93]" office:value-type="float" office:value="-1.28571616513019" calcext:value-type="float">
            <text:p>-1.28571616513019</text:p>
          </table:table-cell>
          <table:table-cell table:number-columns-repeated="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4.1602782255493" calcext:value-type="float">
            <text:p>4.1602782255493</text:p>
          </table:table-cell>
          <table:table-cell office:value-type="float" office:value="0.00412217041455985" calcext:value-type="float">
            <text:p>0.00412217041455985</text:p>
          </table:table-cell>
          <table:table-cell office:value-type="float" office:value="4.149108959" calcext:value-type="float">
            <text:p>4.149108959</text:p>
          </table:table-cell>
          <table:table-cell office:value-type="float" office:value="4.157489482" calcext:value-type="float">
            <text:p>4.157489482</text:p>
          </table:table-cell>
          <table:table-cell office:value-type="float" office:value="4.160395477" calcext:value-type="float">
            <text:p>4.160395477</text:p>
          </table:table-cell>
          <table:table-cell office:value-type="float" office:value="4.163034083" calcext:value-type="float">
            <text:p>4.163034083</text:p>
          </table:table-cell>
          <table:table-cell office:value-type="float" office:value="4.171280092" calcext:value-type="float">
            <text:p>4.171280092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6]-[.$AM$34]*[.D94]" office:value-type="float" office:value="-2.0409678200392" calcext:value-type="float">
            <text:p>-2.0409678200392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.11875438969655" calcext:value-type="float">
            <text:p>4.11875438969655</text:p>
          </table:table-cell>
          <table:table-cell office:value-type="float" office:value="0.00648021690791777" calcext:value-type="float">
            <text:p>0.00648021690791777</text:p>
          </table:table-cell>
          <table:table-cell office:value-type="float" office:value="4.083699898" calcext:value-type="float">
            <text:p>4.083699898</text:p>
          </table:table-cell>
          <table:table-cell office:value-type="float" office:value="4.115475662" calcext:value-type="float">
            <text:p>4.115475662</text:p>
          </table:table-cell>
          <table:table-cell office:value-type="float" office:value="4.119127889" calcext:value-type="float">
            <text:p>4.119127889</text:p>
          </table:table-cell>
          <table:table-cell office:value-type="float" office:value="4.123113936" calcext:value-type="float">
            <text:p>4.123113936</text:p>
          </table:table-cell>
          <table:table-cell office:value-type="float" office:value="4.132494976" calcext:value-type="float">
            <text:p>4.132494976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7]-[.$AM$34]*[.D95]" office:value-type="float" office:value="0.0650263621353577" calcext:value-type="float">
            <text:p>0.0650263621353577</text:p>
          </table:table-cell>
          <table:table-cell table:number-columns-repeated="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4.14311293735915" calcext:value-type="float">
            <text:p>4.14311293735915</text:p>
          </table:table-cell>
          <table:table-cell office:value-type="float" office:value="0.0125694022976852" calcext:value-type="float">
            <text:p>0.0125694022976852</text:p>
          </table:table-cell>
          <table:table-cell office:value-type="float" office:value="4.049797272" calcext:value-type="float">
            <text:p>4.049797272</text:p>
          </table:table-cell>
          <table:table-cell office:value-type="float" office:value="4.141646919" calcext:value-type="float">
            <text:p>4.141646919</text:p>
          </table:table-cell>
          <table:table-cell office:value-type="float" office:value="4.144743479" calcext:value-type="float">
            <text:p>4.144743479</text:p>
          </table:table-cell>
          <table:table-cell office:value-type="float" office:value="4.1474079705" calcext:value-type="float">
            <text:p>4.1474079705</text:p>
          </table:table-cell>
          <table:table-cell office:value-type="float" office:value="4.158562723" calcext:value-type="float">
            <text:p>4.158562723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8]-[.$AM$34]*[.D96]" office:value-type="float" office:value="0.0732402525104838" calcext:value-type="float">
            <text:p>0.0732402525104838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4.16341297921963" calcext:value-type="float">
            <text:p>4.16341297921963</text:p>
          </table:table-cell>
          <table:table-cell office:value-type="float" office:value="0.00622830462923904" calcext:value-type="float">
            <text:p>0.00622830462923904</text:p>
          </table:table-cell>
          <table:table-cell office:value-type="float" office:value="4.138599239" calcext:value-type="float">
            <text:p>4.138599239</text:p>
          </table:table-cell>
          <table:table-cell office:value-type="float" office:value="4.16042600825" calcext:value-type="float">
            <text:p>4.16042600825</text:p>
          </table:table-cell>
          <table:table-cell office:value-type="float" office:value="4.163854649" calcext:value-type="float">
            <text:p>4.163854649</text:p>
          </table:table-cell>
          <table:table-cell office:value-type="float" office:value="4.16742309625" calcext:value-type="float">
            <text:p>4.16742309625</text:p>
          </table:table-cell>
          <table:table-cell office:value-type="float" office:value="4.179906154" calcext:value-type="float">
            <text:p>4.179906154</text:p>
          </table:table-cell>
          <table:table-cell office:value-type="string" calcext:value-type="string">
            <text:p>inf</text:p>
          </table:table-cell>
          <table:table-cell table:number-columns-repeated="27"/>
          <table:table-cell table:formula="of:=[.D29]-[.$AM$34]*[.D97]" office:value-type="float" office:value="1.11956604227629" calcext:value-type="float">
            <text:p>1.11956604227629</text:p>
          </table:table-cell>
          <table:table-cell table:number-columns-repeated="19"/>
        </table:table-row>
        <table:table-row table:style-name="ro1">
          <table:table-cell table:number-columns-repeated="38"/>
          <table:table-cell table:formula="of:=[.D30]-[.$AM$34]*[.D98]" office:value-type="float" office:value="2.15036042517239" calcext:value-type="float">
            <text:p>2.15036042517239</text:p>
          </table:table-cell>
          <table:table-cell table:number-columns-repeated="19"/>
        </table:table-row>
        <table:table-row table:style-name="ro1">
          <table:table-cell table:number-columns-repeated="38"/>
          <table:table-cell table:formula="of:=[.D31]-[.$AM$34]*[.D99]" office:value-type="float" office:value="-1.04318405075297" calcext:value-type="float">
            <text:p>-1.04318405075297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27"/>
          <table:table-cell table:formula="of:=[.D32]-[.$AM$34]*[.D100]" office:value-type="float" office:value="-2.07829751573435" calcext:value-type="float">
            <text:p>-2.07829751573435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3.13383037445078" calcext:value-type="float">
            <text:p>3.13383037445078</text:p>
          </table:table-cell>
          <table:table-cell office:value-type="float" office:value="0.00383495374268494" calcext:value-type="float">
            <text:p>0.00383495374268494</text:p>
          </table:table-cell>
          <table:table-cell office:value-type="float" office:value="3.125587194" calcext:value-type="float">
            <text:p>3.125587194</text:p>
          </table:table-cell>
          <table:table-cell office:value-type="float" office:value="3.13194801" calcext:value-type="float">
            <text:p>3.13194801</text:p>
          </table:table-cell>
          <table:table-cell office:value-type="float" office:value="3.133081587" calcext:value-type="float">
            <text:p>3.133081587</text:p>
          </table:table-cell>
          <table:table-cell office:value-type="float" office:value="3.134167477" calcext:value-type="float">
            <text:p>3.134167477</text:p>
          </table:table-cell>
          <table:table-cell office:value-type="float" office:value="3.14231618" calcext:value-type="float">
            <text:p>3.14231618</text:p>
          </table:table-cell>
          <table:table-cell office:value-type="float" office:value="4.46101248169259" calcext:value-type="float">
            <text:p>4.46101248169259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7" calcext:value-type="float">
            <text:p>197</text:p>
          </table:table-cell>
          <table:table-cell office:value-type="float" office:value="3.64087773613198" calcext:value-type="float">
            <text:p>3.64087773613198</text:p>
          </table:table-cell>
          <table:table-cell office:value-type="float" office:value="0.00289547422125189" calcext:value-type="float">
            <text:p>0.00289547422125189</text:p>
          </table:table-cell>
          <table:table-cell office:value-type="float" office:value="3.633793899" calcext:value-type="float">
            <text:p>3.633793899</text:p>
          </table:table-cell>
          <table:table-cell office:value-type="float" office:value="3.638582409" calcext:value-type="float">
            <text:p>3.638582409</text:p>
          </table:table-cell>
          <table:table-cell office:value-type="float" office:value="3.64090794" calcext:value-type="float">
            <text:p>3.64090794</text:p>
          </table:table-cell>
          <table:table-cell office:value-type="float" office:value="3.643313961" calcext:value-type="float">
            <text:p>3.643313961</text:p>
          </table:table-cell>
          <table:table-cell office:value-type="float" office:value="3.646860379" calcext:value-type="float">
            <text:p>3.646860379</text:p>
          </table:table-cell>
          <table:table-cell office:value-type="float" office:value="4.02507817519942" calcext:value-type="float">
            <text:p>4.02507817519942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4.17636004625269" calcext:value-type="float">
            <text:p>4.17636004625269</text:p>
          </table:table-cell>
          <table:table-cell office:value-type="float" office:value="0.00113531416093347" calcext:value-type="float">
            <text:p>0.00113531416093347</text:p>
          </table:table-cell>
          <table:table-cell office:value-type="float" office:value="4.173550299" calcext:value-type="float">
            <text:p>4.173550299</text:p>
          </table:table-cell>
          <table:table-cell office:value-type="float" office:value="4.175504097" calcext:value-type="float">
            <text:p>4.175504097</text:p>
          </table:table-cell>
          <table:table-cell office:value-type="float" office:value="4.1763333065" calcext:value-type="float">
            <text:p>4.1763333065</text:p>
          </table:table-cell>
          <table:table-cell office:value-type="float" office:value="4.17715151125" calcext:value-type="float">
            <text:p>4.17715151125</text:p>
          </table:table-cell>
          <table:table-cell office:value-type="float" office:value="4.179730375" calcext:value-type="float">
            <text:p>4.179730375</text:p>
          </table:table-cell>
          <table:table-cell office:value-type="float" office:value="4.40900115631719" calcext:value-type="float">
            <text:p>4.40900115631719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4.08438366972146" calcext:value-type="float">
            <text:p>4.08438366972146</text:p>
          </table:table-cell>
          <table:table-cell office:value-type="float" office:value="0.00276339413670506" calcext:value-type="float">
            <text:p>0.00276339413670506</text:p>
          </table:table-cell>
          <table:table-cell office:value-type="float" office:value="4.075520377" calcext:value-type="float">
            <text:p>4.075520377</text:p>
          </table:table-cell>
          <table:table-cell office:value-type="float" office:value="4.0827271655" calcext:value-type="float">
            <text:p>4.0827271655</text:p>
          </table:table-cell>
          <table:table-cell office:value-type="float" office:value="4.084584273" calcext:value-type="float">
            <text:p>4.084584273</text:p>
          </table:table-cell>
          <table:table-cell office:value-type="float" office:value="4.0862915735" calcext:value-type="float">
            <text:p>4.0862915735</text:p>
          </table:table-cell>
          <table:table-cell office:value-type="float" office:value="4.090132109" calcext:value-type="float">
            <text:p>4.090132109</text:p>
          </table:table-cell>
          <table:table-cell office:value-type="float" office:value="2.10959174303653" calcext:value-type="float">
            <text:p>2.10959174303653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4.15173828639726" calcext:value-type="float">
            <text:p>4.15173828639726</text:p>
          </table:table-cell>
          <table:table-cell office:value-type="float" office:value="0.00232066948871333" calcext:value-type="float">
            <text:p>0.00232066948871333</text:p>
          </table:table-cell>
          <table:table-cell office:value-type="float" office:value="4.144789794" calcext:value-type="float">
            <text:p>4.144789794</text:p>
          </table:table-cell>
          <table:table-cell office:value-type="float" office:value="4.150339384" calcext:value-type="float">
            <text:p>4.150339384</text:p>
          </table:table-cell>
          <table:table-cell office:value-type="float" office:value="4.151844117" calcext:value-type="float">
            <text:p>4.151844117</text:p>
          </table:table-cell>
          <table:table-cell office:value-type="float" office:value="4.153153314" calcext:value-type="float">
            <text:p>4.153153314</text:p>
          </table:table-cell>
          <table:table-cell office:value-type="float" office:value="4.159167504" calcext:value-type="float">
            <text:p>4.159167504</text:p>
          </table:table-cell>
          <table:table-cell office:value-type="float" office:value="3.79345715993151" calcext:value-type="float">
            <text:p>3.79345715993151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5" calcext:value-type="float">
            <text:p>195</text:p>
          </table:table-cell>
          <table:table-cell office:value-type="float" office:value="4.7089539766359" calcext:value-type="float">
            <text:p>4.7089539766359</text:p>
          </table:table-cell>
          <table:table-cell office:value-type="float" office:value="0.00132040086474713" calcext:value-type="float">
            <text:p>0.00132040086474713</text:p>
          </table:table-cell>
          <table:table-cell office:value-type="float" office:value="4.705775163" calcext:value-type="float">
            <text:p>4.705775163</text:p>
          </table:table-cell>
          <table:table-cell office:value-type="float" office:value="4.7079877215" calcext:value-type="float">
            <text:p>4.7079877215</text:p>
          </table:table-cell>
          <table:table-cell office:value-type="float" office:value="4.708843818" calcext:value-type="float">
            <text:p>4.708843818</text:p>
          </table:table-cell>
          <table:table-cell office:value-type="float" office:value="4.7099542915" calcext:value-type="float">
            <text:p>4.7099542915</text:p>
          </table:table-cell>
          <table:table-cell office:value-type="float" office:value="4.711978164" calcext:value-type="float">
            <text:p>4.711978164</text:p>
          </table:table-cell>
          <table:table-cell office:value-type="float" office:value="4.64342170301995" calcext:value-type="float">
            <text:p>4.64342170301995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5.20819968695074" calcext:value-type="float">
            <text:p>5.20819968695074</text:p>
          </table:table-cell>
          <table:table-cell office:value-type="float" office:value="0.00303497048063247" calcext:value-type="float">
            <text:p>0.00303497048063247</text:p>
          </table:table-cell>
          <table:table-cell office:value-type="float" office:value="5.200132429" calcext:value-type="float">
            <text:p>5.200132429</text:p>
          </table:table-cell>
          <table:table-cell office:value-type="float" office:value="5.2064419175" calcext:value-type="float">
            <text:p>5.2064419175</text:p>
          </table:table-cell>
          <table:table-cell office:value-type="float" office:value="5.208289419" calcext:value-type="float">
            <text:p>5.208289419</text:p>
          </table:table-cell>
          <table:table-cell office:value-type="float" office:value="5.2102029085" calcext:value-type="float">
            <text:p>5.2102029085</text:p>
          </table:table-cell>
          <table:table-cell office:value-type="float" office:value="5.216027668" calcext:value-type="float">
            <text:p>5.216027668</text:p>
          </table:table-cell>
          <table:table-cell office:value-type="float" office:value="4.16399373901477" calcext:value-type="float">
            <text:p>4.16399373901477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.15391876743062" calcext:value-type="float">
            <text:p>5.15391876743062</text:p>
          </table:table-cell>
          <table:table-cell office:value-type="float" office:value="0.00257745750806502" calcext:value-type="float">
            <text:p>0.00257745750806502</text:p>
          </table:table-cell>
          <table:table-cell office:value-type="float" office:value="5.147570019" calcext:value-type="float">
            <text:p>5.147570019</text:p>
          </table:table-cell>
          <table:table-cell office:value-type="float" office:value="5.152316087" calcext:value-type="float">
            <text:p>5.152316087</text:p>
          </table:table-cell>
          <table:table-cell office:value-type="float" office:value="5.153743893" calcext:value-type="float">
            <text:p>5.153743893</text:p>
          </table:table-cell>
          <table:table-cell office:value-type="float" office:value="5.155338161" calcext:value-type="float">
            <text:p>5.155338161</text:p>
          </table:table-cell>
          <table:table-cell office:value-type="float" office:value="5.1724703" calcext:value-type="float">
            <text:p>5.1724703</text:p>
          </table:table-cell>
          <table:table-cell office:value-type="float" office:value="3.07837534861244" calcext:value-type="float">
            <text:p>3.07837534861244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5.2166159747165" calcext:value-type="float">
            <text:p>5.2166159747165</text:p>
          </table:table-cell>
          <table:table-cell office:value-type="float" office:value="0.00464421707592811" calcext:value-type="float">
            <text:p>0.00464421707592811</text:p>
          </table:table-cell>
          <table:table-cell office:value-type="float" office:value="5.2024094" calcext:value-type="float">
            <text:p>5.2024094</text:p>
          </table:table-cell>
          <table:table-cell office:value-type="float" office:value="5.21516731" calcext:value-type="float">
            <text:p>5.21516731</text:p>
          </table:table-cell>
          <table:table-cell office:value-type="float" office:value="5.217933208" calcext:value-type="float">
            <text:p>5.217933208</text:p>
          </table:table-cell>
          <table:table-cell office:value-type="float" office:value="5.21978819975" calcext:value-type="float">
            <text:p>5.21978819975</text:p>
          </table:table-cell>
          <table:table-cell office:value-type="float" office:value="5.224805228" calcext:value-type="float">
            <text:p>5.224805228</text:p>
          </table:table-cell>
          <table:table-cell office:value-type="float" office:value="4.3323194943299" calcext:value-type="float">
            <text:p>4.3323194943299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28" calcext:value-type="float">
            <text:p>228</text:p>
          </table:table-cell>
          <table:table-cell office:value-type="float" office:value="5.76477037947369" calcext:value-type="float">
            <text:p>5.76477037947369</text:p>
          </table:table-cell>
          <table:table-cell office:value-type="float" office:value="0.00668220167551167" calcext:value-type="float">
            <text:p>0.00668220167551167</text:p>
          </table:table-cell>
          <table:table-cell office:value-type="float" office:value="5.745931071" calcext:value-type="float">
            <text:p>5.745931071</text:p>
          </table:table-cell>
          <table:table-cell office:value-type="float" office:value="5.7602541025" calcext:value-type="float">
            <text:p>5.7602541025</text:p>
          </table:table-cell>
          <table:table-cell office:value-type="float" office:value="5.764304008" calcext:value-type="float">
            <text:p>5.764304008</text:p>
          </table:table-cell>
          <table:table-cell office:value-type="float" office:value="5.769067472" calcext:value-type="float">
            <text:p>5.769067472</text:p>
          </table:table-cell>
          <table:table-cell office:value-type="float" office:value="5.785940428" calcext:value-type="float">
            <text:p>5.785940428</text:p>
          </table:table-cell>
          <table:table-cell office:value-type="float" office:value="4.81400689952154" calcext:value-type="float">
            <text:p>4.81400689952154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6.28460530011111" calcext:value-type="float">
            <text:p>6.28460530011111</text:p>
          </table:table-cell>
          <table:table-cell office:value-type="float" office:value="0.0119021563417794" calcext:value-type="float">
            <text:p>0.0119021563417794</text:p>
          </table:table-cell>
          <table:table-cell office:value-type="float" office:value="6.264217817" calcext:value-type="float">
            <text:p>6.264217817</text:p>
          </table:table-cell>
          <table:table-cell office:value-type="float" office:value="6.27456390725" calcext:value-type="float">
            <text:p>6.27456390725</text:p>
          </table:table-cell>
          <table:table-cell office:value-type="float" office:value="6.2808451495" calcext:value-type="float">
            <text:p>6.2808451495</text:p>
          </table:table-cell>
          <table:table-cell office:value-type="float" office:value="6.29710221275" calcext:value-type="float">
            <text:p>6.29710221275</text:p>
          </table:table-cell>
          <table:table-cell office:value-type="float" office:value="6.307068063" calcext:value-type="float">
            <text:p>6.307068063</text:p>
          </table:table-cell>
          <table:table-cell office:value-type="float" office:value="4.7434216685185" calcext:value-type="float">
            <text:p>4.7434216685185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6.21314050515714" calcext:value-type="float">
            <text:p>6.21314050515714</text:p>
          </table:table-cell>
          <table:table-cell office:value-type="float" office:value="0.00658284959313575" calcext:value-type="float">
            <text:p>0.00658284959313575</text:p>
          </table:table-cell>
          <table:table-cell office:value-type="float" office:value="6.19892468" calcext:value-type="float">
            <text:p>6.19892468</text:p>
          </table:table-cell>
          <table:table-cell office:value-type="float" office:value="6.20837347375" calcext:value-type="float">
            <text:p>6.20837347375</text:p>
          </table:table-cell>
          <table:table-cell office:value-type="float" office:value="6.212675293" calcext:value-type="float">
            <text:p>6.212675293</text:p>
          </table:table-cell>
          <table:table-cell office:value-type="float" office:value="6.21714694425" calcext:value-type="float">
            <text:p>6.21714694425</text:p>
          </table:table-cell>
          <table:table-cell office:value-type="float" office:value="6.230501898" calcext:value-type="float">
            <text:p>6.230501898</text:p>
          </table:table-cell>
          <table:table-cell office:value-type="float" office:value="3.55234175261903" calcext:value-type="float">
            <text:p>3.55234175261903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6.29487627219617" calcext:value-type="float">
            <text:p>6.29487627219617</text:p>
          </table:table-cell>
          <table:table-cell office:value-type="float" office:value="0.0143389093268212" calcext:value-type="float">
            <text:p>0.0143389093268212</text:p>
          </table:table-cell>
          <table:table-cell office:value-type="float" office:value="6.254852432" calcext:value-type="float">
            <text:p>6.254852432</text:p>
          </table:table-cell>
          <table:table-cell office:value-type="float" office:value="6.286940236" calcext:value-type="float">
            <text:p>6.286940236</text:p>
          </table:table-cell>
          <table:table-cell office:value-type="float" office:value="6.295048244" calcext:value-type="float">
            <text:p>6.295048244</text:p>
          </table:table-cell>
          <table:table-cell office:value-type="float" office:value="6.305690338" calcext:value-type="float">
            <text:p>6.305690338</text:p>
          </table:table-cell>
          <table:table-cell office:value-type="float" office:value="6.324395262" calcext:value-type="float">
            <text:p>6.324395262</text:p>
          </table:table-cell>
          <table:table-cell office:value-type="float" office:value="4.91460453660285" calcext:value-type="float">
            <text:p>4.91460453660285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06" calcext:value-type="float">
            <text:p>206</text:p>
          </table:table-cell>
          <table:table-cell office:value-type="float" office:value="6.79462137784951" calcext:value-type="float">
            <text:p>6.79462137784951</text:p>
          </table:table-cell>
          <table:table-cell office:value-type="float" office:value="0.00482547260073517" calcext:value-type="float">
            <text:p>0.00482547260073517</text:p>
          </table:table-cell>
          <table:table-cell office:value-type="float" office:value="6.784012188" calcext:value-type="float">
            <text:p>6.784012188</text:p>
          </table:table-cell>
          <table:table-cell office:value-type="float" office:value="6.79104835525" calcext:value-type="float">
            <text:p>6.79104835525</text:p>
          </table:table-cell>
          <table:table-cell office:value-type="float" office:value="6.7942316385" calcext:value-type="float">
            <text:p>6.7942316385</text:p>
          </table:table-cell>
          <table:table-cell office:value-type="float" office:value="6.797440323" calcext:value-type="float">
            <text:p>6.797440323</text:p>
          </table:table-cell>
          <table:table-cell office:value-type="float" office:value="6.808127448" calcext:value-type="float">
            <text:p>6.808127448</text:p>
          </table:table-cell>
          <table:table-cell office:value-type="float" office:value="4.53263658230021" calcext:value-type="float">
            <text:p>4.53263658230021</text:p>
          </table:table-cell>
          <table:table-cell table:number-columns-repeated="4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.28732638906965" calcext:value-type="float">
            <text:p>7.28732638906965</text:p>
          </table:table-cell>
          <table:table-cell office:value-type="float" office:value="0.00859327463994312" calcext:value-type="float">
            <text:p>0.00859327463994312</text:p>
          </table:table-cell>
          <table:table-cell office:value-type="float" office:value="7.275412498" calcext:value-type="float">
            <text:p>7.275412498</text:p>
          </table:table-cell>
          <table:table-cell office:value-type="float" office:value="7.281858433" calcext:value-type="float">
            <text:p>7.281858433</text:p>
          </table:table-cell>
          <table:table-cell office:value-type="float" office:value="7.284648266" calcext:value-type="float">
            <text:p>7.284648266</text:p>
          </table:table-cell>
          <table:table-cell office:value-type="float" office:value="7.288397747" calcext:value-type="float">
            <text:p>7.288397747</text:p>
          </table:table-cell>
          <table:table-cell office:value-type="float" office:value="7.309855538" calcext:value-type="float">
            <text:p>7.309855538</text:p>
          </table:table-cell>
          <table:table-cell office:value-type="float" office:value="4.10466270099502" calcext:value-type="float">
            <text:p>4.10466270099502</text:p>
          </table:table-cell>
          <table:table-cell table:number-columns-repeated="4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7.3088969495544" calcext:value-type="float">
            <text:p>7.3088969495544</text:p>
          </table:table-cell>
          <table:table-cell office:value-type="float" office:value="0.00552749342629956" calcext:value-type="float">
            <text:p>0.00552749342629956</text:p>
          </table:table-cell>
          <table:table-cell office:value-type="float" office:value="7.292382467" calcext:value-type="float">
            <text:p>7.292382467</text:p>
          </table:table-cell>
          <table:table-cell office:value-type="float" office:value="7.305441849" calcext:value-type="float">
            <text:p>7.305441849</text:p>
          </table:table-cell>
          <table:table-cell office:value-type="float" office:value="7.309014262" calcext:value-type="float">
            <text:p>7.309014262</text:p>
          </table:table-cell>
          <table:table-cell office:value-type="float" office:value="7.311757227" calcext:value-type="float">
            <text:p>7.311757227</text:p>
          </table:table-cell>
          <table:table-cell office:value-type="float" office:value="7.324159234" calcext:value-type="float">
            <text:p>7.324159234</text:p>
          </table:table-cell>
          <table:table-cell office:value-type="float" office:value="4.41281356506291" calcext:value-type="float">
            <text:p>4.4128135650629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7.21414571002416" calcext:value-type="float">
            <text:p>7.21414571002416</text:p>
          </table:table-cell>
          <table:table-cell office:value-type="float" office:value="0.00724104024738221" calcext:value-type="float">
            <text:p>0.00724104024738221</text:p>
          </table:table-cell>
          <table:table-cell office:value-type="float" office:value="7.174032312" calcext:value-type="float">
            <text:p>7.174032312</text:p>
          </table:table-cell>
          <table:table-cell office:value-type="float" office:value="7.2114322055" calcext:value-type="float">
            <text:p>7.2114322055</text:p>
          </table:table-cell>
          <table:table-cell office:value-type="float" office:value="7.21520779" calcext:value-type="float">
            <text:p>7.21520779</text:p>
          </table:table-cell>
          <table:table-cell office:value-type="float" office:value="7.218286676" calcext:value-type="float">
            <text:p>7.218286676</text:p>
          </table:table-cell>
          <table:table-cell office:value-type="float" office:value="7.231739162" calcext:value-type="float">
            <text:p>7.231739162</text:p>
          </table:table-cell>
          <table:table-cell office:value-type="float" office:value="3.0592244289165" calcext:value-type="float">
            <text:p>3.0592244289165</text:p>
          </table:table-cell>
          <table:table-cell table:number-columns-repeated="4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7.31108905327528" calcext:value-type="float">
            <text:p>7.31108905327528</text:p>
          </table:table-cell>
          <table:table-cell office:value-type="float" office:value="0.00891115546767777" calcext:value-type="float">
            <text:p>0.00891115546767777</text:p>
          </table:table-cell>
          <table:table-cell office:value-type="float" office:value="7.294652166" calcext:value-type="float">
            <text:p>7.294652166</text:p>
          </table:table-cell>
          <table:table-cell office:value-type="float" office:value="7.3048803805" calcext:value-type="float">
            <text:p>7.3048803805</text:p>
          </table:table-cell>
          <table:table-cell office:value-type="float" office:value="7.3092004535" calcext:value-type="float">
            <text:p>7.3092004535</text:p>
          </table:table-cell>
          <table:table-cell office:value-type="float" office:value="7.3146644755" calcext:value-type="float">
            <text:p>7.3146644755</text:p>
          </table:table-cell>
          <table:table-cell office:value-type="float" office:value="7.336969893" calcext:value-type="float">
            <text:p>7.336969893</text:p>
          </table:table-cell>
          <table:table-cell office:value-type="float" office:value="4.44412933250402" calcext:value-type="float">
            <text:p>4.44412933250402</text:p>
          </table:table-cell>
          <table:table-cell table:number-columns-repeated="4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7.21535613269295" calcext:value-type="float">
            <text:p>7.21535613269295</text:p>
          </table:table-cell>
          <table:table-cell office:value-type="float" office:value="0.00894931711323953" calcext:value-type="float">
            <text:p>0.00894931711323953</text:p>
          </table:table-cell>
          <table:table-cell office:value-type="float" office:value="7.186820107" calcext:value-type="float">
            <text:p>7.186820107</text:p>
          </table:table-cell>
          <table:table-cell office:value-type="float" office:value="7.210877862" calcext:value-type="float">
            <text:p>7.210877862</text:p>
          </table:table-cell>
          <table:table-cell office:value-type="float" office:value="7.217075597" calcext:value-type="float">
            <text:p>7.217075597</text:p>
          </table:table-cell>
          <table:table-cell office:value-type="float" office:value="7.221089801" calcext:value-type="float">
            <text:p>7.221089801</text:p>
          </table:table-cell>
          <table:table-cell office:value-type="float" office:value="7.234792989" calcext:value-type="float">
            <text:p>7.234792989</text:p>
          </table:table-cell>
          <table:table-cell office:value-type="float" office:value="3.0765161813278" calcext:value-type="float">
            <text:p>3.0765161813278</text:p>
          </table:table-cell>
          <table:table-cell table:number-columns-repeated="4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09" calcext:value-type="float">
            <text:p>209</text:p>
          </table:table-cell>
          <table:table-cell office:value-type="float" office:value="7.86842085450718" calcext:value-type="float">
            <text:p>7.86842085450718</text:p>
          </table:table-cell>
          <table:table-cell office:value-type="float" office:value="0.0208547125070715" calcext:value-type="float">
            <text:p>0.0208547125070715</text:p>
          </table:table-cell>
          <table:table-cell office:value-type="float" office:value="7.829225982" calcext:value-type="float">
            <text:p>7.829225982</text:p>
          </table:table-cell>
          <table:table-cell office:value-type="float" office:value="7.850490251" calcext:value-type="float">
            <text:p>7.850490251</text:p>
          </table:table-cell>
          <table:table-cell office:value-type="float" office:value="7.868595542" calcext:value-type="float">
            <text:p>7.868595542</text:p>
          </table:table-cell>
          <table:table-cell office:value-type="float" office:value="7.885081095" calcext:value-type="float">
            <text:p>7.885081095</text:p>
          </table:table-cell>
          <table:table-cell office:value-type="float" office:value="7.926454449" calcext:value-type="float">
            <text:p>7.926454449</text:p>
          </table:table-cell>
          <table:table-cell office:value-type="float" office:value="4.91227806009569" calcext:value-type="float">
            <text:p>4.9122780600956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8.41898305949339" calcext:value-type="float">
            <text:p>8.41898305949339</text:p>
          </table:table-cell>
          <table:table-cell office:value-type="float" office:value="0.0200518991160708" calcext:value-type="float">
            <text:p>0.0200518991160708</text:p>
          </table:table-cell>
          <table:table-cell office:value-type="float" office:value="8.360567621" calcext:value-type="float">
            <text:p>8.360567621</text:p>
          </table:table-cell>
          <table:table-cell office:value-type="float" office:value="8.4050517695" calcext:value-type="float">
            <text:p>8.4050517695</text:p>
          </table:table-cell>
          <table:table-cell office:value-type="float" office:value="8.418998275" calcext:value-type="float">
            <text:p>8.418998275</text:p>
          </table:table-cell>
          <table:table-cell office:value-type="float" office:value="8.433728915" calcext:value-type="float">
            <text:p>8.433728915</text:p>
          </table:table-cell>
          <table:table-cell office:value-type="float" office:value="8.463207639" calcext:value-type="float">
            <text:p>8.463207639</text:p>
          </table:table-cell>
          <table:table-cell office:value-type="float" office:value="5.2372882436674" calcext:value-type="float">
            <text:p>5.2372882436674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.35746379358247" calcext:value-type="float">
            <text:p>8.35746379358247</text:p>
          </table:table-cell>
          <table:table-cell office:value-type="float" office:value="0.0100476207818628" calcext:value-type="float">
            <text:p>0.0100476207818628</text:p>
          </table:table-cell>
          <table:table-cell office:value-type="float" office:value="8.313513741" calcext:value-type="float">
            <text:p>8.313513741</text:p>
          </table:table-cell>
          <table:table-cell office:value-type="float" office:value="8.353812329" calcext:value-type="float">
            <text:p>8.353812329</text:p>
          </table:table-cell>
          <table:table-cell office:value-type="float" office:value="8.3579709305" calcext:value-type="float">
            <text:p>8.3579709305</text:p>
          </table:table-cell>
          <table:table-cell office:value-type="float" office:value="8.363868136" calcext:value-type="float">
            <text:p>8.363868136</text:p>
          </table:table-cell>
          <table:table-cell office:value-type="float" office:value="8.391067954" calcext:value-type="float">
            <text:p>8.391067954</text:p>
          </table:table-cell>
          <table:table-cell office:value-type="float" office:value="4.46829741978092" calcext:value-type="float">
            <text:p>4.46829741978092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8.18423885782775" calcext:value-type="float">
            <text:p>8.18423885782775</text:p>
          </table:table-cell>
          <table:table-cell office:value-type="float" office:value="0.0211400516363303" calcext:value-type="float">
            <text:p>0.0211400516363303</text:p>
          </table:table-cell>
          <table:table-cell office:value-type="float" office:value="8.143840201" calcext:value-type="float">
            <text:p>8.143840201</text:p>
          </table:table-cell>
          <table:table-cell office:value-type="float" office:value="8.167844586" calcext:value-type="float">
            <text:p>8.167844586</text:p>
          </table:table-cell>
          <table:table-cell office:value-type="float" office:value="8.177850627" calcext:value-type="float">
            <text:p>8.177850627</text:p>
          </table:table-cell>
          <table:table-cell office:value-type="float" office:value="8.206728828" calcext:value-type="float">
            <text:p>8.206728828</text:p>
          </table:table-cell>
          <table:table-cell office:value-type="float" office:value="8.225485425" calcext:value-type="float">
            <text:p>8.225485425</text:p>
          </table:table-cell>
          <table:table-cell office:value-type="float" office:value="2.30298572284691" calcext:value-type="float">
            <text:p>2.30298572284691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8.38621520428788" calcext:value-type="float">
            <text:p>8.38621520428788</text:p>
          </table:table-cell>
          <table:table-cell office:value-type="float" office:value="0.101130336189863" calcext:value-type="float">
            <text:p>0.101130336189863</text:p>
          </table:table-cell>
          <table:table-cell office:value-type="float" office:value="8.343660161" calcext:value-type="float">
            <text:p>8.343660161</text:p>
          </table:table-cell>
          <table:table-cell office:value-type="float" office:value="8.366900653" calcext:value-type="float">
            <text:p>8.366900653</text:p>
          </table:table-cell>
          <table:table-cell office:value-type="float" office:value="8.3746388995" calcext:value-type="float">
            <text:p>8.3746388995</text:p>
          </table:table-cell>
          <table:table-cell office:value-type="float" office:value="8.38091002975" calcext:value-type="float">
            <text:p>8.38091002975</text:p>
          </table:table-cell>
          <table:table-cell office:value-type="float" office:value="9.301936122" calcext:value-type="float">
            <text:p>9.301936122</text:p>
          </table:table-cell>
          <table:table-cell office:value-type="float" office:value="4.82769005359849" calcext:value-type="float">
            <text:p>4.82769005359849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  <table:table-cell office:value-type="float" office:value="8.23480815729596" calcext:value-type="float">
            <text:p>8.23480815729596</text:p>
          </table:table-cell>
          <table:table-cell office:value-type="float" office:value="0.00991997864206711" calcext:value-type="float">
            <text:p>0.00991997864206711</text:p>
          </table:table-cell>
          <table:table-cell office:value-type="float" office:value="8.206126289" calcext:value-type="float">
            <text:p>8.206126289</text:p>
          </table:table-cell>
          <table:table-cell office:value-type="float" office:value="8.228221509" calcext:value-type="float">
            <text:p>8.228221509</text:p>
          </table:table-cell>
          <table:table-cell office:value-type="float" office:value="8.234785779" calcext:value-type="float">
            <text:p>8.234785779</text:p>
          </table:table-cell>
          <table:table-cell office:value-type="float" office:value="8.24219747" calcext:value-type="float">
            <text:p>8.24219747</text:p>
          </table:table-cell>
          <table:table-cell office:value-type="float" office:value="8.260740839" calcext:value-type="float">
            <text:p>8.260740839</text:p>
          </table:table-cell>
          <table:table-cell office:value-type="float" office:value="2.93510196619955" calcext:value-type="float">
            <text:p>2.93510196619955</text:p>
          </table:table-cell>
          <table:table-cell table:number-columns-repeated="4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office:value-type="float" office:value="9.01134743405714" calcext:value-type="float">
            <text:p>9.01134743405714</text:p>
          </table:table-cell>
          <table:table-cell office:value-type="float" office:value="0.00589638748620295" calcext:value-type="float">
            <text:p>0.00589638748620295</text:p>
          </table:table-cell>
          <table:table-cell office:value-type="float" office:value="8.993794567" calcext:value-type="float">
            <text:p>8.993794567</text:p>
          </table:table-cell>
          <table:table-cell office:value-type="float" office:value="9.0072925895" calcext:value-type="float">
            <text:p>9.0072925895</text:p>
          </table:table-cell>
          <table:table-cell office:value-type="float" office:value="9.0115493595" calcext:value-type="float">
            <text:p>9.0115493595</text:p>
          </table:table-cell>
          <table:table-cell office:value-type="float" office:value="9.0156881875" calcext:value-type="float">
            <text:p>9.0156881875</text:p>
          </table:table-cell>
          <table:table-cell office:value-type="float" office:value="9.027188244" calcext:value-type="float">
            <text:p>9.027188244</text:p>
          </table:table-cell>
          <table:table-cell office:value-type="float" office:value="6.01585216537815" calcext:value-type="float">
            <text:p>6.01585216537815</text:p>
          </table:table-cell>
          <table:table-cell table:number-columns-repeated="4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float" office:value="9.51127570948851" calcext:value-type="float">
            <text:p>9.51127570948851</text:p>
          </table:table-cell>
          <table:table-cell office:value-type="float" office:value="0.0235388168096048" calcext:value-type="float">
            <text:p>0.0235388168096048</text:p>
          </table:table-cell>
          <table:table-cell office:value-type="float" office:value="9.472725432" calcext:value-type="float">
            <text:p>9.472725432</text:p>
          </table:table-cell>
          <table:table-cell office:value-type="float" office:value="9.493164788" calcext:value-type="float">
            <text:p>9.493164788</text:p>
          </table:table-cell>
          <table:table-cell office:value-type="float" office:value="9.5037666435" calcext:value-type="float">
            <text:p>9.5037666435</text:p>
          </table:table-cell>
          <table:table-cell office:value-type="float" office:value="9.5323834325" calcext:value-type="float">
            <text:p>9.5323834325</text:p>
          </table:table-cell>
          <table:table-cell office:value-type="float" office:value="9.572233984" calcext:value-type="float">
            <text:p>9.572233984</text:p>
          </table:table-cell>
          <table:table-cell office:value-type="float" office:value="5.68084121653896" calcext:value-type="float">
            <text:p>5.68084121653896</text:p>
          </table:table-cell>
          <table:table-cell table:number-columns-repeated="4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9.48736734993427" calcext:value-type="float">
            <text:p>9.48736734993427</text:p>
          </table:table-cell>
          <table:table-cell office:value-type="float" office:value="0.00938666746489655" calcext:value-type="float">
            <text:p>0.00938666746489655</text:p>
          </table:table-cell>
          <table:table-cell office:value-type="float" office:value="9.461786949" calcext:value-type="float">
            <text:p>9.461786949</text:p>
          </table:table-cell>
          <table:table-cell office:value-type="float" office:value="9.481054215" calcext:value-type="float">
            <text:p>9.481054215</text:p>
          </table:table-cell>
          <table:table-cell office:value-type="float" office:value="9.487587209" calcext:value-type="float">
            <text:p>9.487587209</text:p>
          </table:table-cell>
          <table:table-cell office:value-type="float" office:value="9.493727546" calcext:value-type="float">
            <text:p>9.493727546</text:p>
          </table:table-cell>
          <table:table-cell office:value-type="float" office:value="9.512333242" calcext:value-type="float">
            <text:p>9.512333242</text:p>
          </table:table-cell>
          <table:table-cell office:value-type="float" office:value="5.41519277704747" calcext:value-type="float">
            <text:p>5.41519277704747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9.40320221451724" calcext:value-type="float">
            <text:p>9.40320221451724</text:p>
          </table:table-cell>
          <table:table-cell office:value-type="float" office:value="0.0146819410752822" calcext:value-type="float">
            <text:p>0.0146819410752822</text:p>
          </table:table-cell>
          <table:table-cell office:value-type="float" office:value="9.324873939" calcext:value-type="float">
            <text:p>9.324873939</text:p>
          </table:table-cell>
          <table:table-cell office:value-type="float" office:value="9.395575545" calcext:value-type="float">
            <text:p>9.395575545</text:p>
          </table:table-cell>
          <table:table-cell office:value-type="float" office:value="9.40381228" calcext:value-type="float">
            <text:p>9.40381228</text:p>
          </table:table-cell>
          <table:table-cell office:value-type="float" office:value="9.412966285" calcext:value-type="float">
            <text:p>9.412966285</text:p>
          </table:table-cell>
          <table:table-cell office:value-type="float" office:value="9.434779291" calcext:value-type="float">
            <text:p>9.434779291</text:p>
          </table:table-cell>
          <table:table-cell office:value-type="float" office:value="4.48002460574715" calcext:value-type="float">
            <text:p>4.48002460574715</text:p>
          </table:table-cell>
          <table:table-cell table:number-columns-repeated="4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9.4220695950493" calcext:value-type="float">
            <text:p>9.4220695950493</text:p>
          </table:table-cell>
          <table:table-cell office:value-type="float" office:value="0.0287102584372591" calcext:value-type="float">
            <text:p>0.0287102584372591</text:p>
          </table:table-cell>
          <table:table-cell office:value-type="float" office:value="9.209012004" calcext:value-type="float">
            <text:p>9.209012004</text:p>
          </table:table-cell>
          <table:table-cell office:value-type="float" office:value="9.41884576075" calcext:value-type="float">
            <text:p>9.41884576075</text:p>
          </table:table-cell>
          <table:table-cell office:value-type="float" office:value="9.4257120415" calcext:value-type="float">
            <text:p>9.4257120415</text:p>
          </table:table-cell>
          <table:table-cell office:value-type="float" office:value="9.431754173" calcext:value-type="float">
            <text:p>9.431754173</text:p>
          </table:table-cell>
          <table:table-cell office:value-type="float" office:value="9.457120951" calcext:value-type="float">
            <text:p>9.457120951</text:p>
          </table:table-cell>
          <table:table-cell office:value-type="float" office:value="4.6896621672144" calcext:value-type="float">
            <text:p>4.6896621672144</text:p>
          </table:table-cell>
          <table:table-cell table:number-columns-repeated="4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4" calcext:value-type="float">
            <text:p>214</text:p>
          </table:table-cell>
          <table:table-cell office:value-type="float" office:value="9.44723229449533" calcext:value-type="float">
            <text:p>9.44723229449533</text:p>
          </table:table-cell>
          <table:table-cell office:value-type="float" office:value="0.0141102997008007" calcext:value-type="float">
            <text:p>0.0141102997008007</text:p>
          </table:table-cell>
          <table:table-cell office:value-type="float" office:value="9.391198236" calcext:value-type="float">
            <text:p>9.391198236</text:p>
          </table:table-cell>
          <table:table-cell office:value-type="float" office:value="9.440597256" calcext:value-type="float">
            <text:p>9.440597256</text:p>
          </table:table-cell>
          <table:table-cell office:value-type="float" office:value="9.448267436" calcext:value-type="float">
            <text:p>9.448267436</text:p>
          </table:table-cell>
          <table:table-cell office:value-type="float" office:value="9.45622686275" calcext:value-type="float">
            <text:p>9.45622686275</text:p>
          </table:table-cell>
          <table:table-cell office:value-type="float" office:value="9.484535678" calcext:value-type="float">
            <text:p>9.484535678</text:p>
          </table:table-cell>
          <table:table-cell office:value-type="float" office:value="4.96924771661475" calcext:value-type="float">
            <text:p>4.96924771661475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6:57:21.542248631</meta:creation-date>
    <meta:generator>LibreOffice/7.3.7.2$Linux_X86_64 LibreOffice_project/30$Build-2</meta:generator>
    <dc:date>2023-07-20T11:38:39.725876164</dc:date>
    <meta:editing-duration>PT23H48M3S</meta:editing-duration>
    <meta:editing-cycles>13</meta:editing-cycles>
    <meta:document-statistic meta:table-count="1" meta:cell-count="187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94cm" svg:height="19.047cm" xlink:href=".." xlink:type="simple" chart:class="chart:scatter" chart:style-name="ch1">
        <chart:title svg:x="6.786cm" svg:y="0.096cm" chart:style-name="ch2">
          <text:p>apriltag_ortho</text:p>
        </chart:title>
        <chart:legend chart:legend-position="end" svg:x="14.854cm" svg:y="8.936cm" style:legend-expansion="custom" svg:width="1.392cm" svg:height="1.174cm" style:legend-expansion-aspect-ratio="1.18568994889267" chart:style-name="ch3"/>
        <chart:plot-area chart:style-name="ch4" table:cell-range-address="Sheet1.B2:Sheet1.B32 Sheet1.B70:Sheet1.B100 Sheet1.D70:Sheet1.D100" chart:data-source-has-labels="row" svg:x="0.332cm" svg:y="0.54cm" svg:width="14.807cm" svg:height="17.619cm">
          <chart:coordinate-region svg:x="0.478cm" svg:y="0.739cm" svg:width="14.474cm" svg:height="16.773cm"/>
          <chart:axis chart:dimension="x" chart:name="primary-x" chart:style-name="ch5">
            <chart:title svg:x="7.545cm" svg:y="18.487cm" chart:style-name="ch6">
              <text:p>m</text:p>
            </chart:title>
          </chart:axis>
          <chart:axis chart:dimension="y" chart:name="primary-y" chart:style-name="ch7">
            <chart:title svg:x="0cm" svg:y="9.539cm" chart:style-name="ch8">
              <text:p>m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" chart:class="chart:scatter">
            <chart:domain table:cell-range-address="Sheet1.D2:Sheet1.D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2.37437816413472">
                <text:p>2.37437816413472</text:p>
                <draw:g>
                  <svg:desc>Sheet1.D2:Sheet1.D32</svg:desc>
                </draw:g>
              </table:table-cell>
              <table:table-cell office:value-type="float" office:value="3.13383037445078">
                <text:p>3.13383037445078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.74503108641624">
                <text:p>2.74503108641624</text:p>
              </table:table-cell>
              <table:table-cell office:value-type="float" office:value="3.64087773613198">
                <text:p>3.6408777361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14780653814516">
                <text:p>3.14780653814516</text:p>
              </table:table-cell>
              <table:table-cell office:value-type="float" office:value="4.17636004625269">
                <text:p>4.17636004625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10821008389041">
                <text:p>4.10821008389041</text:p>
              </table:table-cell>
              <table:table-cell office:value-type="float" office:value="4.08438366972146">
                <text:p>4.08438366972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2.0586524026347">
                <text:p>2.0586524026347</text:p>
              </table:table-cell>
              <table:table-cell office:value-type="float" office:value="4.15173828639726">
                <text:p>4.1517382863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53665639468718">
                <text:p>3.53665639468718</text:p>
              </table:table-cell>
              <table:table-cell office:value-type="float" office:value="4.7089539766359">
                <text:p>4.708953976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.90753661875862">
                <text:p>3.90753661875862</text:p>
              </table:table-cell>
              <table:table-cell office:value-type="float" office:value="5.20819968695074">
                <text:p>5.20819968695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.90152977132536">
                <text:p>4.90152977132536</text:p>
              </table:table-cell>
              <table:table-cell office:value-type="float" office:value="5.15391876743062">
                <text:p>5.15391876743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2.84732905676804">
                <text:p>2.84732905676804</text:p>
              </table:table-cell>
              <table:table-cell office:value-type="float" office:value="5.2166159747165">
                <text:p>5.21661597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31872632965351">
                <text:p>4.31872632965351</text:p>
              </table:table-cell>
              <table:table-cell office:value-type="float" office:value="5.76477037947369">
                <text:p>5.7647703794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69797407086869">
                <text:p>4.69797407086869</text:p>
              </table:table-cell>
              <table:table-cell office:value-type="float" office:value="6.28460530011111">
                <text:p>6.284605300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.68314454087619">
                <text:p>5.68314454087619</text:p>
              </table:table-cell>
              <table:table-cell office:value-type="float" office:value="6.21314050515714">
                <text:p>6.2131405051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3.63078802694258">
                <text:p>3.63078802694258</text:p>
              </table:table-cell>
              <table:table-cell office:value-type="float" office:value="6.29487627219617">
                <text:p>6.29487627219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.07424653278155">
                <text:p>5.07424653278155</text:p>
              </table:table-cell>
              <table:table-cell office:value-type="float" office:value="6.79462137784951">
                <text:p>6.7946213778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.43696203658706">
                <text:p>5.43696203658706</text:p>
              </table:table-cell>
              <table:table-cell office:value-type="float" office:value="7.28732638906965">
                <text:p>7.28732638906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49676045725389">
                <text:p>6.49676045725389</text:p>
              </table:table-cell>
              <table:table-cell office:value-type="float" office:value="7.3088969495544">
                <text:p>7.3088969495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45067820075362">
                <text:p>7.45067820075362</text:p>
              </table:table-cell>
              <table:table-cell office:value-type="float" office:value="7.21414571002416">
                <text:p>7.2141457100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4.39867021553933">
                <text:p>4.39867021553933</text:p>
              </table:table-cell>
              <table:table-cell office:value-type="float" office:value="7.31108905327528">
                <text:p>7.31108905327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3.33273875441494">
                <text:p>3.33273875441494</text:p>
              </table:table-cell>
              <table:table-cell office:value-type="float" office:value="7.21535613269295">
                <text:p>7.21535613269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.86178383596651">
                <text:p>5.86178383596651</text:p>
              </table:table-cell>
              <table:table-cell office:value-type="float" office:value="7.86842085450718">
                <text:p>7.8684208545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.26189574968722">
                <text:p>6.26189574968722</text:p>
              </table:table-cell>
              <table:table-cell office:value-type="float" office:value="8.41898305949339">
                <text:p>8.4189830594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.26963415096907">
                <text:p>7.26963415096907</text:p>
              </table:table-cell>
              <table:table-cell office:value-type="float" office:value="8.35746379358247">
                <text:p>8.35746379358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17379699992823">
                <text:p>8.17379699992823</text:p>
              </table:table-cell>
              <table:table-cell office:value-type="float" office:value="8.18423885782775">
                <text:p>8.1842388578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4.89725345997727">
                <text:p>4.89725345997727</text:p>
              </table:table-cell>
              <table:table-cell office:value-type="float" office:value="8.38621520428788">
                <text:p>8.38621520428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4.03037276267265">
                <text:p>4.03037276267265</text:p>
              </table:table-cell>
              <table:table-cell office:value-type="float" office:value="8.23480815729596">
                <text:p>8.2348081572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70889205229524">
                <text:p>6.70889205229524</text:p>
              </table:table-cell>
              <table:table-cell office:value-type="float" office:value="9.01134743405714">
                <text:p>9.0113474340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.08569192173563">
                <text:p>7.08569192173563</text:p>
              </table:table-cell>
              <table:table-cell office:value-type="float" office:value="9.51127570948851">
                <text:p>9.51127570948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8.11439061068075">
                <text:p>8.11439061068075</text:p>
              </table:table-cell>
              <table:table-cell office:value-type="float" office:value="9.48736734993427">
                <text:p>9.48736734993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.08313191443448">
                <text:p>9.08313191443448</text:p>
              </table:table-cell>
              <table:table-cell office:value-type="float" office:value="9.40320221451724">
                <text:p>9.403202214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5.90349793780986">
                <text:p>5.90349793780986</text:p>
              </table:table-cell>
              <table:table-cell office:value-type="float" office:value="9.4220695950493">
                <text:p>9.4220695950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4.88693637050467">
                <text:p>4.88693637050467</text:p>
              </table:table-cell>
              <table:table-cell office:value-type="float" office:value="9.44723229449533">
                <text:p>9.44723229449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x std ortho</text:p>
        </chart:title>
        <chart:plot-area chart:style-name="ch3" table:cell-range-address="Sheet1.B70:Sheet1.B100 Sheet1.E2:Sheet1.E32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7.588cm" svg:y="8.019cm" chart:style-name="ch5">
              <text:p>distance [m]</text:p>
            </chart:title>
          </chart:axis>
          <chart:axis chart:dimension="y" chart:name="primary-y" chart:style-name="ch6">
            <chart:title svg:x="0.451cm" svg:y="4.826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32" chart:class="chart:scatter">
            <chart:domain table:cell-range-address="Sheet1.B70:Sheet1.B100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289657320238692">
                <text:p>0.00289657320238692</text:p>
                <draw:g>
                  <svg:desc>Sheet1.E2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221480407181144">
                <text:p>0.00221480407181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860865469212018">
                <text:p>0.000860865469212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78015778057226">
                <text:p>0.00278015778057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11588877964339">
                <text:p>0.0011158887796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990173689940152">
                <text:p>0.000990173689940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28881803902971">
                <text:p>0.00228881803902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246675421452232">
                <text:p>0.00246675421452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253390037334588">
                <text:p>0.00253390037334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50071802381906">
                <text:p>0.0050071802381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0887350142745786">
                <text:p>0.00887350142745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592424573532163">
                <text:p>0.00592424573532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827705844767293">
                <text:p>0.00827705844767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360655340045906">
                <text:p>0.0036065534004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635932537582801">
                <text:p>0.00635932537582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500146270874814">
                <text:p>0.00500146270874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749958724005271">
                <text:p>0.00749958724005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519039392958342">
                <text:p>0.00519039392958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425757367828799">
                <text:p>0.00425757367828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156186792875134">
                <text:p>0.0156186792875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149266991019835">
                <text:p>0.0149266991019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867009019379132">
                <text:p>0.00867009019379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10470107534691">
                <text:p>0.0210470107534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590027968296431">
                <text:p>0.0590027968296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484777114621642">
                <text:p>0.0048477711462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439537722409685">
                <text:p>0.004395377224096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172577371047992">
                <text:p>0.0172577371047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803363346961478">
                <text:p>0.00803363346961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142063295578013">
                <text:p>0.0142063295578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181420193062007">
                <text:p>0.0181420193062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0736142194116406">
                <text:p>0.00736142194116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57cm" svg:y="0.316cm" chart:style-name="ch2">
          <text:p>z std ortho</text:p>
        </chart:title>
        <chart:plot-area chart:style-name="ch3" table:cell-range-address="Sheet1.B70:Sheet1.B100 Sheet1.E70:Sheet1.E100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70:Sheet1.E100" chart:class="chart:scatter">
            <chart:domain table:cell-range-address="Sheet1.B70:Sheet1.B100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0383495374268494">
                <text:p>0.00383495374268494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289547422125189">
                <text:p>0.00289547422125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113531416093347">
                <text:p>0.00113531416093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76339413670506">
                <text:p>0.0027633941367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32066948871333">
                <text:p>0.0023206694887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132040086474713">
                <text:p>0.00132040086474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303497048063247">
                <text:p>0.00303497048063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257745750806502">
                <text:p>0.00257745750806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464421707592811">
                <text:p>0.00464421707592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668220167551167">
                <text:p>0.0066822016755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119021563417794">
                <text:p>0.0119021563417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658284959313575">
                <text:p>0.00658284959313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143389093268212">
                <text:p>0.0143389093268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00482547260073517">
                <text:p>0.0048254726007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859327463994312">
                <text:p>0.00859327463994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552749342629956">
                <text:p>0.00552749342629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0724104024738221">
                <text:p>0.0072410402473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891115546767777">
                <text:p>0.00891115546767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894931711323953">
                <text:p>0.00894931711323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208547125070715">
                <text:p>0.0208547125070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200518991160708">
                <text:p>0.0200518991160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100476207818628">
                <text:p>0.0100476207818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211400516363303">
                <text:p>0.0211400516363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01130336189863">
                <text:p>0.101130336189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0991997864206711">
                <text:p>0.00991997864206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0589638748620295">
                <text:p>0.00589638748620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235388168096048">
                <text:p>0.0235388168096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00938666746489655">
                <text:p>0.00938666746489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0.0146819410752822">
                <text:p>0.0146819410752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0287102584372591">
                <text:p>0.0287102584372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0.0141102997008007">
                <text:p>0.0141102997008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70:Sheet1.E100" chart:error-lower-range="Sheet1.E70:Sheet1.E10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70:Sheet1.E100" chart:error-lower-range="Sheet1.E70:Sheet1.E10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70:Sheet1.E100" chart:error-lower-range="Sheet1.E70:Sheet1.E100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bow-ti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54cm" svg:y="0.316cm" chart:style-name="ch2">
          <text:p>z error</text:p>
        </chart:title>
        <chart:plot-area chart:style-name="ch3" table:cell-range-address="Sheet1.B70:Sheet1.B100 Sheet1.K70:Sheet1.K100" svg:x="1.33cm" svg:y="1.275cm" svg:width="14.349cm" svg:height="6.57cm">
          <chart:coordinate-region svg:x="1.766cm" svg:y="1.474cm" svg:width="13.726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70:Sheet1.K100" chart:class="chart:scatter">
            <chart:domain table:cell-range-address="Sheet1.B70:Sheet1.B100"/>
            <chart:error-indicator chart:style-name="ch10" chart:dimension="y"/>
            <chart:data-point chart:repeated="3"/>
            <chart:data-point chart:style-name="ch11" chart:repeated="2"/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4.46101248169259">
                <text:p>4.46101248169259</text:p>
                <draw:g>
                  <svg:desc>Sheet1.K70:Sheet1.K100</svg:desc>
                </draw:g>
              </table:table-cell>
              <table:table-cell office:value-type="float" office:value="0.00383495374268494">
                <text:p>0.00383495374268494</text:p>
                <draw:g>
                  <svg:desc>Sheet1.E70:Sheet1.E100</svg:desc>
                </draw:g>
              </table:table-cell>
              <table:table-cell office:value-type="float" office:value="0.00383495374268494">
                <text:p>0.00383495374268494</text:p>
                <draw:g>
                  <svg:desc>Sheet1.E70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02507817519942">
                <text:p>4.02507817519942</text:p>
              </table:table-cell>
              <table:table-cell office:value-type="float" office:value="0.00289547422125189">
                <text:p>0.00289547422125189</text:p>
              </table:table-cell>
              <table:table-cell office:value-type="float" office:value="0.00289547422125189">
                <text:p>0.00289547422125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0900115631719">
                <text:p>4.40900115631719</text:p>
              </table:table-cell>
              <table:table-cell office:value-type="float" office:value="0.00113531416093347">
                <text:p>0.00113531416093347</text:p>
              </table:table-cell>
              <table:table-cell office:value-type="float" office:value="0.00113531416093347">
                <text:p>0.00113531416093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0959174303653">
                <text:p>2.10959174303653</text:p>
              </table:table-cell>
              <table:table-cell office:value-type="float" office:value="0.00276339413670506">
                <text:p>0.00276339413670506</text:p>
              </table:table-cell>
              <table:table-cell office:value-type="float" office:value="0.00276339413670506">
                <text:p>0.00276339413670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79345715993151">
                <text:p>3.79345715993151</text:p>
              </table:table-cell>
              <table:table-cell office:value-type="float" office:value="0.00232066948871333">
                <text:p>0.00232066948871333</text:p>
              </table:table-cell>
              <table:table-cell office:value-type="float" office:value="0.00232066948871333">
                <text:p>0.0023206694887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4.64342170301995">
                <text:p>4.64342170301995</text:p>
              </table:table-cell>
              <table:table-cell office:value-type="float" office:value="0.00132040086474713">
                <text:p>0.00132040086474713</text:p>
              </table:table-cell>
              <table:table-cell office:value-type="float" office:value="0.00132040086474713">
                <text:p>0.00132040086474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16399373901477">
                <text:p>4.16399373901477</text:p>
              </table:table-cell>
              <table:table-cell office:value-type="float" office:value="0.00303497048063247">
                <text:p>0.00303497048063247</text:p>
              </table:table-cell>
              <table:table-cell office:value-type="float" office:value="0.00303497048063247">
                <text:p>0.00303497048063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.07837534861244">
                <text:p>3.07837534861244</text:p>
              </table:table-cell>
              <table:table-cell office:value-type="float" office:value="0.00257745750806502">
                <text:p>0.00257745750806502</text:p>
              </table:table-cell>
              <table:table-cell office:value-type="float" office:value="0.00257745750806502">
                <text:p>0.00257745750806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.3323194943299">
                <text:p>4.3323194943299</text:p>
              </table:table-cell>
              <table:table-cell office:value-type="float" office:value="0.00464421707592811">
                <text:p>0.00464421707592811</text:p>
              </table:table-cell>
              <table:table-cell office:value-type="float" office:value="0.00464421707592811">
                <text:p>0.00464421707592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.81400689952154">
                <text:p>4.81400689952154</text:p>
              </table:table-cell>
              <table:table-cell office:value-type="float" office:value="0.00668220167551167">
                <text:p>0.00668220167551167</text:p>
              </table:table-cell>
              <table:table-cell office:value-type="float" office:value="0.00668220167551167">
                <text:p>0.0066822016755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.7434216685185">
                <text:p>4.7434216685185</text:p>
              </table:table-cell>
              <table:table-cell office:value-type="float" office:value="0.0119021563417794">
                <text:p>0.0119021563417794</text:p>
              </table:table-cell>
              <table:table-cell office:value-type="float" office:value="0.0119021563417794">
                <text:p>0.0119021563417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.55234175261903">
                <text:p>3.55234175261903</text:p>
              </table:table-cell>
              <table:table-cell office:value-type="float" office:value="0.00658284959313575">
                <text:p>0.00658284959313575</text:p>
              </table:table-cell>
              <table:table-cell office:value-type="float" office:value="0.00658284959313575">
                <text:p>0.00658284959313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.91460453660285">
                <text:p>4.91460453660285</text:p>
              </table:table-cell>
              <table:table-cell office:value-type="float" office:value="0.0143389093268212">
                <text:p>0.0143389093268212</text:p>
              </table:table-cell>
              <table:table-cell office:value-type="float" office:value="0.0143389093268212">
                <text:p>0.0143389093268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53263658230021">
                <text:p>4.53263658230021</text:p>
              </table:table-cell>
              <table:table-cell office:value-type="float" office:value="0.00482547260073517">
                <text:p>0.00482547260073517</text:p>
              </table:table-cell>
              <table:table-cell office:value-type="float" office:value="0.00482547260073517">
                <text:p>0.0048254726007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10466270099502">
                <text:p>4.10466270099502</text:p>
              </table:table-cell>
              <table:table-cell office:value-type="float" office:value="0.00859327463994312">
                <text:p>0.00859327463994312</text:p>
              </table:table-cell>
              <table:table-cell office:value-type="float" office:value="0.00859327463994312">
                <text:p>0.00859327463994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.41281356506291">
                <text:p>4.41281356506291</text:p>
              </table:table-cell>
              <table:table-cell office:value-type="float" office:value="0.00552749342629956">
                <text:p>0.00552749342629956</text:p>
              </table:table-cell>
              <table:table-cell office:value-type="float" office:value="0.00552749342629956">
                <text:p>0.00552749342629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.0592244289165">
                <text:p>3.0592244289165</text:p>
              </table:table-cell>
              <table:table-cell office:value-type="float" office:value="0.00724104024738221">
                <text:p>0.00724104024738221</text:p>
              </table:table-cell>
              <table:table-cell office:value-type="float" office:value="0.00724104024738221">
                <text:p>0.0072410402473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.44412933250402">
                <text:p>4.44412933250402</text:p>
              </table:table-cell>
              <table:table-cell office:value-type="float" office:value="0.00891115546767777">
                <text:p>0.00891115546767777</text:p>
              </table:table-cell>
              <table:table-cell office:value-type="float" office:value="0.00891115546767777">
                <text:p>0.00891115546767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3.0765161813278">
                <text:p>3.0765161813278</text:p>
              </table:table-cell>
              <table:table-cell office:value-type="float" office:value="0.00894931711323953">
                <text:p>0.00894931711323953</text:p>
              </table:table-cell>
              <table:table-cell office:value-type="float" office:value="0.00894931711323953">
                <text:p>0.00894931711323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4.91227806009569">
                <text:p>4.91227806009569</text:p>
              </table:table-cell>
              <table:table-cell office:value-type="float" office:value="0.0208547125070715">
                <text:p>0.0208547125070715</text:p>
              </table:table-cell>
              <table:table-cell office:value-type="float" office:value="0.0208547125070715">
                <text:p>0.0208547125070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5.2372882436674">
                <text:p>5.2372882436674</text:p>
              </table:table-cell>
              <table:table-cell office:value-type="float" office:value="0.0200518991160708">
                <text:p>0.0200518991160708</text:p>
              </table:table-cell>
              <table:table-cell office:value-type="float" office:value="0.0200518991160708">
                <text:p>0.0200518991160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.46829741978092">
                <text:p>4.46829741978092</text:p>
              </table:table-cell>
              <table:table-cell office:value-type="float" office:value="0.0100476207818628">
                <text:p>0.0100476207818628</text:p>
              </table:table-cell>
              <table:table-cell office:value-type="float" office:value="0.0100476207818628">
                <text:p>0.0100476207818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.30298572284691">
                <text:p>2.30298572284691</text:p>
              </table:table-cell>
              <table:table-cell office:value-type="float" office:value="0.0211400516363303">
                <text:p>0.0211400516363303</text:p>
              </table:table-cell>
              <table:table-cell office:value-type="float" office:value="0.0211400516363303">
                <text:p>0.0211400516363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.82769005359849">
                <text:p>4.82769005359849</text:p>
              </table:table-cell>
              <table:table-cell office:value-type="float" office:value="0.101130336189863">
                <text:p>0.101130336189863</text:p>
              </table:table-cell>
              <table:table-cell office:value-type="float" office:value="0.101130336189863">
                <text:p>0.101130336189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.93510196619955">
                <text:p>2.93510196619955</text:p>
              </table:table-cell>
              <table:table-cell office:value-type="float" office:value="0.00991997864206711">
                <text:p>0.00991997864206711</text:p>
              </table:table-cell>
              <table:table-cell office:value-type="float" office:value="0.00991997864206711">
                <text:p>0.00991997864206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6.01585216537815">
                <text:p>6.01585216537815</text:p>
              </table:table-cell>
              <table:table-cell office:value-type="float" office:value="0.00589638748620295">
                <text:p>0.00589638748620295</text:p>
              </table:table-cell>
              <table:table-cell office:value-type="float" office:value="0.00589638748620295">
                <text:p>0.00589638748620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5.68084121653896">
                <text:p>5.68084121653896</text:p>
              </table:table-cell>
              <table:table-cell office:value-type="float" office:value="0.0235388168096048">
                <text:p>0.0235388168096048</text:p>
              </table:table-cell>
              <table:table-cell office:value-type="float" office:value="0.0235388168096048">
                <text:p>0.0235388168096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5.41519277704747">
                <text:p>5.41519277704747</text:p>
              </table:table-cell>
              <table:table-cell office:value-type="float" office:value="0.00938666746489655">
                <text:p>0.00938666746489655</text:p>
              </table:table-cell>
              <table:table-cell office:value-type="float" office:value="0.00938666746489655">
                <text:p>0.00938666746489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4.48002460574715">
                <text:p>4.48002460574715</text:p>
              </table:table-cell>
              <table:table-cell office:value-type="float" office:value="0.0146819410752822">
                <text:p>0.0146819410752822</text:p>
              </table:table-cell>
              <table:table-cell office:value-type="float" office:value="0.0146819410752822">
                <text:p>0.0146819410752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4.6896621672144">
                <text:p>4.6896621672144</text:p>
              </table:table-cell>
              <table:table-cell office:value-type="float" office:value="0.0287102584372591">
                <text:p>0.0287102584372591</text:p>
              </table:table-cell>
              <table:table-cell office:value-type="float" office:value="0.0287102584372591">
                <text:p>0.0287102584372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4.96924771661475">
                <text:p>4.96924771661475</text:p>
              </table:table-cell>
              <table:table-cell office:value-type="float" office:value="0.0141102997008007">
                <text:p>0.0141102997008007</text:p>
              </table:table-cell>
              <table:table-cell office:value-type="float" office:value="0.0141102997008007">
                <text:p>0.01411029970080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P2:Sheet1.P19" chart:error-lower-range="Sheet1.P2:Sheet1.P1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P2:Sheet1.P19" chart:error-lower-range="Sheet1.P2:Sheet1.P19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P2:Sheet1.P19" chart:error-lower-range="Sheet1.P2:Sheet1.P1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54cm" svg:y="0.316cm" chart:style-name="ch2">
          <text:p>x error</text:p>
        </chart:title>
        <chart:plot-area chart:style-name="ch3" table:cell-range-address="Sheet1.L2:Sheet1.L19 Sheet1.V2:Sheet1.V19" svg:x="1.33cm" svg:y="1.275cm" svg:width="14.349cm" svg:height="6.57cm">
          <chart:coordinate-region svg:x="2.138cm" svg:y="1.474cm" svg:width="13.354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V2:Sheet1.V19" chart:class="chart:scatter">
            <chart:domain table:cell-range-address="Sheet1.L2:Sheet1.L19"/>
            <chart:error-indicator chart:style-name="ch10" chart:dimension="y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V</text:p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L2:Sheet1.L19</svg:desc>
                </draw:g>
              </table:table-cell>
              <table:table-cell office:value-type="float" office:value="310.821008389041">
                <text:p>310.821008389041</text:p>
                <draw:g>
                  <svg:desc>Sheet1.V2:Sheet1.V19</svg:desc>
                </draw:g>
              </table:table-cell>
              <table:table-cell office:value-type="float" office:value="0.00278015778057226">
                <text:p>0.00278015778057226</text:p>
                <draw:g>
                  <svg:desc>Sheet1.P2:Sheet1.P19</svg:desc>
                </draw:g>
              </table:table-cell>
              <table:table-cell office:value-type="float" office:value="0.00278015778057226">
                <text:p>0.00278015778057226</text:p>
                <draw:g>
                  <svg:desc>Sheet1.P2:Sheet1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05.86524026347">
                <text:p>305.86524026347</text:p>
              </table:table-cell>
              <table:table-cell office:value-type="float" office:value="0.00111588877964339">
                <text:p>0.00111588877964339</text:p>
              </table:table-cell>
              <table:table-cell office:value-type="float" office:value="0.00111588877964339">
                <text:p>0.00111588877964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90.152977132536">
                <text:p>390.152977132536</text:p>
              </table:table-cell>
              <table:table-cell office:value-type="float" office:value="0.00246675421452232">
                <text:p>0.00246675421452232</text:p>
              </table:table-cell>
              <table:table-cell office:value-type="float" office:value="0.00246675421452232">
                <text:p>0.0024667542145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84.732905676804">
                <text:p>384.732905676804</text:p>
              </table:table-cell>
              <table:table-cell office:value-type="float" office:value="0.00253390037334588">
                <text:p>0.00253390037334588</text:p>
              </table:table-cell>
              <table:table-cell office:value-type="float" office:value="0.00253390037334588">
                <text:p>0.0025339003733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68.314454087619">
                <text:p>468.314454087619</text:p>
              </table:table-cell>
              <table:table-cell office:value-type="float" office:value="0.00592424573532163">
                <text:p>0.00592424573532163</text:p>
              </table:table-cell>
              <table:table-cell office:value-type="float" office:value="0.00592424573532163">
                <text:p>0.00592424573532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3.078802694258">
                <text:p>463.078802694258</text:p>
              </table:table-cell>
              <table:table-cell office:value-type="float" office:value="0.00827705844767293">
                <text:p>0.00827705844767293</text:p>
              </table:table-cell>
              <table:table-cell office:value-type="float" office:value="0.00827705844767293">
                <text:p>0.00827705844767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9.676045725389">
                <text:p>549.676045725389</text:p>
              </table:table-cell>
              <table:table-cell office:value-type="float" office:value="0.00500146270874814">
                <text:p>0.00500146270874814</text:p>
              </table:table-cell>
              <table:table-cell office:value-type="float" office:value="0.00500146270874814">
                <text:p>0.00500146270874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72.533910037681">
                <text:p>272.533910037681</text:p>
              </table:table-cell>
              <table:table-cell office:value-type="float" office:value="0.00749958724005271">
                <text:p>0.00749958724005271</text:p>
              </table:table-cell>
              <table:table-cell office:value-type="float" office:value="0.00749958724005271">
                <text:p>0.00749958724005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39.867021553933">
                <text:p>539.867021553933</text:p>
              </table:table-cell>
              <table:table-cell office:value-type="float" office:value="0.00519039392958342">
                <text:p>0.00519039392958342</text:p>
              </table:table-cell>
              <table:table-cell office:value-type="float" office:value="0.00519039392958342">
                <text:p>0.0051903939295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66.636937720747">
                <text:p>266.636937720747</text:p>
              </table:table-cell>
              <table:table-cell office:value-type="float" office:value="0.00425757367828799">
                <text:p>0.00425757367828799</text:p>
              </table:table-cell>
              <table:table-cell office:value-type="float" office:value="0.00425757367828799">
                <text:p>0.00425757367828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26.963415096907">
                <text:p>626.963415096907</text:p>
              </table:table-cell>
              <table:table-cell office:value-type="float" office:value="0.00867009019379132">
                <text:p>0.00867009019379132</text:p>
              </table:table-cell>
              <table:table-cell office:value-type="float" office:value="0.00867009019379132">
                <text:p>0.00867009019379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08.689849996412">
                <text:p>308.689849996412</text:p>
              </table:table-cell>
              <table:table-cell office:value-type="float" office:value="0.0210470107534691">
                <text:p>0.0210470107534691</text:p>
              </table:table-cell>
              <table:table-cell office:value-type="float" office:value="0.0210470107534691">
                <text:p>0.021047010753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89.725345997727">
                <text:p>589.725345997727</text:p>
              </table:table-cell>
              <table:table-cell office:value-type="float" office:value="0.0590027968296431">
                <text:p>0.0590027968296431</text:p>
              </table:table-cell>
              <table:table-cell office:value-type="float" office:value="0.0590027968296431">
                <text:p>0.059002796829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01.518638133632">
                <text:p>301.518638133632</text:p>
              </table:table-cell>
              <table:table-cell office:value-type="float" office:value="0.00484777114621642">
                <text:p>0.00484777114621642</text:p>
              </table:table-cell>
              <table:table-cell office:value-type="float" office:value="0.00484777114621642">
                <text:p>0.00484777114621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711.439061068075">
                <text:p>711.439061068075</text:p>
              </table:table-cell>
              <table:table-cell office:value-type="float" office:value="0.00803363346961478">
                <text:p>0.00803363346961478</text:p>
              </table:table-cell>
              <table:table-cell office:value-type="float" office:value="0.00803363346961478">
                <text:p>0.00803363346961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354.156595721724">
                <text:p>354.156595721724</text:p>
              </table:table-cell>
              <table:table-cell office:value-type="float" office:value="0.0142063295578013">
                <text:p>0.0142063295578013</text:p>
              </table:table-cell>
              <table:table-cell office:value-type="float" office:value="0.0142063295578013">
                <text:p>0.0142063295578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690.349793780986">
                <text:p>690.349793780986</text:p>
              </table:table-cell>
              <table:table-cell office:value-type="float" office:value="0.0181420193062007">
                <text:p>0.0181420193062007</text:p>
              </table:table-cell>
              <table:table-cell office:value-type="float" office:value="0.0181420193062007">
                <text:p>0.0181420193062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344.346818525234">
                <text:p>344.346818525234</text:p>
              </table:table-cell>
              <table:table-cell office:value-type="float" office:value="0.00736142194116406">
                <text:p>0.00736142194116406</text:p>
              </table:table-cell>
              <table:table-cell office:value-type="float" office:value="0.00736142194116406">
                <text:p>0.007361421941164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565cm" svg:y="3.705cm" style:legend-expansion="high" chart:style-name="ch2"/>
        <chart:plot-area chart:style-name="ch3" table:cell-range-address="Sheet1.AC2:Sheet1.AC114 Sheet1.AE17:Sheet1.AE29" chart:data-source-has-labels="row" svg:x="0.319cm" svg:y="0.18cm" svg:width="11.927cm" svg:height="8.645cm">
          <chart:coordinate-region svg:x="0.94cm" svg:y="0.38cm" svg:width="11.21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C17:Sheet1.AC29" loext:label-string="real" chart:class="chart:scatter">
            <chart:domain table:cell-range-address="Sheet1.AC2:Sheet1.AC114"/>
            <chart:data-point chart:repeated="113"/>
          </chart:series>
          <chart:series chart:style-name="ch8" chart:values-cell-range-address="Sheet1.AE17:Sheet1.AE29" loext:label-string="meas" chart:class="chart:scatter">
            <chart:domain table:cell-range-address="Sheet1.AE2:Sheet1.AE14"/>
            <chart:regression-curve chart:style-name="ch9">
              <chart:equation chart:display-equation="true" chart:display-r-square="true" svg:x="1.244cm" svg:y="0.381cm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real</text:p>
              </table:table-cell>
              <table:table-cell office:value-type="string">
                <text:p>Column AE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C2:Sheet1.AC114</svg:desc>
                </draw:g>
              </table:table-cell>
              <table:table-cell office:value-type="float" office:value="3">
                <text:p>3</text:p>
                <draw:g>
                  <svg:desc>Sheet1.AC17:Sheet1.AC29</svg:desc>
                </draw:g>
              </table:table-cell>
              <table:table-cell office:value-type="float" office:value="2.37437816413472">
                <text:p>2.37437816413472</text:p>
                <draw:g>
                  <svg:desc>Sheet1.AE2:Sheet1.AE14</svg:desc>
                </draw:g>
              </table:table-cell>
              <table:table-cell office:value-type="float" office:value="3.13383037445078">
                <text:p>3.13383037445078</text:p>
                <draw:g>
                  <svg:desc>Sheet1.AE17:Sheet1.A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.74503108641624">
                <text:p>2.74503108641624</text:p>
              </table:table-cell>
              <table:table-cell office:value-type="float" office:value="3.64087773613198">
                <text:p>3.6408777361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14780653814516">
                <text:p>3.14780653814516</text:p>
              </table:table-cell>
              <table:table-cell office:value-type="float" office:value="4.17636004625269">
                <text:p>4.17636004625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.53665639468718">
                <text:p>3.53665639468718</text:p>
              </table:table-cell>
              <table:table-cell office:value-type="float" office:value="4.7089539766359">
                <text:p>4.7089539766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.90753661875862">
                <text:p>3.90753661875862</text:p>
              </table:table-cell>
              <table:table-cell office:value-type="float" office:value="5.20819968695074">
                <text:p>5.20819968695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4.31872632965351">
                <text:p>4.31872632965351</text:p>
              </table:table-cell>
              <table:table-cell office:value-type="float" office:value="5.76477037947369">
                <text:p>5.7647703794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69797407086869">
                <text:p>4.69797407086869</text:p>
              </table:table-cell>
              <table:table-cell office:value-type="float" office:value="6.28460530011111">
                <text:p>6.284605300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.07424653278155">
                <text:p>5.07424653278155</text:p>
              </table:table-cell>
              <table:table-cell office:value-type="float" office:value="6.79462137784951">
                <text:p>6.79462137784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.43696203658706">
                <text:p>5.43696203658706</text:p>
              </table:table-cell>
              <table:table-cell office:value-type="float" office:value="7.28732638906965">
                <text:p>7.28732638906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.86178383596651">
                <text:p>5.86178383596651</text:p>
              </table:table-cell>
              <table:table-cell office:value-type="float" office:value="7.86842085450718">
                <text:p>7.8684208545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.26189574968722">
                <text:p>6.26189574968722</text:p>
              </table:table-cell>
              <table:table-cell office:value-type="float" office:value="8.41898305949339">
                <text:p>8.41898305949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70889205229524">
                <text:p>6.70889205229524</text:p>
              </table:table-cell>
              <table:table-cell office:value-type="float" office:value="9.01134743405714">
                <text:p>9.0113474340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.08569192173563">
                <text:p>7.08569192173563</text:p>
              </table:table-cell>
              <table:table-cell office:value-type="float" office:value="9.51127570948851">
                <text:p>9.51127570948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6cm" svg:height="11.662cm" xlink:href=".." xlink:type="simple" chart:class="chart:scatter" chart:style-name="ch1">
        <chart:title svg:x="6.326cm" svg:y="0.369cm" chart:style-name="ch2">
          <text:p>ortho position fixed</text:p>
        </chart:title>
        <chart:legend chart:legend-position="end" svg:x="14.604cm" svg:y="5.283cm" style:legend-expansion="high" chart:style-name="ch3"/>
        <chart:plot-area chart:style-name="ch4" table:cell-range-address="Sheet1.B2:Sheet1.B32 Sheet1.B70:Sheet1.B100 Sheet1.D70:Sheet1.D100" chart:data-source-has-labels="row" svg:x="1.342cm" svg:y="1.381cm" svg:width="12.931cm" svg:height="9.067cm">
          <chart:coordinate-region svg:x="1.633cm" svg:y="1.58cm" svg:width="12.4cm" svg:height="8.221cm"/>
          <chart:axis chart:dimension="x" chart:name="primary-x" chart:style-name="ch5">
            <chart:title svg:x="7.538cm" svg:y="10.681cm" chart:style-name="ch6">
              <text:p>[m]</text:p>
            </chart:title>
          </chart:axis>
          <chart:axis chart:dimension="y" chart:name="primary-y" chart:style-name="ch7">
            <chart:title svg:x="0.451cm" svg:y="6.183cm" chart:style-name="ch8">
              <text:p>[m]</text:p>
            </chart:title>
            <chart:grid chart:style-name="ch9" chart:class="major"/>
          </chart:axis>
          <chart:series chart:style-name="ch10" chart:values-cell-range-address="Sheet1.B70:Sheet1.B100" loext:label-string="real" chart:class="chart:scatter">
            <chart:domain table:cell-range-address="Sheet1.B2:Sheet1.B32"/>
            <chart:data-point chart:repeated="31"/>
          </chart:series>
          <chart:series chart:style-name="ch11" chart:values-cell-range-address="Sheet1.D70:Sheet1.D100" loext:label-string="measfix" chart:class="chart:scatter">
            <chart:domain table:cell-range-address="Sheet1.AM39:Sheet1.AM69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AM</text:p>
              </table:table-cell>
              <table:table-cell office:value-type="string">
                <text:p>measfi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2</svg:desc>
                </draw:g>
              </table:table-cell>
              <table:table-cell office:value-type="float" office:value="3">
                <text:p>3</text:p>
                <draw:g>
                  <svg:desc>Sheet1.B70:Sheet1.B100</svg:desc>
                </draw:g>
              </table:table-cell>
              <table:table-cell office:value-type="float" office:value="0.0638748508449321">
                <text:p>0.0638748508449321</text:p>
                <draw:g>
                  <svg:desc>Sheet1.AM39:Sheet1.AM69</svg:desc>
                </draw:g>
              </table:table-cell>
              <table:table-cell office:value-type="float" office:value="3.13383037445078">
                <text:p>3.13383037445078</text:p>
                <draw:g>
                  <svg:desc>Sheet1.D70:Sheet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606930503825476">
                <text:p>0.0606930503825476</text:p>
              </table:table-cell>
              <table:table-cell office:value-type="float" office:value="3.64087773613198">
                <text:p>3.64087773613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686693254142265">
                <text:p>0.0686693254142265</text:p>
              </table:table-cell>
              <table:table-cell office:value-type="float" office:value="4.17636004625269">
                <text:p>4.17636004625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9688500434075">
                <text:p>1.09688500434075</text:p>
              </table:table-cell>
              <table:table-cell office:value-type="float" office:value="4.08438366972146">
                <text:p>4.08438366972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1.00233173512804">
                <text:p>-1.00233173512804</text:p>
              </table:table-cell>
              <table:table-cell office:value-type="float" office:value="4.15173828639726">
                <text:p>4.1517382863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0648495432863161">
                <text:p>0.0648495432863161</text:p>
              </table:table-cell>
              <table:table-cell office:value-type="float" office:value="4.7089539766359">
                <text:p>4.7089539766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676470283453408">
                <text:p>0.0676470283453408</text:p>
              </table:table-cell>
              <table:table-cell office:value-type="float" office:value="5.20819968695074">
                <text:p>5.20819968695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10166029349447">
                <text:p>1.10166029349447</text:p>
              </table:table-cell>
              <table:table-cell office:value-type="float" office:value="5.15391876743062">
                <text:p>5.15391876743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9987656750999">
                <text:p>-0.9987656750999</text:p>
              </table:table-cell>
              <table:table-cell office:value-type="float" office:value="5.2166159747165">
                <text:p>5.21661597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0684895680473305">
                <text:p>0.0684895680473305</text:p>
              </table:table-cell>
              <table:table-cell office:value-type="float" office:value="5.76477037947369">
                <text:p>5.76477037947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0644746042071978">
                <text:p>0.0644746042071978</text:p>
              </table:table-cell>
              <table:table-cell office:value-type="float" office:value="6.28460530011111">
                <text:p>6.284605300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10233447529744">
                <text:p>1.10233447529744</text:p>
              </table:table-cell>
              <table:table-cell office:value-type="float" office:value="6.21314050515714">
                <text:p>6.21314050515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01028399859979">
                <text:p>-1.01028399859979</text:p>
              </table:table-cell>
              <table:table-cell office:value-type="float" office:value="6.29487627219617">
                <text:p>6.29487627219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0647235751702198">
                <text:p>0.0647235751702198</text:p>
              </table:table-cell>
              <table:table-cell office:value-type="float" office:value="6.79462137784951">
                <text:p>6.79462137784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0641786516789535">
                <text:p>0.0641786516789535</text:p>
              </table:table-cell>
              <table:table-cell office:value-type="float" office:value="7.28732638906965">
                <text:p>7.28732638906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10807357869281">
                <text:p>1.10807357869281</text:p>
              </table:table-cell>
              <table:table-cell office:value-type="float" office:value="7.3088969495544">
                <text:p>7.3088969495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13184930003901">
                <text:p>2.13184930003901</text:p>
              </table:table-cell>
              <table:table-cell office:value-type="float" office:value="7.21414571002416">
                <text:p>7.21414571002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0.991632852255044">
                <text:p>-0.991632852255044</text:p>
              </table:table-cell>
              <table:table-cell office:value-type="float" office:value="7.31108905327528">
                <text:p>7.31108905327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1.98698256396513">
                <text:p>-1.98698256396513</text:p>
              </table:table-cell>
              <table:table-cell office:value-type="float" office:value="7.21535613269295">
                <text:p>7.21535613269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0605724484856474">
                <text:p>0.0605724484856474</text:p>
              </table:table-cell>
              <table:table-cell office:value-type="float" office:value="7.86842085450718">
                <text:p>7.8684208545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0547671150050961">
                <text:p>0.0547671150050961</text:p>
              </table:table-cell>
              <table:table-cell office:value-type="float" office:value="8.41898305949339">
                <text:p>8.41898305949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1078623003928">
                <text:p>1.1078623003928</text:p>
              </table:table-cell>
              <table:table-cell office:value-type="float" office:value="8.35746379358247">
                <text:p>8.35746379358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.13974003502947">
                <text:p>2.13974003502947</text:p>
              </table:table-cell>
              <table:table-cell office:value-type="float" office:value="8.18423885782775">
                <text:p>8.1842388578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-1.28571616513019">
                <text:p>-1.28571616513019</text:p>
              </table:table-cell>
              <table:table-cell office:value-type="float" office:value="8.38621520428788">
                <text:p>8.38621520428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-2.0409678200392">
                <text:p>-2.0409678200392</text:p>
              </table:table-cell>
              <table:table-cell office:value-type="float" office:value="8.23480815729596">
                <text:p>8.2348081572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0.0650263621353577">
                <text:p>0.0650263621353577</text:p>
              </table:table-cell>
              <table:table-cell office:value-type="float" office:value="9.01134743405714">
                <text:p>9.01134743405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0732402525104838">
                <text:p>0.0732402525104838</text:p>
              </table:table-cell>
              <table:table-cell office:value-type="float" office:value="9.51127570948851">
                <text:p>9.51127570948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.11956604227629">
                <text:p>1.11956604227629</text:p>
              </table:table-cell>
              <table:table-cell office:value-type="float" office:value="9.48736734993427">
                <text:p>9.48736734993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15036042517239">
                <text:p>2.15036042517239</text:p>
              </table:table-cell>
              <table:table-cell office:value-type="float" office:value="9.40320221451724">
                <text:p>9.403202214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  <table:table-cell office:value-type="float" office:value="-1.04318405075297">
                <text:p>-1.04318405075297</text:p>
              </table:table-cell>
              <table:table-cell office:value-type="float" office:value="9.4220695950493">
                <text:p>9.4220695950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-2.07829751573435">
                <text:p>-2.07829751573435</text:p>
              </table:table-cell>
              <table:table-cell office:value-type="float" office:value="9.44723229449533">
                <text:p>9.447232294495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BE6:Sheet1.BE23" chart:error-lower-range="Sheet1.BE6:Sheet1.BE2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BE6:Sheet1.BE23" chart:error-lower-range="Sheet1.BE6:Sheet1.BE23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BE6:Sheet1.BE23" chart:error-lower-range="Sheet1.BE6:Sheet1.BE23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52cm" svg:y="0.316cm" chart:style-name="ch2">
          <text:p>position X error fixed</text:p>
        </chart:title>
        <chart:plot-area chart:style-name="ch3" table:cell-range-address="Sheet1.L2:Sheet1.L19 Sheet1.BF6:Sheet1.BF23" svg:x="1.33cm" svg:y="1.275cm" svg:width="14.349cm" svg:height="6.57cm">
          <chart:coordinate-region svg:x="2.243cm" svg:y="1.475cm" svg:width="13.249cm" svg:height="5.723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5.848cm" chart:style-name="ch7">
              <text:p>true relative error</text:p>
            </chart:title>
            <chart:grid chart:style-name="ch8" chart:class="major"/>
          </chart:axis>
          <chart:series chart:style-name="ch9" chart:values-cell-range-address="Sheet1.BF6:Sheet1.BF23" chart:class="chart:scatter">
            <chart:domain table:cell-range-address="Sheet1.L2:Sheet1.L19"/>
            <chart:error-indicator chart:style-name="ch10" chart:dimension="y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BF</text:p>
              </table:table-cell>
              <table:table-cell office:value-type="string">
                <text:p>Column BE</text:p>
              </table:table-cell>
              <table:table-cell office:value-type="string">
                <text:p>Column 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L2:Sheet1.L19</svg:desc>
                </draw:g>
              </table:table-cell>
              <table:table-cell office:value-type="float" office:value="0.0968850043407539">
                <text:p>0.0968850043407539</text:p>
                <draw:g>
                  <svg:desc>Sheet1.BF6:Sheet1.BF23</svg:desc>
                </draw:g>
              </table:table-cell>
              <table:table-cell office:value-type="float" office:value="0.00278015778057226">
                <text:p>0.00278015778057226</text:p>
                <draw:g>
                  <svg:desc>Sheet1.BE6:Sheet1.BE23</svg:desc>
                </draw:g>
              </table:table-cell>
              <table:table-cell office:value-type="float" office:value="0.00278015778057226">
                <text:p>0.00278015778057226</text:p>
                <draw:g>
                  <svg:desc>Sheet1.BE6:Sheet1.B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233173512804274">
                <text:p>0.00233173512804274</text:p>
              </table:table-cell>
              <table:table-cell office:value-type="float" office:value="0.00111588877964339">
                <text:p>0.00111588877964339</text:p>
              </table:table-cell>
              <table:table-cell office:value-type="float" office:value="0.00111588877964339">
                <text:p>0.00111588877964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101660293494472">
                <text:p>0.101660293494472</text:p>
              </table:table-cell>
              <table:table-cell office:value-type="float" office:value="0.00246675421452232">
                <text:p>0.00246675421452232</text:p>
              </table:table-cell>
              <table:table-cell office:value-type="float" office:value="0.00246675421452232">
                <text:p>0.00246675421452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123432490009989">
                <text:p>0.00123432490009989</text:p>
              </table:table-cell>
              <table:table-cell office:value-type="float" office:value="0.00253390037334588">
                <text:p>0.00253390037334588</text:p>
              </table:table-cell>
              <table:table-cell office:value-type="float" office:value="0.00253390037334588">
                <text:p>0.00253390037334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02334475297445">
                <text:p>0.102334475297445</text:p>
              </table:table-cell>
              <table:table-cell office:value-type="float" office:value="0.00592424573532163">
                <text:p>0.00592424573532163</text:p>
              </table:table-cell>
              <table:table-cell office:value-type="float" office:value="0.00592424573532163">
                <text:p>0.00592424573532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02839985997925">
                <text:p>0.0102839985997925</text:p>
              </table:table-cell>
              <table:table-cell office:value-type="float" office:value="0.00827705844767293">
                <text:p>0.00827705844767293</text:p>
              </table:table-cell>
              <table:table-cell office:value-type="float" office:value="0.00827705844767293">
                <text:p>0.00827705844767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08073578692815">
                <text:p>0.108073578692815</text:p>
              </table:table-cell>
              <table:table-cell office:value-type="float" office:value="0.00500146270874814">
                <text:p>0.00500146270874814</text:p>
              </table:table-cell>
              <table:table-cell office:value-type="float" office:value="0.00500146270874814">
                <text:p>0.00500146270874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659246500195065">
                <text:p>0.0659246500195065</text:p>
              </table:table-cell>
              <table:table-cell office:value-type="float" office:value="0.00749958724005271">
                <text:p>0.00749958724005271</text:p>
              </table:table-cell>
              <table:table-cell office:value-type="float" office:value="0.00749958724005271">
                <text:p>0.00749958724005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083671477449565">
                <text:p>0.0083671477449565</text:p>
              </table:table-cell>
              <table:table-cell office:value-type="float" office:value="0.00519039392958342">
                <text:p>0.00519039392958342</text:p>
              </table:table-cell>
              <table:table-cell office:value-type="float" office:value="0.00519039392958342">
                <text:p>0.0051903939295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650871801743258">
                <text:p>0.00650871801743258</text:p>
              </table:table-cell>
              <table:table-cell office:value-type="float" office:value="0.00425757367828799">
                <text:p>0.00425757367828799</text:p>
              </table:table-cell>
              <table:table-cell office:value-type="float" office:value="0.00425757367828799">
                <text:p>0.00425757367828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07862300392798">
                <text:p>0.107862300392798</text:p>
              </table:table-cell>
              <table:table-cell office:value-type="float" office:value="0.00867009019379132">
                <text:p>0.00867009019379132</text:p>
              </table:table-cell>
              <table:table-cell office:value-type="float" office:value="0.00867009019379132">
                <text:p>0.00867009019379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069870017514734">
                <text:p>0.069870017514734</text:p>
              </table:table-cell>
              <table:table-cell office:value-type="float" office:value="0.0210470107534691">
                <text:p>0.0210470107534691</text:p>
              </table:table-cell>
              <table:table-cell office:value-type="float" office:value="0.0210470107534691">
                <text:p>0.0210470107534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.285716165130188">
                <text:p>0.285716165130188</text:p>
              </table:table-cell>
              <table:table-cell office:value-type="float" office:value="0.0590027968296431">
                <text:p>0.0590027968296431</text:p>
              </table:table-cell>
              <table:table-cell office:value-type="float" office:value="0.0590027968296431">
                <text:p>0.059002796829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0.0204839100195988">
                <text:p>0.0204839100195988</text:p>
              </table:table-cell>
              <table:table-cell office:value-type="float" office:value="0.00484777114621642">
                <text:p>0.00484777114621642</text:p>
              </table:table-cell>
              <table:table-cell office:value-type="float" office:value="0.00484777114621642">
                <text:p>0.00484777114621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.119566042276293">
                <text:p>0.119566042276293</text:p>
              </table:table-cell>
              <table:table-cell office:value-type="float" office:value="0.00803363346961478">
                <text:p>0.00803363346961478</text:p>
              </table:table-cell>
              <table:table-cell office:value-type="float" office:value="0.00803363346961478">
                <text:p>0.00803363346961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0751802125861927">
                <text:p>0.0751802125861927</text:p>
              </table:table-cell>
              <table:table-cell office:value-type="float" office:value="0.0142063295578013">
                <text:p>0.0142063295578013</text:p>
              </table:table-cell>
              <table:table-cell office:value-type="float" office:value="0.0142063295578013">
                <text:p>0.0142063295578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0431840507529699">
                <text:p>0.0431840507529699</text:p>
              </table:table-cell>
              <table:table-cell office:value-type="float" office:value="0.0181420193062007">
                <text:p>0.0181420193062007</text:p>
              </table:table-cell>
              <table:table-cell office:value-type="float" office:value="0.0181420193062007">
                <text:p>0.0181420193062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391487578671774">
                <text:p>0.0391487578671774</text:p>
              </table:table-cell>
              <table:table-cell office:value-type="float" office:value="0.00736142194116406">
                <text:p>0.00736142194116406</text:p>
              </table:table-cell>
              <table:table-cell office:value-type="float" office:value="0.00736142194116406">
                <text:p>0.007361421941164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